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row table:style-name="ro1">
          <table:table-cell office:value-type="float" office:value="1408385908979" calcext:value-type="float">
            <text:p>1408385908979</text:p>
          </table:table-cell>
          <table:table-cell office:value-type="float" office:value="2259" calcext:value-type="float">
            <text:p>2259</text:p>
          </table:table-cell>
          <table:table-cell office:value-type="float" office:value="2114" calcext:value-type="float">
            <text:p>211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000010000000000</text:p>
          </table:table-cell>
        </table:table-row>
        <table:table-row table:style-name="ro1">
          <table:table-cell office:value-type="float" office:value="1408385909480" calcext:value-type="float">
            <text:p>1408385909480</text:p>
          </table:table-cell>
          <table:table-cell office:value-type="float" office:value="1735" calcext:value-type="float">
            <text:p>1735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000010000000000</text:p>
          </table:table-cell>
        </table:table-row>
        <table:table-row table:style-name="ro1">
          <table:table-cell office:value-type="float" office:value="1408385909981" calcext:value-type="float">
            <text:p>1408385909981</text:p>
          </table:table-cell>
          <table:table-cell office:value-type="float" office:value="1872" calcext:value-type="float">
            <text:p>1872</text:p>
          </table:table-cell>
          <table:table-cell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000010000000000</text:p>
          </table:table-cell>
        </table:table-row>
        <table:table-row table:style-name="ro1">
          <table:table-cell office:value-type="float" office:value="1408385910482" calcext:value-type="float">
            <text:p>1408385910482</text:p>
          </table:table-cell>
          <table:table-cell office:value-type="float" office:value="1191" calcext:value-type="float">
            <text:p>1191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000010000000000</text:p>
          </table:table-cell>
        </table:table-row>
        <table:table-row table:style-name="ro1">
          <table:table-cell office:value-type="float" office:value="1408385910982" calcext:value-type="float">
            <text:p>1408385910982</text:p>
          </table:table-cell>
          <table:table-cell office:value-type="float" office:value="1320" calcext:value-type="float">
            <text:p>1320</text:p>
          </table:table-cell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000010000000000</text:p>
          </table:table-cell>
        </table:table-row>
        <table:table-row table:style-name="ro1">
          <table:table-cell office:value-type="float" office:value="1408385911483" calcext:value-type="float">
            <text:p>1408385911483</text:p>
          </table:table-cell>
          <table:table-cell office:value-type="float" office:value="2508" calcext:value-type="float">
            <text:p>2508</text:p>
          </table:table-cell>
          <table:table-cell office:value-type="float" office:value="2450" calcext:value-type="float">
            <text:p>245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000010000000000</text:p>
          </table:table-cell>
        </table:table-row>
        <table:table-row table:style-name="ro1">
          <table:table-cell office:value-type="float" office:value="1408385911984" calcext:value-type="float">
            <text:p>1408385911984</text:p>
          </table:table-cell>
          <table:table-cell office:value-type="float" office:value="510" calcext:value-type="float">
            <text:p>510</text:p>
          </table:table-cell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000010000000000</text:p>
          </table:table-cell>
        </table:table-row>
        <table:table-row table:style-name="ro1">
          <table:table-cell office:value-type="float" office:value="1408385912485" calcext:value-type="float">
            <text:p>1408385912485</text:p>
          </table:table-cell>
          <table:table-cell office:value-type="float" office:value="1306" calcext:value-type="float">
            <text:p>1306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000010000000000</text:p>
          </table:table-cell>
        </table:table-row>
        <table:table-row table:style-name="ro1">
          <table:table-cell office:value-type="float" office:value="1408385912986" calcext:value-type="float">
            <text:p>1408385912986</text:p>
          </table:table-cell>
          <table:table-cell office:value-type="float" office:value="1260" calcext:value-type="float">
            <text:p>1260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000010000000000</text:p>
          </table:table-cell>
        </table:table-row>
        <table:table-row table:style-name="ro1">
          <table:table-cell office:value-type="float" office:value="1408385913487" calcext:value-type="float">
            <text:p>1408385913487</text:p>
          </table:table-cell>
          <table:table-cell office:value-type="float" office:value="2151" calcext:value-type="float">
            <text:p>2151</text:p>
          </table:table-cell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000010000000000</text:p>
          </table:table-cell>
        </table:table-row>
        <table:table-row table:style-name="ro1">
          <table:table-cell office:value-type="float" office:value="1408385913987" calcext:value-type="float">
            <text:p>1408385913987</text:p>
          </table:table-cell>
          <table:table-cell office:value-type="float" office:value="561" calcext:value-type="float">
            <text:p>561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000010000000000</text:p>
          </table:table-cell>
        </table:table-row>
        <table:table-row table:style-name="ro1">
          <table:table-cell office:value-type="float" office:value="1408385914488" calcext:value-type="float">
            <text:p>1408385914488</text:p>
          </table:table-cell>
          <table:table-cell office:value-type="float" office:value="604" calcext:value-type="float">
            <text:p>604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000010000000000</text:p>
          </table:table-cell>
        </table:table-row>
        <table:table-row table:style-name="ro1">
          <table:table-cell office:value-type="float" office:value="1408385914989" calcext:value-type="float">
            <text:p>1408385914989</text:p>
          </table:table-cell>
          <table:table-cell office:value-type="float" office:value="524" calcext:value-type="float">
            <text:p>524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000010000000000</text:p>
          </table:table-cell>
        </table:table-row>
        <table:table-row table:style-name="ro1">
          <table:table-cell office:value-type="float" office:value="1408385915489" calcext:value-type="float">
            <text:p>1408385915489</text:p>
          </table:table-cell>
          <table:table-cell office:value-type="float" office:value="2607" calcext:value-type="float">
            <text:p>2607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000010000000000</text:p>
          </table:table-cell>
        </table:table-row>
        <table:table-row table:style-name="ro1">
          <table:table-cell office:value-type="float" office:value="1408386394890" calcext:value-type="float">
            <text:p>1408386394890</text:p>
          </table:table-cell>
          <table:table-cell office:value-type="float" office:value="1219" calcext:value-type="float">
            <text:p>1219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13.7254901961" calcext:value-type="float">
            <text:p>13.7254901961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1408386395934" calcext:value-type="float">
            <text:p>1408386395934</text:p>
          </table:table-cell>
          <table:table-cell office:value-type="float" office:value="1219" calcext:value-type="float">
            <text:p>1219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13.3333333333" calcext:value-type="float">
            <text:p>13.3333333333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1408386396884" calcext:value-type="float">
            <text:p>1408386396884</text:p>
          </table:table-cell>
          <table:table-cell office:value-type="float" office:value="1227" calcext:value-type="float">
            <text:p>1227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13.3333333333" calcext:value-type="float">
            <text:p>13.3333333333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1408386397806" calcext:value-type="float">
            <text:p>1408386397806</text:p>
          </table:table-cell>
          <table:table-cell office:value-type="float" office:value="1216" calcext:value-type="float">
            <text:p>1216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13.3333333333" calcext:value-type="float">
            <text:p>13.3333333333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1408386398682" calcext:value-type="float">
            <text:p>1408386398682</text:p>
          </table:table-cell>
          <table:table-cell office:value-type="float" office:value="1211" calcext:value-type="float">
            <text:p>1211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13.3333333333" calcext:value-type="float">
            <text:p>13.3333333333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1408386399571" calcext:value-type="float">
            <text:p>1408386399571</text:p>
          </table:table-cell>
          <table:table-cell office:value-type="float" office:value="1221" calcext:value-type="float">
            <text:p>1221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13.3333333333" calcext:value-type="float">
            <text:p>13.3333333333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1408386400435" calcext:value-type="float">
            <text:p>1408386400435</text:p>
          </table:table-cell>
          <table:table-cell office:value-type="float" office:value="1217" calcext:value-type="float">
            <text:p>1217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3.3333333333" calcext:value-type="float">
            <text:p>13.3333333333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1408386401267" calcext:value-type="float">
            <text:p>1408386401267</text:p>
          </table:table-cell>
          <table:table-cell office:value-type="float" office:value="1219" calcext:value-type="float">
            <text:p>1219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3.3333333333" calcext:value-type="float">
            <text:p>13.3333333333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1408386402094" calcext:value-type="float">
            <text:p>1408386402094</text:p>
          </table:table-cell>
          <table:table-cell office:value-type="float" office:value="1213" calcext:value-type="float">
            <text:p>1213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13.3333333333" calcext:value-type="float">
            <text:p>13.3333333333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1408386402917" calcext:value-type="float">
            <text:p>1408386402917</text:p>
          </table:table-cell>
          <table:table-cell office:value-type="float" office:value="1205" calcext:value-type="float">
            <text:p>1205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13.3333333333" calcext:value-type="float">
            <text:p>13.3333333333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1408386403745" calcext:value-type="float">
            <text:p>1408386403745</text:p>
          </table:table-cell>
          <table:table-cell office:value-type="float" office:value="1208" calcext:value-type="float">
            <text:p>1208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13.3333333333" calcext:value-type="float">
            <text:p>13.3333333333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1408386404576" calcext:value-type="float">
            <text:p>1408386404576</text:p>
          </table:table-cell>
          <table:table-cell office:value-type="float" office:value="1216" calcext:value-type="float">
            <text:p>1216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2.9411764706" calcext:value-type="float">
            <text:p>12.9411764706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1408386405403" calcext:value-type="float">
            <text:p>1408386405403</text:p>
          </table:table-cell>
          <table:table-cell office:value-type="float" office:value="1199" calcext:value-type="float">
            <text:p>1199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12.9411764706" calcext:value-type="float">
            <text:p>12.9411764706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1408386406226" calcext:value-type="float">
            <text:p>1408386406226</text:p>
          </table:table-cell>
          <table:table-cell office:value-type="float" office:value="1206" calcext:value-type="float">
            <text:p>1206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12.9411764706" calcext:value-type="float">
            <text:p>12.9411764706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1408386407054" calcext:value-type="float">
            <text:p>1408386407054</text:p>
          </table:table-cell>
          <table:table-cell office:value-type="float" office:value="1212" calcext:value-type="float">
            <text:p>1212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12.9411764706" calcext:value-type="float">
            <text:p>12.9411764706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1408386407885" calcext:value-type="float">
            <text:p>1408386407885</text:p>
          </table:table-cell>
          <table:table-cell office:value-type="float" office:value="1182" calcext:value-type="float">
            <text:p>1182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16.0784313725" calcext:value-type="float">
            <text:p>16.0784313725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1408386408721" calcext:value-type="float">
            <text:p>1408386408721</text:p>
          </table:table-cell>
          <table:table-cell office:value-type="float" office:value="1605" calcext:value-type="float">
            <text:p>1605</text:p>
          </table:table-cell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16.0784313725" calcext:value-type="float">
            <text:p>16.0784313725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408386409569" calcext:value-type="float">
            <text:p>1408386409569</text:p>
          </table:table-cell>
          <table:table-cell office:value-type="float" office:value="1448" calcext:value-type="float">
            <text:p>1448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14.9019607843" calcext:value-type="float">
            <text:p>14.9019607843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408386410388" calcext:value-type="float">
            <text:p>1408386410388</text:p>
          </table:table-cell>
          <table:table-cell office:value-type="float" office:value="1525" calcext:value-type="float">
            <text:p>1525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16.862745098" calcext:value-type="float">
            <text:p>16.862745098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408386411236" calcext:value-type="float">
            <text:p>1408386411236</text:p>
          </table:table-cell>
          <table:table-cell office:value-type="float" office:value="1720" calcext:value-type="float">
            <text:p>1720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14.1176470588" calcext:value-type="float">
            <text:p>14.1176470588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408386412051" calcext:value-type="float">
            <text:p>1408386412051</text:p>
          </table:table-cell>
          <table:table-cell office:value-type="float" office:value="1577" calcext:value-type="float">
            <text:p>1577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16.4705882353" calcext:value-type="float">
            <text:p>16.4705882353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408386412886" calcext:value-type="float">
            <text:p>1408386412886</text:p>
          </table:table-cell>
          <table:table-cell office:value-type="float" office:value="1654" calcext:value-type="float">
            <text:p>1654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13.7254901961" calcext:value-type="float">
            <text:p>13.7254901961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408386413701" calcext:value-type="float">
            <text:p>1408386413701</text:p>
          </table:table-cell>
          <table:table-cell office:value-type="float" office:value="1220" calcext:value-type="float">
            <text:p>1220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12.5490196078" calcext:value-type="float">
            <text:p>12.5490196078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408386414545" calcext:value-type="float">
            <text:p>1408386414545</text:p>
          </table:table-cell>
          <table:table-cell office:value-type="float" office:value="1195" calcext:value-type="float">
            <text:p>1195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12.5490196078" calcext:value-type="float">
            <text:p>12.5490196078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408386415360" calcext:value-type="float">
            <text:p>1408386415360</text:p>
          </table:table-cell>
          <table:table-cell office:value-type="float" office:value="1189" calcext:value-type="float">
            <text:p>1189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2.1568627451" calcext:value-type="float">
            <text:p>12.1568627451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408386416204" calcext:value-type="float">
            <text:p>1408386416204</text:p>
          </table:table-cell>
          <table:table-cell office:value-type="float" office:value="1198" calcext:value-type="float">
            <text:p>1198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12.5490196078" calcext:value-type="float">
            <text:p>12.5490196078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408386417027" calcext:value-type="float">
            <text:p>1408386417027</text:p>
          </table:table-cell>
          <table:table-cell office:value-type="float" office:value="1185" calcext:value-type="float">
            <text:p>1185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3.7254901961" calcext:value-type="float">
            <text:p>13.7254901961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408386417863" calcext:value-type="float">
            <text:p>1408386417863</text:p>
          </table:table-cell>
          <table:table-cell office:value-type="float" office:value="1299" calcext:value-type="float">
            <text:p>1299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14.9019607843" calcext:value-type="float">
            <text:p>14.9019607843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408386418686" calcext:value-type="float">
            <text:p>1408386418686</text:p>
          </table:table-cell>
          <table:table-cell office:value-type="float" office:value="1588" calcext:value-type="float">
            <text:p>1588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14.5098039216" calcext:value-type="float">
            <text:p>14.5098039216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408386419521" calcext:value-type="float">
            <text:p>1408386419521</text:p>
          </table:table-cell>
          <table:table-cell office:value-type="float" office:value="1615" calcext:value-type="float">
            <text:p>1615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14.5098039216" calcext:value-type="float">
            <text:p>14.5098039216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408386420353" calcext:value-type="float">
            <text:p>1408386420353</text:p>
          </table:table-cell>
          <table:table-cell office:value-type="float" office:value="1612" calcext:value-type="float">
            <text:p>1612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14.5098039216" calcext:value-type="float">
            <text:p>14.5098039216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408386421188" calcext:value-type="float">
            <text:p>1408386421188</text:p>
          </table:table-cell>
          <table:table-cell office:value-type="float" office:value="1584" calcext:value-type="float">
            <text:p>1584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14.5098039216" calcext:value-type="float">
            <text:p>14.5098039216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408386422028" calcext:value-type="float">
            <text:p>1408386422028</text:p>
          </table:table-cell>
          <table:table-cell office:value-type="float" office:value="1531" calcext:value-type="float">
            <text:p>1531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12.9411764706" calcext:value-type="float">
            <text:p>12.9411764706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408386422847" calcext:value-type="float">
            <text:p>1408386422847</text:p>
          </table:table-cell>
          <table:table-cell office:value-type="float" office:value="1207" calcext:value-type="float">
            <text:p>12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2.1568627451" calcext:value-type="float">
            <text:p>12.1568627451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85128" calcext:value-type="float">
            <text:p>85128</text:p>
          </table:table-cell>
          <table:table-cell office:value-type="float" office:value="944" calcext:value-type="float">
            <text:p>94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9.80392156863" calcext:value-type="float">
            <text:p>9.8039215686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86266" calcext:value-type="float">
            <text:p>86266</text:p>
          </table:table-cell>
          <table:table-cell office:value-type="float" office:value="960" calcext:value-type="float">
            <text:p>960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9.80392156863" calcext:value-type="float">
            <text:p>9.8039215686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87356" calcext:value-type="float">
            <text:p>87356</text:p>
          </table:table-cell>
          <table:table-cell office:value-type="float" office:value="972" calcext:value-type="float">
            <text:p>972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9.41176470588" calcext:value-type="float">
            <text:p>9.4117647059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88388" calcext:value-type="float">
            <text:p>88388</text:p>
          </table:table-cell>
          <table:table-cell office:value-type="float" office:value="957" calcext:value-type="float">
            <text:p>957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9.41176470588" calcext:value-type="float">
            <text:p>9.4117647059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89383" calcext:value-type="float">
            <text:p>89383</text:p>
          </table:table-cell>
          <table:table-cell office:value-type="float" office:value="960" calcext:value-type="float">
            <text:p>960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9.41176470588" calcext:value-type="float">
            <text:p>9.4117647059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90375" calcext:value-type="float">
            <text:p>90375</text:p>
          </table:table-cell>
          <table:table-cell office:value-type="float" office:value="976" calcext:value-type="float">
            <text:p>976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9.41176470588" calcext:value-type="float">
            <text:p>9.4117647059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91329" calcext:value-type="float">
            <text:p>91329</text:p>
          </table:table-cell>
          <table:table-cell office:value-type="float" office:value="939" calcext:value-type="float">
            <text:p>939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9.41176470588" calcext:value-type="float">
            <text:p>9.4117647059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92266" calcext:value-type="float">
            <text:p>92266</text:p>
          </table:table-cell>
          <table:table-cell office:value-type="float" office:value="960" calcext:value-type="float">
            <text:p>960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93216" calcext:value-type="float">
            <text:p>93216</text:p>
          </table:table-cell>
          <table:table-cell office:value-type="float" office:value="950" calcext:value-type="float">
            <text:p>950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94148" calcext:value-type="float">
            <text:p>94148</text:p>
          </table:table-cell>
          <table:table-cell office:value-type="float" office:value="952" calcext:value-type="float">
            <text:p>952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95076" calcext:value-type="float">
            <text:p>95076</text:p>
          </table:table-cell>
          <table:table-cell office:value-type="float" office:value="935" calcext:value-type="float">
            <text:p>935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96019" calcext:value-type="float">
            <text:p>96019</text:p>
          </table:table-cell>
          <table:table-cell office:value-type="float" office:value="957" calcext:value-type="float">
            <text:p>957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96948" calcext:value-type="float">
            <text:p>96948</text:p>
          </table:table-cell>
          <table:table-cell office:value-type="float" office:value="953" calcext:value-type="float">
            <text:p>953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97892" calcext:value-type="float">
            <text:p>97892</text:p>
          </table:table-cell>
          <table:table-cell office:value-type="float" office:value="946" calcext:value-type="float">
            <text:p>946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0000100000000</text:p>
          </table:table-cell>
        </table:table-row>
        <table:table-row table:style-name="ro1">
          <table:table-cell office:value-type="float" office:value="98828" calcext:value-type="float">
            <text:p>98828</text:p>
          </table:table-cell>
          <table:table-cell office:value-type="float" office:value="944" calcext:value-type="float">
            <text:p>944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99750" calcext:value-type="float">
            <text:p>99750</text:p>
          </table:table-cell>
          <table:table-cell office:value-type="float" office:value="956" calcext:value-type="float">
            <text:p>956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00679" calcext:value-type="float">
            <text:p>100679</text:p>
          </table:table-cell>
          <table:table-cell office:value-type="float" office:value="933" calcext:value-type="float">
            <text:p>933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01614" calcext:value-type="float">
            <text:p>101614</text:p>
          </table:table-cell>
          <table:table-cell office:value-type="float" office:value="929" calcext:value-type="float">
            <text:p>929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02551" calcext:value-type="float">
            <text:p>102551</text:p>
          </table:table-cell>
          <table:table-cell office:value-type="float" office:value="953" calcext:value-type="float">
            <text:p>953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8.62745098039" calcext:value-type="float">
            <text:p>8.6274509804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03489" calcext:value-type="float">
            <text:p>103489</text:p>
          </table:table-cell>
          <table:table-cell office:value-type="float" office:value="950" calcext:value-type="float">
            <text:p>95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04432" calcext:value-type="float">
            <text:p>104432</text:p>
          </table:table-cell>
          <table:table-cell office:value-type="float" office:value="952" calcext:value-type="float">
            <text:p>952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05365" calcext:value-type="float">
            <text:p>105365</text:p>
          </table:table-cell>
          <table:table-cell office:value-type="float" office:value="940" calcext:value-type="float">
            <text:p>94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8.62745098039" calcext:value-type="float">
            <text:p>8.6274509804</text:p>
          </table:table-cell>
          <table:table-cell office:value-type="string" calcext:value-type="string">
            <text:p>0000010100000000</text:p>
          </table:table-cell>
        </table:table-row>
        <table:table-row table:style-name="ro1">
          <table:table-cell office:value-type="float" office:value="106302" calcext:value-type="float">
            <text:p>106302</text:p>
          </table:table-cell>
          <table:table-cell office:value-type="float" office:value="936" calcext:value-type="float">
            <text:p>936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8.62745098039" calcext:value-type="float">
            <text:p>8.627450980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07234" calcext:value-type="float">
            <text:p>107234</text:p>
          </table:table-cell>
          <table:table-cell office:value-type="float" office:value="916" calcext:value-type="float">
            <text:p>916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8.62745098039" calcext:value-type="float">
            <text:p>8.627450980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08163" calcext:value-type="float">
            <text:p>108163</text:p>
          </table:table-cell>
          <table:table-cell office:value-type="float" office:value="933" calcext:value-type="float">
            <text:p>933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8.62745098039" calcext:value-type="float">
            <text:p>8.627450980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09101" calcext:value-type="float">
            <text:p>109101</text:p>
          </table:table-cell>
          <table:table-cell office:value-type="float" office:value="933" calcext:value-type="float">
            <text:p>93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8.62745098039" calcext:value-type="float">
            <text:p>8.627450980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10043" calcext:value-type="float">
            <text:p>110043</text:p>
          </table:table-cell>
          <table:table-cell office:value-type="float" office:value="936" calcext:value-type="float">
            <text:p>936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8.62745098039" calcext:value-type="float">
            <text:p>8.627450980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10975" calcext:value-type="float">
            <text:p>110975</text:p>
          </table:table-cell>
          <table:table-cell office:value-type="float" office:value="931" calcext:value-type="float">
            <text:p>931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8.62745098039" calcext:value-type="float">
            <text:p>8.627450980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11907" calcext:value-type="float">
            <text:p>111907</text:p>
          </table:table-cell>
          <table:table-cell office:value-type="float" office:value="921" calcext:value-type="float">
            <text:p>921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8.62745098039" calcext:value-type="float">
            <text:p>8.627450980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12836" calcext:value-type="float">
            <text:p>112836</text:p>
          </table:table-cell>
          <table:table-cell office:value-type="float" office:value="925" calcext:value-type="float">
            <text:p>925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9.80392156863" calcext:value-type="float">
            <text:p>9.8039215686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13766" calcext:value-type="float">
            <text:p>113766</text:p>
          </table:table-cell>
          <table:table-cell office:value-type="float" office:value="992" calcext:value-type="float">
            <text:p>992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1.3725490196" calcext:value-type="float">
            <text:p>11.3725490196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14708" calcext:value-type="float">
            <text:p>114708</text:p>
          </table:table-cell>
          <table:table-cell office:value-type="float" office:value="920" calcext:value-type="float">
            <text:p>920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11.3725490196" calcext:value-type="float">
            <text:p>11.3725490196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15646" calcext:value-type="float">
            <text:p>115646</text:p>
          </table:table-cell>
          <table:table-cell office:value-type="float" office:value="911" calcext:value-type="float">
            <text:p>911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11.3725490196" calcext:value-type="float">
            <text:p>11.3725490196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16593" calcext:value-type="float">
            <text:p>116593</text:p>
          </table:table-cell>
          <table:table-cell office:value-type="float" office:value="935" calcext:value-type="float">
            <text:p>935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11.3725490196" calcext:value-type="float">
            <text:p>11.3725490196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17527" calcext:value-type="float">
            <text:p>117527</text:p>
          </table:table-cell>
          <table:table-cell office:value-type="float" office:value="924" calcext:value-type="float">
            <text:p>924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10.9803921569" calcext:value-type="float">
            <text:p>10.980392156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18465" calcext:value-type="float">
            <text:p>118465</text:p>
          </table:table-cell>
          <table:table-cell office:value-type="float" office:value="924" calcext:value-type="float">
            <text:p>924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10.9803921569" calcext:value-type="float">
            <text:p>10.980392156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19394" calcext:value-type="float">
            <text:p>119394</text:p>
          </table:table-cell>
          <table:table-cell office:value-type="float" office:value="901" calcext:value-type="float">
            <text:p>901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0.9803921569" calcext:value-type="float">
            <text:p>10.980392156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20336" calcext:value-type="float">
            <text:p>120336</text:p>
          </table:table-cell>
          <table:table-cell office:value-type="float" office:value="901" calcext:value-type="float">
            <text:p>901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0.9803921569" calcext:value-type="float">
            <text:p>10.980392156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21282" calcext:value-type="float">
            <text:p>121282</text:p>
          </table:table-cell>
          <table:table-cell office:value-type="float" office:value="913" calcext:value-type="float">
            <text:p>913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10.9803921569" calcext:value-type="float">
            <text:p>10.980392156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22251" calcext:value-type="float">
            <text:p>122251</text:p>
          </table:table-cell>
          <table:table-cell office:value-type="float" office:value="926" calcext:value-type="float">
            <text:p>926</text:p>
          </table:table-cell>
          <table:table-cell office:value-type="float" office:value="491" calcext:value-type="float">
            <text:p>491</text:p>
          </table:table-cell>
          <table:table-cell office:value-type="float" office:value="1.24300807955" calcext:value-type="float">
            <text:p>1.2430080796</text:p>
          </table:table-cell>
          <table:table-cell office:value-type="float" office:value="10.9803921569" calcext:value-type="float">
            <text:p>10.980392156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23220" calcext:value-type="float">
            <text:p>123220</text:p>
          </table:table-cell>
          <table:table-cell office:value-type="float" office:value="917" calcext:value-type="float">
            <text:p>917</text:p>
          </table:table-cell>
          <table:table-cell office:value-type="float" office:value="498" calcext:value-type="float">
            <text:p>498</text:p>
          </table:table-cell>
          <table:table-cell office:value-type="float" office:value="1.24300807955" calcext:value-type="float">
            <text:p>1.2430080796</text:p>
          </table:table-cell>
          <table:table-cell office:value-type="float" office:value="10.9803921569" calcext:value-type="float">
            <text:p>10.980392156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24204" calcext:value-type="float">
            <text:p>124204</text:p>
          </table:table-cell>
          <table:table-cell office:value-type="float" office:value="914" calcext:value-type="float">
            <text:p>914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0.9803921569" calcext:value-type="float">
            <text:p>10.980392156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25171" calcext:value-type="float">
            <text:p>125171</text:p>
          </table:table-cell>
          <table:table-cell office:value-type="float" office:value="928" calcext:value-type="float">
            <text:p>928</text:p>
          </table:table-cell>
          <table:table-cell office:value-type="float" office:value="501" calcext:value-type="float">
            <text:p>501</text:p>
          </table:table-cell>
          <table:table-cell office:value-type="float" office:value="1.24300807955" calcext:value-type="float">
            <text:p>1.2430080796</text:p>
          </table:table-cell>
          <table:table-cell office:value-type="float" office:value="10.9803921569" calcext:value-type="float">
            <text:p>10.980392156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26209" calcext:value-type="float">
            <text:p>126209</text:p>
          </table:table-cell>
          <table:table-cell office:value-type="float" office:value="912" calcext:value-type="float">
            <text:p>912</text:p>
          </table:table-cell>
          <table:table-cell office:value-type="float" office:value="498" calcext:value-type="float">
            <text:p>498</text:p>
          </table:table-cell>
          <table:table-cell office:value-type="float" office:value="0.621504039776" calcext:value-type="float">
            <text:p>0.6215040398</text:p>
          </table:table-cell>
          <table:table-cell office:value-type="float" office:value="10.9803921569" calcext:value-type="float">
            <text:p>10.980392156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27338" calcext:value-type="float">
            <text:p>127338</text:p>
          </table:table-cell>
          <table:table-cell office:value-type="float" office:value="903" calcext:value-type="float">
            <text:p>903</text:p>
          </table:table-cell>
          <table:table-cell office:value-type="float" office:value="557" calcext:value-type="float">
            <text:p>557</text:p>
          </table:table-cell>
          <table:table-cell office:value-type="float" office:value="0.621504039776" calcext:value-type="float">
            <text:p>0.6215040398</text:p>
          </table:table-cell>
          <table:table-cell office:value-type="float" office:value="12.1568627451" calcext:value-type="float">
            <text:p>12.156862745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28422" calcext:value-type="float">
            <text:p>128422</text:p>
          </table:table-cell>
          <table:table-cell office:value-type="float" office:value="921" calcext:value-type="float">
            <text:p>921</text:p>
          </table:table-cell>
          <table:table-cell office:value-type="float" office:value="578" calcext:value-type="float">
            <text:p>578</text:p>
          </table:table-cell>
          <table:table-cell office:value-type="float" office:value="0.621504039776" calcext:value-type="float">
            <text:p>0.6215040398</text:p>
          </table:table-cell>
          <table:table-cell office:value-type="float" office:value="12.9411764706" calcext:value-type="float">
            <text:p>12.9411764706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29478" calcext:value-type="float">
            <text:p>129478</text:p>
          </table:table-cell>
          <table:table-cell office:value-type="float" office:value="922" calcext:value-type="float">
            <text:p>922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12.5490196078" calcext:value-type="float">
            <text:p>12.549019607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30551" calcext:value-type="float">
            <text:p>130551</text:p>
          </table:table-cell>
          <table:table-cell office:value-type="float" office:value="930" calcext:value-type="float">
            <text:p>930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12.5490196078" calcext:value-type="float">
            <text:p>12.549019607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31526" calcext:value-type="float">
            <text:p>131526</text:p>
          </table:table-cell>
          <table:table-cell office:value-type="float" office:value="941" calcext:value-type="float">
            <text:p>941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12.5490196078" calcext:value-type="float">
            <text:p>12.549019607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32504" calcext:value-type="float">
            <text:p>132504</text:p>
          </table:table-cell>
          <table:table-cell office:value-type="float" office:value="919" calcext:value-type="float">
            <text:p>919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12.5490196078" calcext:value-type="float">
            <text:p>12.549019607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33628" calcext:value-type="float">
            <text:p>133628</text:p>
          </table:table-cell>
          <table:table-cell office:value-type="float" office:value="926" calcext:value-type="float">
            <text:p>926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12.5490196078" calcext:value-type="float">
            <text:p>12.549019607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34678" calcext:value-type="float">
            <text:p>134678</text:p>
          </table:table-cell>
          <table:table-cell office:value-type="float" office:value="911" calcext:value-type="float">
            <text:p>911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12.5490196078" calcext:value-type="float">
            <text:p>12.549019607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35703" calcext:value-type="float">
            <text:p>135703</text:p>
          </table:table-cell>
          <table:table-cell office:value-type="float" office:value="931" calcext:value-type="float">
            <text:p>931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12.5490196078" calcext:value-type="float">
            <text:p>12.549019607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36675" calcext:value-type="float">
            <text:p>136675</text:p>
          </table:table-cell>
          <table:table-cell office:value-type="float" office:value="912" calcext:value-type="float">
            <text:p>912</text:p>
          </table:table-cell>
          <table:table-cell office:value-type="float" office:value="570" calcext:value-type="float">
            <text:p>570</text:p>
          </table:table-cell>
          <table:table-cell office:value-type="float" office:value="0.621504039776" calcext:value-type="float">
            <text:p>0.6215040398</text:p>
          </table:table-cell>
          <table:table-cell office:value-type="float" office:value="12.5490196078" calcext:value-type="float">
            <text:p>12.549019607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37672" calcext:value-type="float">
            <text:p>137672</text:p>
          </table:table-cell>
          <table:table-cell office:value-type="float" office:value="902" calcext:value-type="float">
            <text:p>902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12.1568627451" calcext:value-type="float">
            <text:p>12.156862745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38671" calcext:value-type="float">
            <text:p>138671</text:p>
          </table:table-cell>
          <table:table-cell office:value-type="float" office:value="920" calcext:value-type="float">
            <text:p>920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9.41176470588" calcext:value-type="float">
            <text:p>9.411764705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39656" calcext:value-type="float">
            <text:p>139656</text:p>
          </table:table-cell>
          <table:table-cell office:value-type="float" office:value="961" calcext:value-type="float">
            <text:p>961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1.7647058824" calcext:value-type="float">
            <text:p>11.764705882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40647" calcext:value-type="float">
            <text:p>140647</text:p>
          </table:table-cell>
          <table:table-cell office:value-type="float" office:value="893" calcext:value-type="float">
            <text:p>893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1.7647058824" calcext:value-type="float">
            <text:p>11.764705882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41638" calcext:value-type="float">
            <text:p>141638</text:p>
          </table:table-cell>
          <table:table-cell office:value-type="float" office:value="891" calcext:value-type="float">
            <text:p>891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11.7647058824" calcext:value-type="float">
            <text:p>11.764705882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42646" calcext:value-type="float">
            <text:p>142646</text:p>
          </table:table-cell>
          <table:table-cell office:value-type="float" office:value="891" calcext:value-type="float">
            <text:p>891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16.0784313725" calcext:value-type="float">
            <text:p>16.078431372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43646" calcext:value-type="float">
            <text:p>143646</text:p>
          </table:table-cell>
          <table:table-cell office:value-type="float" office:value="914" calcext:value-type="float">
            <text:p>914</text:p>
          </table:table-cell>
          <table:table-cell office:value-type="float" office:value="598" calcext:value-type="float">
            <text:p>598</text:p>
          </table:table-cell>
          <table:table-cell office:value-type="float" office:value="0.621504039776" calcext:value-type="float">
            <text:p>0.6215040398</text:p>
          </table:table-cell>
          <table:table-cell office:value-type="float" office:value="12.1568627451" calcext:value-type="float">
            <text:p>12.156862745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44631" calcext:value-type="float">
            <text:p>144631</text:p>
          </table:table-cell>
          <table:table-cell office:value-type="float" office:value="957" calcext:value-type="float">
            <text:p>957</text:p>
          </table:table-cell>
          <table:table-cell office:value-type="float" office:value="621" calcext:value-type="float">
            <text:p>621</text:p>
          </table:table-cell>
          <table:table-cell office:value-type="float" office:value="0.621504039776" calcext:value-type="float">
            <text:p>0.6215040398</text:p>
          </table:table-cell>
          <table:table-cell office:value-type="float" office:value="13.7254901961" calcext:value-type="float">
            <text:p>13.725490196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45607" calcext:value-type="float">
            <text:p>145607</text:p>
          </table:table-cell>
          <table:table-cell office:value-type="float" office:value="995" calcext:value-type="float">
            <text:p>995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5.2941176471" calcext:value-type="float">
            <text:p>15.294117647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46634" calcext:value-type="float">
            <text:p>146634</text:p>
          </table:table-cell>
          <table:table-cell office:value-type="float" office:value="921" calcext:value-type="float">
            <text:p>921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11.7647058824" calcext:value-type="float">
            <text:p>11.764705882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47628" calcext:value-type="float">
            <text:p>147628</text:p>
          </table:table-cell>
          <table:table-cell office:value-type="float" office:value="902" calcext:value-type="float">
            <text:p>902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17.2549019608" calcext:value-type="float">
            <text:p>17.254901960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48638" calcext:value-type="float">
            <text:p>148638</text:p>
          </table:table-cell>
          <table:table-cell office:value-type="float" office:value="1250" calcext:value-type="float">
            <text:p>1250</text:p>
          </table:table-cell>
          <table:table-cell office:value-type="float" office:value="788" calcext:value-type="float">
            <text:p>788</text:p>
          </table:table-cell>
          <table:table-cell office:value-type="float" office:value="0.621504039776" calcext:value-type="float">
            <text:p>0.6215040398</text:p>
          </table:table-cell>
          <table:table-cell office:value-type="float" office:value="16.862745098" calcext:value-type="float">
            <text:p>16.86274509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49629" calcext:value-type="float">
            <text:p>149629</text:p>
          </table:table-cell>
          <table:table-cell office:value-type="float" office:value="1199" calcext:value-type="float">
            <text:p>1199</text:p>
          </table:table-cell>
          <table:table-cell office:value-type="float" office:value="715" calcext:value-type="float">
            <text:p>715</text:p>
          </table:table-cell>
          <table:table-cell office:value-type="float" office:value="1.86451211933" calcext:value-type="float">
            <text:p>1.8645121193</text:p>
          </table:table-cell>
          <table:table-cell office:value-type="float" office:value="12.1568627451" calcext:value-type="float">
            <text:p>12.156862745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50632" calcext:value-type="float">
            <text:p>150632</text:p>
          </table:table-cell>
          <table:table-cell office:value-type="float" office:value="931" calcext:value-type="float">
            <text:p>931</text:p>
          </table:table-cell>
          <table:table-cell office:value-type="float" office:value="520" calcext:value-type="float">
            <text:p>520</text:p>
          </table:table-cell>
          <table:table-cell office:value-type="float" office:value="1.24300807955" calcext:value-type="float">
            <text:p>1.2430080796</text:p>
          </table:table-cell>
          <table:table-cell office:value-type="float" office:value="11.3725490196" calcext:value-type="float">
            <text:p>11.3725490196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51608" calcext:value-type="float">
            <text:p>151608</text:p>
          </table:table-cell>
          <table:table-cell office:value-type="float" office:value="913" calcext:value-type="float">
            <text:p>913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10.9803921569" calcext:value-type="float">
            <text:p>10.980392156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52612" calcext:value-type="float">
            <text:p>152612</text:p>
          </table:table-cell>
          <table:table-cell office:value-type="float" office:value="932" calcext:value-type="float">
            <text:p>932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11.3725490196" calcext:value-type="float">
            <text:p>11.3725490196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53604" calcext:value-type="float">
            <text:p>153604</text:p>
          </table:table-cell>
          <table:table-cell office:value-type="float" office:value="914" calcext:value-type="float">
            <text:p>914</text:p>
          </table:table-cell>
          <table:table-cell office:value-type="float" office:value="527" calcext:value-type="float">
            <text:p>527</text:p>
          </table:table-cell>
          <table:table-cell office:value-type="float" office:value="1.86451211933" calcext:value-type="float">
            <text:p>1.8645121193</text:p>
          </table:table-cell>
          <table:table-cell office:value-type="float" office:value="11.3725490196" calcext:value-type="float">
            <text:p>11.3725490196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54612" calcext:value-type="float">
            <text:p>154612</text:p>
          </table:table-cell>
          <table:table-cell office:value-type="float" office:value="937" calcext:value-type="float">
            <text:p>937</text:p>
          </table:table-cell>
          <table:table-cell office:value-type="float" office:value="511" calcext:value-type="float">
            <text:p>511</text:p>
          </table:table-cell>
          <table:table-cell office:value-type="float" office:value="2.48601615911" calcext:value-type="float">
            <text:p>2.4860161591</text:p>
          </table:table-cell>
          <table:table-cell office:value-type="float" office:value="11.3725490196" calcext:value-type="float">
            <text:p>11.3725490196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55624" calcext:value-type="float">
            <text:p>155624</text:p>
          </table:table-cell>
          <table:table-cell office:value-type="float" office:value="918" calcext:value-type="float">
            <text:p>918</text:p>
          </table:table-cell>
          <table:table-cell office:value-type="float" office:value="507" calcext:value-type="float">
            <text:p>507</text:p>
          </table:table-cell>
          <table:table-cell office:value-type="float" office:value="2.48601615911" calcext:value-type="float">
            <text:p>2.4860161591</text:p>
          </table:table-cell>
          <table:table-cell office:value-type="float" office:value="10.9803921569" calcext:value-type="float">
            <text:p>10.980392156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56626" calcext:value-type="float">
            <text:p>156626</text:p>
          </table:table-cell>
          <table:table-cell office:value-type="float" office:value="942" calcext:value-type="float">
            <text:p>942</text:p>
          </table:table-cell>
          <table:table-cell office:value-type="float" office:value="497" calcext:value-type="float">
            <text:p>497</text:p>
          </table:table-cell>
          <table:table-cell office:value-type="float" office:value="3.10752019888" calcext:value-type="float">
            <text:p>3.1075201989</text:p>
          </table:table-cell>
          <table:table-cell office:value-type="float" office:value="10.5882352941" calcext:value-type="float">
            <text:p>10.588235294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57646" calcext:value-type="float">
            <text:p>157646</text:p>
          </table:table-cell>
          <table:table-cell office:value-type="float" office:value="933" calcext:value-type="float">
            <text:p>933</text:p>
          </table:table-cell>
          <table:table-cell office:value-type="float" office:value="490" calcext:value-type="float">
            <text:p>490</text:p>
          </table:table-cell>
          <table:table-cell office:value-type="float" office:value="3.72902423866" calcext:value-type="float">
            <text:p>3.7290242387</text:p>
          </table:table-cell>
          <table:table-cell office:value-type="float" office:value="10.1960784314" calcext:value-type="float">
            <text:p>10.196078431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58658" calcext:value-type="float">
            <text:p>158658</text:p>
          </table:table-cell>
          <table:table-cell office:value-type="float" office:value="913" calcext:value-type="float">
            <text:p>913</text:p>
          </table:table-cell>
          <table:table-cell office:value-type="float" office:value="469" calcext:value-type="float">
            <text:p>469</text:p>
          </table:table-cell>
          <table:table-cell office:value-type="float" office:value="3.72902423866" calcext:value-type="float">
            <text:p>3.7290242387</text:p>
          </table:table-cell>
          <table:table-cell office:value-type="float" office:value="9.41176470588" calcext:value-type="float">
            <text:p>9.411764705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59677" calcext:value-type="float">
            <text:p>159677</text:p>
          </table:table-cell>
          <table:table-cell office:value-type="float" office:value="915" calcext:value-type="float">
            <text:p>915</text:p>
          </table:table-cell>
          <table:table-cell office:value-type="float" office:value="439" calcext:value-type="float">
            <text:p>439</text:p>
          </table:table-cell>
          <table:table-cell office:value-type="float" office:value="4.35052827843" calcext:value-type="float">
            <text:p>4.3505282784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60703" calcext:value-type="float">
            <text:p>160703</text:p>
          </table:table-cell>
          <table:table-cell office:value-type="float" office:value="907" calcext:value-type="float">
            <text:p>907</text:p>
          </table:table-cell>
          <table:table-cell office:value-type="float" office:value="437" calcext:value-type="float">
            <text:p>437</text:p>
          </table:table-cell>
          <table:table-cell office:value-type="float" office:value="3.10752019888" calcext:value-type="float">
            <text:p>3.1075201989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61733" calcext:value-type="float">
            <text:p>161733</text:p>
          </table:table-cell>
          <table:table-cell office:value-type="float" office:value="893" calcext:value-type="float">
            <text:p>893</text:p>
          </table:table-cell>
          <table:table-cell office:value-type="float" office:value="429" calcext:value-type="float">
            <text:p>429</text:p>
          </table:table-cell>
          <table:table-cell office:value-type="float" office:value="2.48601615911" calcext:value-type="float">
            <text:p>2.4860161591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62764" calcext:value-type="float">
            <text:p>162764</text:p>
          </table:table-cell>
          <table:table-cell office:value-type="float" office:value="877" calcext:value-type="float">
            <text:p>877</text:p>
          </table:table-cell>
          <table:table-cell office:value-type="float" office:value="431" calcext:value-type="float">
            <text:p>431</text:p>
          </table:table-cell>
          <table:table-cell office:value-type="float" office:value="0.621504039776" calcext:value-type="float">
            <text:p>0.6215040398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63802" calcext:value-type="float">
            <text:p>163802</text:p>
          </table:table-cell>
          <table:table-cell office:value-type="float" office:value="883" calcext:value-type="float">
            <text:p>883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64858" calcext:value-type="float">
            <text:p>164858</text:p>
          </table:table-cell>
          <table:table-cell office:value-type="float" office:value="880" calcext:value-type="float">
            <text:p>88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65861" calcext:value-type="float">
            <text:p>165861</text:p>
          </table:table-cell>
          <table:table-cell office:value-type="float" office:value="869" calcext:value-type="float">
            <text:p>869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66845" calcext:value-type="float">
            <text:p>166845</text:p>
          </table:table-cell>
          <table:table-cell office:value-type="float" office:value="872" calcext:value-type="float">
            <text:p>872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67900" calcext:value-type="float">
            <text:p>167900</text:p>
          </table:table-cell>
          <table:table-cell office:value-type="float" office:value="874" calcext:value-type="float">
            <text:p>874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68896" calcext:value-type="float">
            <text:p>168896</text:p>
          </table:table-cell>
          <table:table-cell office:value-type="float" office:value="861" calcext:value-type="float">
            <text:p>861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69915" calcext:value-type="float">
            <text:p>169915</text:p>
          </table:table-cell>
          <table:table-cell office:value-type="float" office:value="871" calcext:value-type="float">
            <text:p>871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70892" calcext:value-type="float">
            <text:p>170892</text:p>
          </table:table-cell>
          <table:table-cell office:value-type="float" office:value="862" calcext:value-type="float">
            <text:p>862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71893" calcext:value-type="float">
            <text:p>171893</text:p>
          </table:table-cell>
          <table:table-cell office:value-type="float" office:value="887" calcext:value-type="float">
            <text:p>887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72898" calcext:value-type="float">
            <text:p>172898</text:p>
          </table:table-cell>
          <table:table-cell office:value-type="float" office:value="1086" calcext:value-type="float">
            <text:p>1086</text:p>
          </table:table-cell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office:value-type="float" office:value="19.6078431373" calcext:value-type="float">
            <text:p>19.6078431373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73968" calcext:value-type="float">
            <text:p>173968</text:p>
          </table:table-cell>
          <table:table-cell office:value-type="float" office:value="1600" calcext:value-type="float">
            <text:p>1600</text:p>
          </table:table-cell>
          <table:table-cell office:value-type="float" office:value="1169" calcext:value-type="float">
            <text:p>1169</text:p>
          </table:table-cell>
          <table:table-cell office:value-type="float" office:value="3.72902423866" calcext:value-type="float">
            <text:p>3.7290242387</text:p>
          </table:table-cell>
          <table:table-cell office:value-type="float" office:value="20.3921568627" calcext:value-type="float">
            <text:p>20.392156862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74958" calcext:value-type="float">
            <text:p>174958</text:p>
          </table:table-cell>
          <table:table-cell office:value-type="float" office:value="1676" calcext:value-type="float">
            <text:p>1676</text:p>
          </table:table-cell>
          <table:table-cell office:value-type="float" office:value="1160" calcext:value-type="float">
            <text:p>1160</text:p>
          </table:table-cell>
          <table:table-cell office:value-type="float" office:value="4.97203231821" calcext:value-type="float">
            <text:p>4.9720323182</text:p>
          </table:table-cell>
          <table:table-cell office:value-type="float" office:value="20.3921568627" calcext:value-type="float">
            <text:p>20.392156862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75963" calcext:value-type="float">
            <text:p>175963</text:p>
          </table:table-cell>
          <table:table-cell office:value-type="float" office:value="1716" calcext:value-type="float">
            <text:p>1716</text:p>
          </table:table-cell>
          <table:table-cell office:value-type="float" office:value="1171" calcext:value-type="float">
            <text:p>1171</text:p>
          </table:table-cell>
          <table:table-cell office:value-type="float" office:value="5.59353635799" calcext:value-type="float">
            <text:p>5.593536358</text:p>
          </table:table-cell>
          <table:table-cell office:value-type="float" office:value="20.3921568627" calcext:value-type="float">
            <text:p>20.392156862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77007" calcext:value-type="float">
            <text:p>177007</text:p>
          </table:table-cell>
          <table:table-cell office:value-type="float" office:value="1742" calcext:value-type="float">
            <text:p>1742</text:p>
          </table:table-cell>
          <table:table-cell office:value-type="float" office:value="1183" calcext:value-type="float">
            <text:p>1183</text:p>
          </table:table-cell>
          <table:table-cell office:value-type="float" office:value="6.83654443754" calcext:value-type="float">
            <text:p>6.8365444375</text:p>
          </table:table-cell>
          <table:table-cell office:value-type="float" office:value="18.431372549" calcext:value-type="float">
            <text:p>18.43137254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77948" calcext:value-type="float">
            <text:p>177948</text:p>
          </table:table-cell>
          <table:table-cell office:value-type="float" office:value="1526" calcext:value-type="float">
            <text:p>1526</text:p>
          </table:table-cell>
          <table:table-cell office:value-type="float" office:value="828" calcext:value-type="float">
            <text:p>828</text:p>
          </table:table-cell>
          <table:table-cell office:value-type="float" office:value="6.83654443754" calcext:value-type="float">
            <text:p>6.8365444375</text:p>
          </table:table-cell>
          <table:table-cell office:value-type="float" office:value="19.2156862745" calcext:value-type="float">
            <text:p>19.215686274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78874" calcext:value-type="float">
            <text:p>178874</text:p>
          </table:table-cell>
          <table:table-cell office:value-type="float" office:value="1711" calcext:value-type="float">
            <text:p>1711</text:p>
          </table:table-cell>
          <table:table-cell office:value-type="float" office:value="1077" calcext:value-type="float">
            <text:p>1077</text:p>
          </table:table-cell>
          <table:table-cell office:value-type="float" office:value="6.83654443754" calcext:value-type="float">
            <text:p>6.8365444375</text:p>
          </table:table-cell>
          <table:table-cell office:value-type="float" office:value="19.6078431373" calcext:value-type="float">
            <text:p>19.6078431373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79821" calcext:value-type="float">
            <text:p>179821</text:p>
          </table:table-cell>
          <table:table-cell office:value-type="float" office:value="1731" calcext:value-type="float">
            <text:p>1731</text:p>
          </table:table-cell>
          <table:table-cell office:value-type="float" office:value="1110" calcext:value-type="float">
            <text:p>1110</text:p>
          </table:table-cell>
          <table:table-cell office:value-type="float" office:value="7.45804847732" calcext:value-type="float">
            <text:p>7.4580484773</text:p>
          </table:table-cell>
          <table:table-cell office:value-type="float" office:value="17.6470588235" calcext:value-type="float">
            <text:p>17.647058823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80752" calcext:value-type="float">
            <text:p>180752</text:p>
          </table:table-cell>
          <table:table-cell office:value-type="float" office:value="1598" calcext:value-type="float">
            <text:p>1598</text:p>
          </table:table-cell>
          <table:table-cell office:value-type="float" office:value="618" calcext:value-type="float">
            <text:p>618</text:p>
          </table:table-cell>
          <table:table-cell office:value-type="float" office:value="8.07955251709" calcext:value-type="float">
            <text:p>8.0795525171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81684" calcext:value-type="float">
            <text:p>181684</text:p>
          </table:table-cell>
          <table:table-cell office:value-type="float" office:value="912" calcext:value-type="float">
            <text:p>912</text:p>
          </table:table-cell>
          <table:table-cell office:value-type="float" office:value="482" calcext:value-type="float">
            <text:p>482</text:p>
          </table:table-cell>
          <table:table-cell office:value-type="float" office:value="7.45804847732" calcext:value-type="float">
            <text:p>7.4580484773</text:p>
          </table:table-cell>
          <table:table-cell office:value-type="float" office:value="10.5882352941" calcext:value-type="float">
            <text:p>10.588235294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82614" calcext:value-type="float">
            <text:p>182614</text:p>
          </table:table-cell>
          <table:table-cell office:value-type="float" office:value="908" calcext:value-type="float">
            <text:p>908</text:p>
          </table:table-cell>
          <table:table-cell office:value-type="float" office:value="479" calcext:value-type="float">
            <text:p>479</text:p>
          </table:table-cell>
          <table:table-cell office:value-type="float" office:value="6.83654443754" calcext:value-type="float">
            <text:p>6.8365444375</text:p>
          </table:table-cell>
          <table:table-cell office:value-type="float" office:value="9.80392156863" calcext:value-type="float">
            <text:p>9.8039215686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83564" calcext:value-type="float">
            <text:p>183564</text:p>
          </table:table-cell>
          <table:table-cell office:value-type="float" office:value="892" calcext:value-type="float">
            <text:p>892</text:p>
          </table:table-cell>
          <table:table-cell office:value-type="float" office:value="464" calcext:value-type="float">
            <text:p>464</text:p>
          </table:table-cell>
          <table:table-cell office:value-type="float" office:value="6.21504039776" calcext:value-type="float">
            <text:p>6.2150403978</text:p>
          </table:table-cell>
          <table:table-cell office:value-type="float" office:value="12.5490196078" calcext:value-type="float">
            <text:p>12.549019607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84510" calcext:value-type="float">
            <text:p>184510</text:p>
          </table:table-cell>
          <table:table-cell office:value-type="float" office:value="1259" calcext:value-type="float">
            <text:p>1259</text:p>
          </table:table-cell>
          <table:table-cell office:value-type="float" office:value="789" calcext:value-type="float">
            <text:p>789</text:p>
          </table:table-cell>
          <table:table-cell office:value-type="float" office:value="7.45804847732" calcext:value-type="float">
            <text:p>7.4580484773</text:p>
          </table:table-cell>
          <table:table-cell office:value-type="float" office:value="15.2941176471" calcext:value-type="float">
            <text:p>15.294117647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85444" calcext:value-type="float">
            <text:p>185444</text:p>
          </table:table-cell>
          <table:table-cell office:value-type="float" office:value="1129" calcext:value-type="float">
            <text:p>1129</text:p>
          </table:table-cell>
          <table:table-cell office:value-type="float" office:value="461" calcext:value-type="float">
            <text:p>461</text:p>
          </table:table-cell>
          <table:table-cell office:value-type="float" office:value="8.07955251709" calcext:value-type="float">
            <text:p>8.0795525171</text:p>
          </table:table-cell>
          <table:table-cell office:value-type="float" office:value="8.62745098039" calcext:value-type="float">
            <text:p>8.627450980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86387" calcext:value-type="float">
            <text:p>186387</text:p>
          </table:table-cell>
          <table:table-cell office:value-type="float" office:value="881" calcext:value-type="float">
            <text:p>881</text:p>
          </table:table-cell>
          <table:table-cell office:value-type="float" office:value="427" calcext:value-type="float">
            <text:p>427</text:p>
          </table:table-cell>
          <table:table-cell office:value-type="float" office:value="6.83654443754" calcext:value-type="float">
            <text:p>6.8365444375</text:p>
          </table:table-cell>
          <table:table-cell office:value-type="float" office:value="8.62745098039" calcext:value-type="float">
            <text:p>8.627450980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87320" calcext:value-type="float">
            <text:p>187320</text:p>
          </table:table-cell>
          <table:table-cell office:value-type="float" office:value="882" calcext:value-type="float">
            <text:p>882</text:p>
          </table:table-cell>
          <table:table-cell office:value-type="float" office:value="414" calcext:value-type="float">
            <text:p>414</text:p>
          </table:table-cell>
          <table:table-cell office:value-type="float" office:value="5.59353635799" calcext:value-type="float">
            <text:p>5.593536358</text:p>
          </table:table-cell>
          <table:table-cell office:value-type="float" office:value="8.62745098039" calcext:value-type="float">
            <text:p>8.627450980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88250" calcext:value-type="float">
            <text:p>188250</text:p>
          </table:table-cell>
          <table:table-cell office:value-type="float" office:value="891" calcext:value-type="float">
            <text:p>891</text:p>
          </table:table-cell>
          <table:table-cell office:value-type="float" office:value="409" calcext:value-type="float">
            <text:p>409</text:p>
          </table:table-cell>
          <table:table-cell office:value-type="float" office:value="4.35052827843" calcext:value-type="float">
            <text:p>4.3505282784</text:p>
          </table:table-cell>
          <table:table-cell office:value-type="float" office:value="8.62745098039" calcext:value-type="float">
            <text:p>8.627450980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89176" calcext:value-type="float">
            <text:p>189176</text:p>
          </table:table-cell>
          <table:table-cell office:value-type="float" office:value="882" calcext:value-type="float">
            <text:p>882</text:p>
          </table:table-cell>
          <table:table-cell office:value-type="float" office:value="410" calcext:value-type="float">
            <text:p>410</text:p>
          </table:table-cell>
          <table:table-cell office:value-type="float" office:value="4.35052827843" calcext:value-type="float">
            <text:p>4.3505282784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90122" calcext:value-type="float">
            <text:p>190122</text:p>
          </table:table-cell>
          <table:table-cell office:value-type="float" office:value="885" calcext:value-type="float">
            <text:p>885</text:p>
          </table:table-cell>
          <table:table-cell office:value-type="float" office:value="421" calcext:value-type="float">
            <text:p>421</text:p>
          </table:table-cell>
          <table:table-cell office:value-type="float" office:value="3.72902423866" calcext:value-type="float">
            <text:p>3.7290242387</text:p>
          </table:table-cell>
          <table:table-cell office:value-type="float" office:value="8.62745098039" calcext:value-type="float">
            <text:p>8.627450980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91080" calcext:value-type="float">
            <text:p>191080</text:p>
          </table:table-cell>
          <table:table-cell office:value-type="float" office:value="894" calcext:value-type="float">
            <text:p>894</text:p>
          </table:table-cell>
          <table:table-cell office:value-type="float" office:value="414" calcext:value-type="float">
            <text:p>414</text:p>
          </table:table-cell>
          <table:table-cell office:value-type="float" office:value="2.48601615911" calcext:value-type="float">
            <text:p>2.4860161591</text:p>
          </table:table-cell>
          <table:table-cell office:value-type="float" office:value="8.62745098039" calcext:value-type="float">
            <text:p>8.627450980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92011" calcext:value-type="float">
            <text:p>192011</text:p>
          </table:table-cell>
          <table:table-cell office:value-type="float" office:value="864" calcext:value-type="float">
            <text:p>864</text:p>
          </table:table-cell>
          <table:table-cell office:value-type="float" office:value="404" calcext:value-type="float">
            <text:p>404</text:p>
          </table:table-cell>
          <table:table-cell office:value-type="float" office:value="1.24300807955" calcext:value-type="float">
            <text:p>1.2430080796</text:p>
          </table:table-cell>
          <table:table-cell office:value-type="float" office:value="8.62745098039" calcext:value-type="float">
            <text:p>8.627450980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92948" calcext:value-type="float">
            <text:p>192948</text:p>
          </table:table-cell>
          <table:table-cell office:value-type="float" office:value="853" calcext:value-type="float">
            <text:p>853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13.7254901961" calcext:value-type="float">
            <text:p>13.725490196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93890" calcext:value-type="float">
            <text:p>193890</text:p>
          </table:table-cell>
          <table:table-cell office:value-type="float" office:value="1146" calcext:value-type="float">
            <text:p>1146</text:p>
          </table:table-cell>
          <table:table-cell office:value-type="float" office:value="696" calcext:value-type="float">
            <text:p>696</text:p>
          </table:table-cell>
          <table:table-cell office:value-type="float" office:value="3.10752019888" calcext:value-type="float">
            <text:p>3.1075201989</text:p>
          </table:table-cell>
          <table:table-cell office:value-type="float" office:value="18.0392156863" calcext:value-type="float">
            <text:p>18.0392156863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94820" calcext:value-type="float">
            <text:p>194820</text:p>
          </table:table-cell>
          <table:table-cell office:value-type="float" office:value="1582" calcext:value-type="float">
            <text:p>1582</text:p>
          </table:table-cell>
          <table:table-cell office:value-type="float" office:value="1497" calcext:value-type="float">
            <text:p>1497</text:p>
          </table:table-cell>
          <table:table-cell office:value-type="float" office:value="4.97203231821" calcext:value-type="float">
            <text:p>4.9720323182</text:p>
          </table:table-cell>
          <table:table-cell office:value-type="float" office:value="19.2156862745" calcext:value-type="float">
            <text:p>19.215686274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95757" calcext:value-type="float">
            <text:p>195757</text:p>
          </table:table-cell>
          <table:table-cell office:value-type="float" office:value="1702" calcext:value-type="float">
            <text:p>1702</text:p>
          </table:table-cell>
          <table:table-cell office:value-type="float" office:value="1101" calcext:value-type="float">
            <text:p>1101</text:p>
          </table:table-cell>
          <table:table-cell office:value-type="float" office:value="6.83654443754" calcext:value-type="float">
            <text:p>6.8365444375</text:p>
          </table:table-cell>
          <table:table-cell office:value-type="float" office:value="23.5294117647" calcext:value-type="float">
            <text:p>23.529411764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96700" calcext:value-type="float">
            <text:p>196700</text:p>
          </table:table-cell>
          <table:table-cell office:value-type="float" office:value="2162" calcext:value-type="float">
            <text:p>2162</text:p>
          </table:table-cell>
          <table:table-cell office:value-type="float" office:value="1776" calcext:value-type="float">
            <text:p>1776</text:p>
          </table:table-cell>
          <table:table-cell office:value-type="float" office:value="9.94406463642" calcext:value-type="float">
            <text:p>9.9440646364</text:p>
          </table:table-cell>
          <table:table-cell office:value-type="float" office:value="23.5294117647" calcext:value-type="float">
            <text:p>23.529411764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97646" calcext:value-type="float">
            <text:p>197646</text:p>
          </table:table-cell>
          <table:table-cell office:value-type="float" office:value="2017" calcext:value-type="float">
            <text:p>2017</text:p>
          </table:table-cell>
          <table:table-cell office:value-type="float" office:value="1721" calcext:value-type="float">
            <text:p>1721</text:p>
          </table:table-cell>
          <table:table-cell office:value-type="float" office:value="13.6730888751" calcext:value-type="float">
            <text:p>13.67308887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98591" calcext:value-type="float">
            <text:p>198591</text:p>
          </table:table-cell>
          <table:table-cell office:value-type="float" office:value="1789" calcext:value-type="float">
            <text:p>1789</text:p>
          </table:table-cell>
          <table:table-cell office:value-type="float" office:value="1161" calcext:value-type="float">
            <text:p>1161</text:p>
          </table:table-cell>
          <table:table-cell office:value-type="float" office:value="15.5376009944" calcext:value-type="float">
            <text:p>15.5376009944</text:p>
          </table:table-cell>
          <table:table-cell office:value-type="float" office:value="20.7843137255" calcext:value-type="float">
            <text:p>20.784313725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199526" calcext:value-type="float">
            <text:p>199526</text:p>
          </table:table-cell>
          <table:table-cell office:value-type="float" office:value="1822" calcext:value-type="float">
            <text:p>1822</text:p>
          </table:table-cell>
          <table:table-cell office:value-type="float" office:value="1484" calcext:value-type="float">
            <text:p>1484</text:p>
          </table:table-cell>
          <table:table-cell office:value-type="float" office:value="16.780609074" calcext:value-type="float">
            <text:p>16.780609074</text:p>
          </table:table-cell>
          <table:table-cell office:value-type="float" office:value="22.7450980392" calcext:value-type="float">
            <text:p>22.745098039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00455" calcext:value-type="float">
            <text:p>200455</text:p>
          </table:table-cell>
          <table:table-cell office:value-type="float" office:value="1833" calcext:value-type="float">
            <text:p>1833</text:p>
          </table:table-cell>
          <table:table-cell office:value-type="float" office:value="1139" calcext:value-type="float">
            <text:p>1139</text:p>
          </table:table-cell>
          <table:table-cell office:value-type="float" office:value="19.2666252331" calcext:value-type="float">
            <text:p>19.2666252331</text:p>
          </table:table-cell>
          <table:table-cell office:value-type="float" office:value="19.2156862745" calcext:value-type="float">
            <text:p>19.215686274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01398" calcext:value-type="float">
            <text:p>201398</text:p>
          </table:table-cell>
          <table:table-cell office:value-type="float" office:value="1614" calcext:value-type="float">
            <text:p>1614</text:p>
          </table:table-cell>
          <table:table-cell office:value-type="float" office:value="704" calcext:value-type="float">
            <text:p>704</text:p>
          </table:table-cell>
          <table:table-cell office:value-type="float" office:value="20.5096333126" calcext:value-type="float">
            <text:p>20.5096333126</text:p>
          </table:table-cell>
          <table:table-cell office:value-type="float" office:value="11.3725490196" calcext:value-type="float">
            <text:p>11.3725490196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02327" calcext:value-type="float">
            <text:p>202327</text:p>
          </table:table-cell>
          <table:table-cell office:value-type="float" office:value="1324" calcext:value-type="float">
            <text:p>1324</text:p>
          </table:table-cell>
          <table:table-cell office:value-type="float" office:value="485" calcext:value-type="float">
            <text:p>485</text:p>
          </table:table-cell>
          <table:table-cell office:value-type="float" office:value="21.1311373524" calcext:value-type="float">
            <text:p>21.1311373524</text:p>
          </table:table-cell>
          <table:table-cell office:value-type="float" office:value="8.62745098039" calcext:value-type="float">
            <text:p>8.627450980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03265" calcext:value-type="float">
            <text:p>203265</text:p>
          </table:table-cell>
          <table:table-cell office:value-type="float" office:value="1007" calcext:value-type="float">
            <text:p>1007</text:p>
          </table:table-cell>
          <table:table-cell office:value-type="float" office:value="395" calcext:value-type="float">
            <text:p>395</text:p>
          </table:table-cell>
          <table:table-cell office:value-type="float" office:value="21.1311373524" calcext:value-type="float">
            <text:p>21.1311373524</text:p>
          </table:table-cell>
          <table:table-cell office:value-type="float" office:value="8.62745098039" calcext:value-type="float">
            <text:p>8.627450980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04207" calcext:value-type="float">
            <text:p>204207</text:p>
          </table:table-cell>
          <table:table-cell office:value-type="float" office:value="966" calcext:value-type="float">
            <text:p>966</text:p>
          </table:table-cell>
          <table:table-cell office:value-type="float" office:value="401" calcext:value-type="float">
            <text:p>401</text:p>
          </table:table-cell>
          <table:table-cell office:value-type="float" office:value="19.2666252331" calcext:value-type="float">
            <text:p>19.2666252331</text:p>
          </table:table-cell>
          <table:table-cell office:value-type="float" office:value="7.8431372549" calcext:value-type="float">
            <text:p>7.843137254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05153" calcext:value-type="float">
            <text:p>205153</text:p>
          </table:table-cell>
          <table:table-cell office:value-type="float" office:value="938" calcext:value-type="float">
            <text:p>938</text:p>
          </table:table-cell>
          <table:table-cell office:value-type="float" office:value="385" calcext:value-type="float">
            <text:p>385</text:p>
          </table:table-cell>
          <table:table-cell office:value-type="float" office:value="16.780609074" calcext:value-type="float">
            <text:p>16.780609074</text:p>
          </table:table-cell>
          <table:table-cell office:value-type="float" office:value="7.45098039216" calcext:value-type="float">
            <text:p>7.450980392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06096" calcext:value-type="float">
            <text:p>206096</text:p>
          </table:table-cell>
          <table:table-cell office:value-type="float" office:value="934" calcext:value-type="float">
            <text:p>934</text:p>
          </table:table-cell>
          <table:table-cell office:value-type="float" office:value="496" calcext:value-type="float">
            <text:p>496</text:p>
          </table:table-cell>
          <table:table-cell office:value-type="float" office:value="16.780609074" calcext:value-type="float">
            <text:p>16.780609074</text:p>
          </table:table-cell>
          <table:table-cell office:value-type="float" office:value="15.6862745098" calcext:value-type="float">
            <text:p>15.686274509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07026" calcext:value-type="float">
            <text:p>207026</text:p>
          </table:table-cell>
          <table:table-cell office:value-type="float" office:value="1406" calcext:value-type="float">
            <text:p>1406</text:p>
          </table:table-cell>
          <table:table-cell office:value-type="float" office:value="755" calcext:value-type="float">
            <text:p>755</text:p>
          </table:table-cell>
          <table:table-cell office:value-type="float" office:value="18.0236171535" calcext:value-type="float">
            <text:p>18.0236171535</text:p>
          </table:table-cell>
          <table:table-cell office:value-type="float" office:value="12.1568627451" calcext:value-type="float">
            <text:p>12.156862745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07955" calcext:value-type="float">
            <text:p>207955</text:p>
          </table:table-cell>
          <table:table-cell office:value-type="float" office:value="1185" calcext:value-type="float">
            <text:p>1185</text:p>
          </table:table-cell>
          <table:table-cell office:value-type="float" office:value="371" calcext:value-type="float">
            <text:p>371</text:p>
          </table:table-cell>
          <table:table-cell office:value-type="float" office:value="18.0236171535" calcext:value-type="float">
            <text:p>18.0236171535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08897" calcext:value-type="float">
            <text:p>208897</text:p>
          </table:table-cell>
          <table:table-cell office:value-type="float" office:value="933" calcext:value-type="float">
            <text:p>933</text:p>
          </table:table-cell>
          <table:table-cell office:value-type="float" office:value="400" calcext:value-type="float">
            <text:p>400</text:p>
          </table:table-cell>
          <table:table-cell office:value-type="float" office:value="17.4021131137" calcext:value-type="float">
            <text:p>17.4021131137</text:p>
          </table:table-cell>
          <table:table-cell office:value-type="float" office:value="8.23529411765" calcext:value-type="float">
            <text:p>8.235294117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09819" calcext:value-type="float">
            <text:p>209819</text:p>
          </table:table-cell>
          <table:table-cell office:value-type="float" office:value="947" calcext:value-type="float">
            <text:p>947</text:p>
          </table:table-cell>
          <table:table-cell office:value-type="float" office:value="392" calcext:value-type="float">
            <text:p>392</text:p>
          </table:table-cell>
          <table:table-cell office:value-type="float" office:value="17.4021131137" calcext:value-type="float">
            <text:p>17.4021131137</text:p>
          </table:table-cell>
          <table:table-cell office:value-type="float" office:value="7.45098039216" calcext:value-type="float">
            <text:p>7.450980392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10757" calcext:value-type="float">
            <text:p>210757</text:p>
          </table:table-cell>
          <table:table-cell office:value-type="float" office:value="931" calcext:value-type="float">
            <text:p>931</text:p>
          </table:table-cell>
          <table:table-cell office:value-type="float" office:value="352" calcext:value-type="float">
            <text:p>352</text:p>
          </table:table-cell>
          <table:table-cell office:value-type="float" office:value="17.4021131137" calcext:value-type="float">
            <text:p>17.4021131137</text:p>
          </table:table-cell>
          <table:table-cell office:value-type="float" office:value="6.66666666667" calcext:value-type="float">
            <text:p>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11699" calcext:value-type="float">
            <text:p>211699</text:p>
          </table:table-cell>
          <table:table-cell office:value-type="float" office:value="903" calcext:value-type="float">
            <text:p>903</text:p>
          </table:table-cell>
          <table:table-cell office:value-type="float" office:value="355" calcext:value-type="float">
            <text:p>355</text:p>
          </table:table-cell>
          <table:table-cell office:value-type="float" office:value="16.1591050342" calcext:value-type="float">
            <text:p>16.1591050342</text:p>
          </table:table-cell>
          <table:table-cell office:value-type="float" office:value="6.66666666667" calcext:value-type="float">
            <text:p>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12623" calcext:value-type="float">
            <text:p>212623</text:p>
          </table:table-cell>
          <table:table-cell office:value-type="float" office:value="866" calcext:value-type="float">
            <text:p>866</text:p>
          </table:table-cell>
          <table:table-cell office:value-type="float" office:value="343" calcext:value-type="float">
            <text:p>343</text:p>
          </table:table-cell>
          <table:table-cell office:value-type="float" office:value="13.6730888751" calcext:value-type="float">
            <text:p>13.6730888751</text:p>
          </table:table-cell>
          <table:table-cell office:value-type="float" office:value="6.66666666667" calcext:value-type="float">
            <text:p>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13566" calcext:value-type="float">
            <text:p>213566</text:p>
          </table:table-cell>
          <table:table-cell office:value-type="float" office:value="865" calcext:value-type="float">
            <text:p>865</text:p>
          </table:table-cell>
          <table:table-cell office:value-type="float" office:value="341" calcext:value-type="float">
            <text:p>341</text:p>
          </table:table-cell>
          <table:table-cell office:value-type="float" office:value="12.4300807955" calcext:value-type="float">
            <text:p>12.4300807955</text:p>
          </table:table-cell>
          <table:table-cell office:value-type="float" office:value="6.66666666667" calcext:value-type="float">
            <text:p>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14500" calcext:value-type="float">
            <text:p>214500</text:p>
          </table:table-cell>
          <table:table-cell office:value-type="float" office:value="838" calcext:value-type="float">
            <text:p>838</text:p>
          </table:table-cell>
          <table:table-cell office:value-type="float" office:value="343" calcext:value-type="float">
            <text:p>343</text:p>
          </table:table-cell>
          <table:table-cell office:value-type="float" office:value="11.187072716" calcext:value-type="float">
            <text:p>11.187072716</text:p>
          </table:table-cell>
          <table:table-cell office:value-type="float" office:value="6.66666666667" calcext:value-type="float">
            <text:p>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15430" calcext:value-type="float">
            <text:p>215430</text:p>
          </table:table-cell>
          <table:table-cell office:value-type="float" office:value="839" calcext:value-type="float">
            <text:p>839</text:p>
          </table:table-cell>
          <table:table-cell office:value-type="float" office:value="351" calcext:value-type="float">
            <text:p>351</text:p>
          </table:table-cell>
          <table:table-cell office:value-type="float" office:value="11.187072716" calcext:value-type="float">
            <text:p>11.187072716</text:p>
          </table:table-cell>
          <table:table-cell office:value-type="float" office:value="7.05882352941" calcext:value-type="float">
            <text:p>7.058823529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16368" calcext:value-type="float">
            <text:p>216368</text:p>
          </table:table-cell>
          <table:table-cell office:value-type="float" office:value="823" calcext:value-type="float">
            <text:p>823</text:p>
          </table:table-cell>
          <table:table-cell office:value-type="float" office:value="342" calcext:value-type="float">
            <text:p>342</text:p>
          </table:table-cell>
          <table:table-cell office:value-type="float" office:value="9.94406463642" calcext:value-type="float">
            <text:p>9.9440646364</text:p>
          </table:table-cell>
          <table:table-cell office:value-type="float" office:value="6.66666666667" calcext:value-type="float">
            <text:p>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17306" calcext:value-type="float">
            <text:p>217306</text:p>
          </table:table-cell>
          <table:table-cell office:value-type="float" office:value="813" calcext:value-type="float">
            <text:p>813</text:p>
          </table:table-cell>
          <table:table-cell office:value-type="float" office:value="341" calcext:value-type="float">
            <text:p>341</text:p>
          </table:table-cell>
          <table:table-cell office:value-type="float" office:value="8.07955251709" calcext:value-type="float">
            <text:p>8.0795525171</text:p>
          </table:table-cell>
          <table:table-cell office:value-type="float" office:value="6.66666666667" calcext:value-type="float">
            <text:p>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18240" calcext:value-type="float">
            <text:p>218240</text:p>
          </table:table-cell>
          <table:table-cell office:value-type="float" office:value="800" calcext:value-type="float">
            <text:p>800</text:p>
          </table:table-cell>
          <table:table-cell office:value-type="float" office:value="343" calcext:value-type="float">
            <text:p>343</text:p>
          </table:table-cell>
          <table:table-cell office:value-type="float" office:value="6.21504039776" calcext:value-type="float">
            <text:p>6.2150403978</text:p>
          </table:table-cell>
          <table:table-cell office:value-type="float" office:value="7.05882352941" calcext:value-type="float">
            <text:p>7.058823529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19178" calcext:value-type="float">
            <text:p>219178</text:p>
          </table:table-cell>
          <table:table-cell office:value-type="float" office:value="817" calcext:value-type="float">
            <text:p>817</text:p>
          </table:table-cell>
          <table:table-cell office:value-type="float" office:value="352" calcext:value-type="float">
            <text:p>352</text:p>
          </table:table-cell>
          <table:table-cell office:value-type="float" office:value="4.97203231821" calcext:value-type="float">
            <text:p>4.9720323182</text:p>
          </table:table-cell>
          <table:table-cell office:value-type="float" office:value="7.05882352941" calcext:value-type="float">
            <text:p>7.058823529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20107" calcext:value-type="float">
            <text:p>220107</text:p>
          </table:table-cell>
          <table:table-cell office:value-type="float" office:value="834" calcext:value-type="float">
            <text:p>834</text:p>
          </table:table-cell>
          <table:table-cell office:value-type="float" office:value="357" calcext:value-type="float">
            <text:p>357</text:p>
          </table:table-cell>
          <table:table-cell office:value-type="float" office:value="3.72902423866" calcext:value-type="float">
            <text:p>3.7290242387</text:p>
          </table:table-cell>
          <table:table-cell office:value-type="float" office:value="7.05882352941" calcext:value-type="float">
            <text:p>7.058823529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21042" calcext:value-type="float">
            <text:p>221042</text:p>
          </table:table-cell>
          <table:table-cell office:value-type="float" office:value="844" calcext:value-type="float">
            <text:p>844</text:p>
          </table:table-cell>
          <table:table-cell office:value-type="float" office:value="362" calcext:value-type="float">
            <text:p>362</text:p>
          </table:table-cell>
          <table:table-cell office:value-type="float" office:value="3.72902423866" calcext:value-type="float">
            <text:p>3.7290242387</text:p>
          </table:table-cell>
          <table:table-cell office:value-type="float" office:value="13.7254901961" calcext:value-type="float">
            <text:p>13.725490196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21979" calcext:value-type="float">
            <text:p>221979</text:p>
          </table:table-cell>
          <table:table-cell office:value-type="float" office:value="1317" calcext:value-type="float">
            <text:p>1317</text:p>
          </table:table-cell>
          <table:table-cell office:value-type="float" office:value="790" calcext:value-type="float">
            <text:p>790</text:p>
          </table:table-cell>
          <table:table-cell office:value-type="float" office:value="5.59353635799" calcext:value-type="float">
            <text:p>5.593536358</text:p>
          </table:table-cell>
          <table:table-cell office:value-type="float" office:value="18.8235294118" calcext:value-type="float">
            <text:p>18.823529411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22929" calcext:value-type="float">
            <text:p>222929</text:p>
          </table:table-cell>
          <table:table-cell office:value-type="float" office:value="1706" calcext:value-type="float">
            <text:p>1706</text:p>
          </table:table-cell>
          <table:table-cell office:value-type="float" office:value="1207" calcext:value-type="float">
            <text:p>1207</text:p>
          </table:table-cell>
          <table:table-cell office:value-type="float" office:value="8.07955251709" calcext:value-type="float">
            <text:p>8.0795525171</text:p>
          </table:table-cell>
          <table:table-cell office:value-type="float" office:value="21.568627451" calcext:value-type="float">
            <text:p>21.56862745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23859" calcext:value-type="float">
            <text:p>223859</text:p>
          </table:table-cell>
          <table:table-cell office:value-type="float" office:value="2097" calcext:value-type="float">
            <text:p>2097</text:p>
          </table:table-cell>
          <table:table-cell office:value-type="float" office:value="1691" calcext:value-type="float">
            <text:p>1691</text:p>
          </table:table-cell>
          <table:table-cell office:value-type="float" office:value="10.5655686762" calcext:value-type="float">
            <text:p>10.5655686762</text:p>
          </table:table-cell>
          <table:table-cell office:value-type="float" office:value="25.0980392157" calcext:value-type="float">
            <text:p>25.098039215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24806" calcext:value-type="float">
            <text:p>224806</text:p>
          </table:table-cell>
          <table:table-cell office:value-type="float" office:value="2110" calcext:value-type="float">
            <text:p>2110</text:p>
          </table:table-cell>
          <table:table-cell office:value-type="float" office:value="1028" calcext:value-type="float">
            <text:p>1028</text:p>
          </table:table-cell>
          <table:table-cell office:value-type="float" office:value="13.6730888751" calcext:value-type="float">
            <text:p>13.6730888751</text:p>
          </table:table-cell>
          <table:table-cell office:value-type="float" office:value="16.862745098" calcext:value-type="float">
            <text:p>16.86274509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25731" calcext:value-type="float">
            <text:p>225731</text:p>
          </table:table-cell>
          <table:table-cell office:value-type="float" office:value="1574" calcext:value-type="float">
            <text:p>1574</text:p>
          </table:table-cell>
          <table:table-cell office:value-type="float" office:value="781" calcext:value-type="float">
            <text:p>781</text:p>
          </table:table-cell>
          <table:table-cell office:value-type="float" office:value="14.9160969546" calcext:value-type="float">
            <text:p>14.9160969546</text:p>
          </table:table-cell>
          <table:table-cell office:value-type="float" office:value="16.862745098" calcext:value-type="float">
            <text:p>16.86274509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26669" calcext:value-type="float">
            <text:p>226669</text:p>
          </table:table-cell>
          <table:table-cell office:value-type="float" office:value="1409" calcext:value-type="float">
            <text:p>1409</text:p>
          </table:table-cell>
          <table:table-cell office:value-type="float" office:value="791" calcext:value-type="float">
            <text:p>791</text:p>
          </table:table-cell>
          <table:table-cell office:value-type="float" office:value="15.5376009944" calcext:value-type="float">
            <text:p>15.5376009944</text:p>
          </table:table-cell>
          <table:table-cell office:value-type="float" office:value="14.1176470588" calcext:value-type="float">
            <text:p>14.117647058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27608" calcext:value-type="float">
            <text:p>227608</text:p>
          </table:table-cell>
          <table:table-cell office:value-type="float" office:value="1273" calcext:value-type="float">
            <text:p>1273</text:p>
          </table:table-cell>
          <table:table-cell office:value-type="float" office:value="689" calcext:value-type="float">
            <text:p>689</text:p>
          </table:table-cell>
          <table:table-cell office:value-type="float" office:value="16.780609074" calcext:value-type="float">
            <text:p>16.780609074</text:p>
          </table:table-cell>
          <table:table-cell office:value-type="float" office:value="14.9019607843" calcext:value-type="float">
            <text:p>14.9019607843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28546" calcext:value-type="float">
            <text:p>228546</text:p>
          </table:table-cell>
          <table:table-cell office:value-type="float" office:value="1327" calcext:value-type="float">
            <text:p>1327</text:p>
          </table:table-cell>
          <table:table-cell office:value-type="float" office:value="682" calcext:value-type="float">
            <text:p>682</text:p>
          </table:table-cell>
          <table:table-cell office:value-type="float" office:value="17.4021131137" calcext:value-type="float">
            <text:p>17.4021131137</text:p>
          </table:table-cell>
          <table:table-cell office:value-type="float" office:value="14.1176470588" calcext:value-type="float">
            <text:p>14.117647058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29487" calcext:value-type="float">
            <text:p>229487</text:p>
          </table:table-cell>
          <table:table-cell office:value-type="float" office:value="1309" calcext:value-type="float">
            <text:p>1309</text:p>
          </table:table-cell>
          <table:table-cell office:value-type="float" office:value="555" calcext:value-type="float">
            <text:p>555</text:p>
          </table:table-cell>
          <table:table-cell office:value-type="float" office:value="18.0236171535" calcext:value-type="float">
            <text:p>18.0236171535</text:p>
          </table:table-cell>
          <table:table-cell office:value-type="float" office:value="9.01960784314" calcext:value-type="float">
            <text:p>9.019607843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30437" calcext:value-type="float">
            <text:p>230437</text:p>
          </table:table-cell>
          <table:table-cell office:value-type="float" office:value="1138" calcext:value-type="float">
            <text:p>1138</text:p>
          </table:table-cell>
          <table:table-cell office:value-type="float" office:value="376" calcext:value-type="float">
            <text:p>376</text:p>
          </table:table-cell>
          <table:table-cell office:value-type="float" office:value="17.4021131137" calcext:value-type="float">
            <text:p>17.4021131137</text:p>
          </table:table-cell>
          <table:table-cell office:value-type="float" office:value="8.62745098039" calcext:value-type="float">
            <text:p>8.627450980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31361" calcext:value-type="float">
            <text:p>231361</text:p>
          </table:table-cell>
          <table:table-cell office:value-type="float" office:value="931" calcext:value-type="float">
            <text:p>931</text:p>
          </table:table-cell>
          <table:table-cell office:value-type="float" office:value="389" calcext:value-type="float">
            <text:p>389</text:p>
          </table:table-cell>
          <table:table-cell office:value-type="float" office:value="14.9160969546" calcext:value-type="float">
            <text:p>14.9160969546</text:p>
          </table:table-cell>
          <table:table-cell office:value-type="float" office:value="7.8431372549" calcext:value-type="float">
            <text:p>7.843137254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32281" calcext:value-type="float">
            <text:p>232281</text:p>
          </table:table-cell>
          <table:table-cell office:value-type="float" office:value="910" calcext:value-type="float">
            <text:p>910</text:p>
          </table:table-cell>
          <table:table-cell office:value-type="float" office:value="392" calcext:value-type="float">
            <text:p>392</text:p>
          </table:table-cell>
          <table:table-cell office:value-type="float" office:value="14.9160969546" calcext:value-type="float">
            <text:p>14.9160969546</text:p>
          </table:table-cell>
          <table:table-cell office:value-type="float" office:value="14.1176470588" calcext:value-type="float">
            <text:p>14.117647058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33206" calcext:value-type="float">
            <text:p>233206</text:p>
          </table:table-cell>
          <table:table-cell office:value-type="float" office:value="1460" calcext:value-type="float">
            <text:p>1460</text:p>
          </table:table-cell>
          <table:table-cell office:value-type="float" office:value="1066" calcext:value-type="float">
            <text:p>1066</text:p>
          </table:table-cell>
          <table:table-cell office:value-type="float" office:value="15.5376009944" calcext:value-type="float">
            <text:p>15.5376009944</text:p>
          </table:table-cell>
          <table:table-cell office:value-type="float" office:value="18.431372549" calcext:value-type="float">
            <text:p>18.43137254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34115" calcext:value-type="float">
            <text:p>234115</text:p>
          </table:table-cell>
          <table:table-cell office:value-type="float" office:value="1566" calcext:value-type="float">
            <text:p>1566</text:p>
          </table:table-cell>
          <table:table-cell office:value-type="float" office:value="967" calcext:value-type="float">
            <text:p>967</text:p>
          </table:table-cell>
          <table:table-cell office:value-type="float" office:value="16.780609074" calcext:value-type="float">
            <text:p>16.780609074</text:p>
          </table:table-cell>
          <table:table-cell office:value-type="float" office:value="21.9607843137" calcext:value-type="float">
            <text:p>21.960784313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35037" calcext:value-type="float">
            <text:p>235037</text:p>
          </table:table-cell>
          <table:table-cell office:value-type="float" office:value="1823" calcext:value-type="float">
            <text:p>1823</text:p>
          </table:table-cell>
          <table:table-cell office:value-type="float" office:value="982" calcext:value-type="float">
            <text:p>982</text:p>
          </table:table-cell>
          <table:table-cell office:value-type="float" office:value="18.0236171535" calcext:value-type="float">
            <text:p>18.0236171535</text:p>
          </table:table-cell>
          <table:table-cell office:value-type="float" office:value="16.4705882353" calcext:value-type="float">
            <text:p>16.4705882353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35993" calcext:value-type="float">
            <text:p>235993</text:p>
          </table:table-cell>
          <table:table-cell office:value-type="float" office:value="1483" calcext:value-type="float">
            <text:p>1483</text:p>
          </table:table-cell>
          <table:table-cell office:value-type="float" office:value="872" calcext:value-type="float">
            <text:p>872</text:p>
          </table:table-cell>
          <table:table-cell office:value-type="float" office:value="18.6451211933" calcext:value-type="float">
            <text:p>18.6451211933</text:p>
          </table:table-cell>
          <table:table-cell office:value-type="float" office:value="17.6470588235" calcext:value-type="float">
            <text:p>17.647058823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36980" calcext:value-type="float">
            <text:p>236980</text:p>
          </table:table-cell>
          <table:table-cell office:value-type="float" office:value="1548" calcext:value-type="float">
            <text:p>1548</text:p>
          </table:table-cell>
          <table:table-cell office:value-type="float" office:value="806" calcext:value-type="float">
            <text:p>806</text:p>
          </table:table-cell>
          <table:table-cell office:value-type="float" office:value="19.8881292728" calcext:value-type="float">
            <text:p>19.8881292728</text:p>
          </table:table-cell>
          <table:table-cell office:value-type="float" office:value="15.2941176471" calcext:value-type="float">
            <text:p>15.294117647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37937" calcext:value-type="float">
            <text:p>237937</text:p>
          </table:table-cell>
          <table:table-cell office:value-type="float" office:value="1435" calcext:value-type="float">
            <text:p>1435</text:p>
          </table:table-cell>
          <table:table-cell office:value-type="float" office:value="460" calcext:value-type="float">
            <text:p>460</text:p>
          </table:table-cell>
          <table:table-cell office:value-type="float" office:value="20.5096333126" calcext:value-type="float">
            <text:p>20.5096333126</text:p>
          </table:table-cell>
          <table:table-cell office:value-type="float" office:value="7.05882352941" calcext:value-type="float">
            <text:p>7.058823529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38858" calcext:value-type="float">
            <text:p>238858</text:p>
          </table:table-cell>
          <table:table-cell office:value-type="float" office:value="1071" calcext:value-type="float">
            <text:p>1071</text:p>
          </table:table-cell>
          <table:table-cell office:value-type="float" office:value="328" calcext:value-type="float">
            <text:p>328</text:p>
          </table:table-cell>
          <table:table-cell office:value-type="float" office:value="18.6451211933" calcext:value-type="float">
            <text:p>18.6451211933</text:p>
          </table:table-cell>
          <table:table-cell office:value-type="float" office:value="7.05882352941" calcext:value-type="float">
            <text:p>7.058823529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39788" calcext:value-type="float">
            <text:p>239788</text:p>
          </table:table-cell>
          <table:table-cell office:value-type="float" office:value="907" calcext:value-type="float">
            <text:p>907</text:p>
          </table:table-cell>
          <table:table-cell office:value-type="float" office:value="351" calcext:value-type="float">
            <text:p>351</text:p>
          </table:table-cell>
          <table:table-cell office:value-type="float" office:value="17.4021131137" calcext:value-type="float">
            <text:p>17.4021131137</text:p>
          </table:table-cell>
          <table:table-cell office:value-type="float" office:value="13.7254901961" calcext:value-type="float">
            <text:p>13.725490196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40755" calcext:value-type="float">
            <text:p>240755</text:p>
          </table:table-cell>
          <table:table-cell office:value-type="float" office:value="1397" calcext:value-type="float">
            <text:p>1397</text:p>
          </table:table-cell>
          <table:table-cell office:value-type="float" office:value="742" calcext:value-type="float">
            <text:p>742</text:p>
          </table:table-cell>
          <table:table-cell office:value-type="float" office:value="18.0236171535" calcext:value-type="float">
            <text:p>18.0236171535</text:p>
          </table:table-cell>
          <table:table-cell office:value-type="float" office:value="16.862745098" calcext:value-type="float">
            <text:p>16.86274509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41731" calcext:value-type="float">
            <text:p>241731</text:p>
          </table:table-cell>
          <table:table-cell office:value-type="float" office:value="1510" calcext:value-type="float">
            <text:p>1510</text:p>
          </table:table-cell>
          <table:table-cell office:value-type="float" office:value="1091" calcext:value-type="float">
            <text:p>1091</text:p>
          </table:table-cell>
          <table:table-cell office:value-type="float" office:value="19.2666252331" calcext:value-type="float">
            <text:p>19.2666252331</text:p>
          </table:table-cell>
          <table:table-cell office:value-type="float" office:value="19.2156862745" calcext:value-type="float">
            <text:p>19.215686274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42711" calcext:value-type="float">
            <text:p>242711</text:p>
          </table:table-cell>
          <table:table-cell office:value-type="float" office:value="1720" calcext:value-type="float">
            <text:p>1720</text:p>
          </table:table-cell>
          <table:table-cell office:value-type="float" office:value="1056" calcext:value-type="float">
            <text:p>1056</text:p>
          </table:table-cell>
          <table:table-cell office:value-type="float" office:value="20.5096333126" calcext:value-type="float">
            <text:p>20.5096333126</text:p>
          </table:table-cell>
          <table:table-cell office:value-type="float" office:value="7.8431372549" calcext:value-type="float">
            <text:p>7.843137254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43708" calcext:value-type="float">
            <text:p>243708</text:p>
          </table:table-cell>
          <table:table-cell office:value-type="float" office:value="1197" calcext:value-type="float">
            <text:p>1197</text:p>
          </table:table-cell>
          <table:table-cell office:value-type="float" office:value="364" calcext:value-type="float">
            <text:p>364</text:p>
          </table:table-cell>
          <table:table-cell office:value-type="float" office:value="18.0236171535" calcext:value-type="float">
            <text:p>18.0236171535</text:p>
          </table:table-cell>
          <table:table-cell office:value-type="float" office:value="6.66666666667" calcext:value-type="float">
            <text:p>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44724" calcext:value-type="float">
            <text:p>244724</text:p>
          </table:table-cell>
          <table:table-cell office:value-type="float" office:value="869" calcext:value-type="float">
            <text:p>869</text:p>
          </table:table-cell>
          <table:table-cell office:value-type="float" office:value="535" calcext:value-type="float">
            <text:p>535</text:p>
          </table:table-cell>
          <table:table-cell office:value-type="float" office:value="18.0236171535" calcext:value-type="float">
            <text:p>18.0236171535</text:p>
          </table:table-cell>
          <table:table-cell office:value-type="float" office:value="14.9019607843" calcext:value-type="float">
            <text:p>14.9019607843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45727" calcext:value-type="float">
            <text:p>245727</text:p>
          </table:table-cell>
          <table:table-cell office:value-type="float" office:value="1447" calcext:value-type="float">
            <text:p>1447</text:p>
          </table:table-cell>
          <table:table-cell office:value-type="float" office:value="824" calcext:value-type="float">
            <text:p>824</text:p>
          </table:table-cell>
          <table:table-cell office:value-type="float" office:value="18.6451211933" calcext:value-type="float">
            <text:p>18.6451211933</text:p>
          </table:table-cell>
          <table:table-cell office:value-type="float" office:value="15.6862745098" calcext:value-type="float">
            <text:p>15.686274509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46734" calcext:value-type="float">
            <text:p>246734</text:p>
          </table:table-cell>
          <table:table-cell office:value-type="float" office:value="1484" calcext:value-type="float">
            <text:p>1484</text:p>
          </table:table-cell>
          <table:table-cell office:value-type="float" office:value="762" calcext:value-type="float">
            <text:p>762</text:p>
          </table:table-cell>
          <table:table-cell office:value-type="float" office:value="19.8881292728" calcext:value-type="float">
            <text:p>19.8881292728</text:p>
          </table:table-cell>
          <table:table-cell office:value-type="float" office:value="16.0784313725" calcext:value-type="float">
            <text:p>16.078431372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47724" calcext:value-type="float">
            <text:p>247724</text:p>
          </table:table-cell>
          <table:table-cell office:value-type="float" office:value="1504" calcext:value-type="float">
            <text:p>1504</text:p>
          </table:table-cell>
          <table:table-cell office:value-type="float" office:value="696" calcext:value-type="float">
            <text:p>696</text:p>
          </table:table-cell>
          <table:table-cell office:value-type="float" office:value="20.5096333126" calcext:value-type="float">
            <text:p>20.5096333126</text:p>
          </table:table-cell>
          <table:table-cell office:value-type="float" office:value="7.05882352941" calcext:value-type="float">
            <text:p>7.058823529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48732" calcext:value-type="float">
            <text:p>248732</text:p>
          </table:table-cell>
          <table:table-cell office:value-type="float" office:value="1118" calcext:value-type="float">
            <text:p>1118</text:p>
          </table:table-cell>
          <table:table-cell office:value-type="float" office:value="351" calcext:value-type="float">
            <text:p>351</text:p>
          </table:table-cell>
          <table:table-cell office:value-type="float" office:value="18.6451211933" calcext:value-type="float">
            <text:p>18.6451211933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49744" calcext:value-type="float">
            <text:p>249744</text:p>
          </table:table-cell>
          <table:table-cell office:value-type="float" office:value="1068" calcext:value-type="float">
            <text:p>1068</text:p>
          </table:table-cell>
          <table:table-cell office:value-type="float" office:value="416" calcext:value-type="float">
            <text:p>416</text:p>
          </table:table-cell>
          <table:table-cell office:value-type="float" office:value="18.0236171535" calcext:value-type="float">
            <text:p>18.0236171535</text:p>
          </table:table-cell>
          <table:table-cell office:value-type="float" office:value="11.7647058824" calcext:value-type="float">
            <text:p>11.764705882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50753" calcext:value-type="float">
            <text:p>250753</text:p>
          </table:table-cell>
          <table:table-cell office:value-type="float" office:value="1246" calcext:value-type="float">
            <text:p>1246</text:p>
          </table:table-cell>
          <table:table-cell office:value-type="float" office:value="508" calcext:value-type="float">
            <text:p>508</text:p>
          </table:table-cell>
          <table:table-cell office:value-type="float" office:value="18.6451211933" calcext:value-type="float">
            <text:p>18.6451211933</text:p>
          </table:table-cell>
          <table:table-cell office:value-type="float" office:value="7.45098039216" calcext:value-type="float">
            <text:p>7.450980392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51764" calcext:value-type="float">
            <text:p>251764</text:p>
          </table:table-cell>
          <table:table-cell office:value-type="float" office:value="1087" calcext:value-type="float">
            <text:p>1087</text:p>
          </table:table-cell>
          <table:table-cell office:value-type="float" office:value="337" calcext:value-type="float">
            <text:p>337</text:p>
          </table:table-cell>
          <table:table-cell office:value-type="float" office:value="18.0236171535" calcext:value-type="float">
            <text:p>18.0236171535</text:p>
          </table:table-cell>
          <table:table-cell office:value-type="float" office:value="8.23529411765" calcext:value-type="float">
            <text:p>8.235294117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52773" calcext:value-type="float">
            <text:p>252773</text:p>
          </table:table-cell>
          <table:table-cell office:value-type="float" office:value="916" calcext:value-type="float">
            <text:p>916</text:p>
          </table:table-cell>
          <table:table-cell office:value-type="float" office:value="386" calcext:value-type="float">
            <text:p>386</text:p>
          </table:table-cell>
          <table:table-cell office:value-type="float" office:value="16.1591050342" calcext:value-type="float">
            <text:p>16.1591050342</text:p>
          </table:table-cell>
          <table:table-cell office:value-type="float" office:value="7.8431372549" calcext:value-type="float">
            <text:p>7.843137254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53780" calcext:value-type="float">
            <text:p>253780</text:p>
          </table:table-cell>
          <table:table-cell office:value-type="float" office:value="892" calcext:value-type="float">
            <text:p>892</text:p>
          </table:table-cell>
          <table:table-cell office:value-type="float" office:value="374" calcext:value-type="float">
            <text:p>374</text:p>
          </table:table-cell>
          <table:table-cell office:value-type="float" office:value="13.6730888751" calcext:value-type="float">
            <text:p>13.6730888751</text:p>
          </table:table-cell>
          <table:table-cell office:value-type="float" office:value="7.05882352941" calcext:value-type="float">
            <text:p>7.058823529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54784" calcext:value-type="float">
            <text:p>254784</text:p>
          </table:table-cell>
          <table:table-cell office:value-type="float" office:value="838" calcext:value-type="float">
            <text:p>838</text:p>
          </table:table-cell>
          <table:table-cell office:value-type="float" office:value="342" calcext:value-type="float">
            <text:p>342</text:p>
          </table:table-cell>
          <table:table-cell office:value-type="float" office:value="9.94406463642" calcext:value-type="float">
            <text:p>9.9440646364</text:p>
          </table:table-cell>
          <table:table-cell office:value-type="float" office:value="6.66666666667" calcext:value-type="float">
            <text:p>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55765" calcext:value-type="float">
            <text:p>255765</text:p>
          </table:table-cell>
          <table:table-cell office:value-type="float" office:value="802" calcext:value-type="float">
            <text:p>802</text:p>
          </table:table-cell>
          <table:table-cell office:value-type="float" office:value="325" calcext:value-type="float">
            <text:p>325</text:p>
          </table:table-cell>
          <table:table-cell office:value-type="float" office:value="4.97203231821" calcext:value-type="float">
            <text:p>4.9720323182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56754" calcext:value-type="float">
            <text:p>256754</text:p>
          </table:table-cell>
          <table:table-cell office:value-type="float" office:value="783" calcext:value-type="float">
            <text:p>783</text:p>
          </table:table-cell>
          <table:table-cell office:value-type="float" office:value="348" calcext:value-type="float">
            <text:p>348</text:p>
          </table:table-cell>
          <table:table-cell office:value-type="float" office:value="3.72902423866" calcext:value-type="float">
            <text:p>3.7290242387</text:p>
          </table:table-cell>
          <table:table-cell office:value-type="float" office:value="6.66666666667" calcext:value-type="float">
            <text:p>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57762" calcext:value-type="float">
            <text:p>257762</text:p>
          </table:table-cell>
          <table:table-cell office:value-type="float" office:value="824" calcext:value-type="float">
            <text:p>824</text:p>
          </table:table-cell>
          <table:table-cell office:value-type="float" office:value="339" calcext:value-type="float">
            <text:p>339</text:p>
          </table:table-cell>
          <table:table-cell office:value-type="float" office:value="4.35052827843" calcext:value-type="float">
            <text:p>4.3505282784</text:p>
          </table:table-cell>
          <table:table-cell office:value-type="float" office:value="13.3333333333" calcext:value-type="float">
            <text:p>13.3333333333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58757" calcext:value-type="float">
            <text:p>258757</text:p>
          </table:table-cell>
          <table:table-cell office:value-type="float" office:value="1246" calcext:value-type="float">
            <text:p>1246</text:p>
          </table:table-cell>
          <table:table-cell office:value-type="float" office:value="716" calcext:value-type="float">
            <text:p>716</text:p>
          </table:table-cell>
          <table:table-cell office:value-type="float" office:value="5.59353635799" calcext:value-type="float">
            <text:p>5.593536358</text:p>
          </table:table-cell>
          <table:table-cell office:value-type="float" office:value="15.6862745098" calcext:value-type="float">
            <text:p>15.686274509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59759" calcext:value-type="float">
            <text:p>259759</text:p>
          </table:table-cell>
          <table:table-cell office:value-type="float" office:value="1406" calcext:value-type="float">
            <text:p>1406</text:p>
          </table:table-cell>
          <table:table-cell office:value-type="float" office:value="801" calcext:value-type="float">
            <text:p>801</text:p>
          </table:table-cell>
          <table:table-cell office:value-type="float" office:value="6.83654443754" calcext:value-type="float">
            <text:p>6.8365444375</text:p>
          </table:table-cell>
          <table:table-cell office:value-type="float" office:value="18.0392156863" calcext:value-type="float">
            <text:p>18.0392156863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60786" calcext:value-type="float">
            <text:p>260786</text:p>
          </table:table-cell>
          <table:table-cell office:value-type="float" office:value="1727" calcext:value-type="float">
            <text:p>1727</text:p>
          </table:table-cell>
          <table:table-cell office:value-type="float" office:value="1291" calcext:value-type="float">
            <text:p>1291</text:p>
          </table:table-cell>
          <table:table-cell office:value-type="float" office:value="8.70105655687" calcext:value-type="float">
            <text:p>8.7010565569</text:p>
          </table:table-cell>
          <table:table-cell office:value-type="float" office:value="21.1764705882" calcext:value-type="float">
            <text:p>21.176470588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61813" calcext:value-type="float">
            <text:p>261813</text:p>
          </table:table-cell>
          <table:table-cell office:value-type="float" office:value="1815" calcext:value-type="float">
            <text:p>1815</text:p>
          </table:table-cell>
          <table:table-cell office:value-type="float" office:value="1148" calcext:value-type="float">
            <text:p>1148</text:p>
          </table:table-cell>
          <table:table-cell office:value-type="float" office:value="10.5655686762" calcext:value-type="float">
            <text:p>10.5655686762</text:p>
          </table:table-cell>
          <table:table-cell office:value-type="float" office:value="19.2156862745" calcext:value-type="float">
            <text:p>19.215686274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62832" calcext:value-type="float">
            <text:p>262832</text:p>
          </table:table-cell>
          <table:table-cell office:value-type="float" office:value="1616" calcext:value-type="float">
            <text:p>1616</text:p>
          </table:table-cell>
          <table:table-cell office:value-type="float" office:value="1242" calcext:value-type="float">
            <text:p>1242</text:p>
          </table:table-cell>
          <table:table-cell office:value-type="float" office:value="10.5655686762" calcext:value-type="float">
            <text:p>10.5655686762</text:p>
          </table:table-cell>
          <table:table-cell office:value-type="float" office:value="25.0980392157" calcext:value-type="float">
            <text:p>25.098039215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63819" calcext:value-type="float">
            <text:p>263819</text:p>
          </table:table-cell>
          <table:table-cell office:value-type="float" office:value="1995" calcext:value-type="float">
            <text:p>1995</text:p>
          </table:table-cell>
          <table:table-cell office:value-type="float" office:value="1986" calcext:value-type="float">
            <text:p>1986</text:p>
          </table:table-cell>
          <table:table-cell office:value-type="float" office:value="13.0515848353" calcext:value-type="float">
            <text:p>13.0515848353</text:p>
          </table:table-cell>
          <table:table-cell office:value-type="float" office:value="24.7058823529" calcext:value-type="float">
            <text:p>24.705882352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64843" calcext:value-type="float">
            <text:p>264843</text:p>
          </table:table-cell>
          <table:table-cell office:value-type="float" office:value="2170" calcext:value-type="float">
            <text:p>2170</text:p>
          </table:table-cell>
          <table:table-cell office:value-type="float" office:value="1927" calcext:value-type="float">
            <text:p>1927</text:p>
          </table:table-cell>
          <table:table-cell office:value-type="float" office:value="15.5376009944" calcext:value-type="float">
            <text:p>15.5376009944</text:p>
          </table:table-cell>
          <table:table-cell office:value-type="float" office:value="20.3921568627" calcext:value-type="float">
            <text:p>20.392156862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65862" calcext:value-type="float">
            <text:p>265862</text:p>
          </table:table-cell>
          <table:table-cell office:value-type="float" office:value="1689" calcext:value-type="float">
            <text:p>1689</text:p>
          </table:table-cell>
          <table:table-cell office:value-type="float" office:value="464" calcext:value-type="float">
            <text:p>464</text:p>
          </table:table-cell>
          <table:table-cell office:value-type="float" office:value="16.1591050342" calcext:value-type="float">
            <text:p>16.1591050342</text:p>
          </table:table-cell>
          <table:table-cell office:value-type="float" office:value="8.23529411765" calcext:value-type="float">
            <text:p>8.235294117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66866" calcext:value-type="float">
            <text:p>266866</text:p>
          </table:table-cell>
          <table:table-cell office:value-type="float" office:value="938" calcext:value-type="float">
            <text:p>938</text:p>
          </table:table-cell>
          <table:table-cell office:value-type="float" office:value="389" calcext:value-type="float">
            <text:p>389</text:p>
          </table:table-cell>
          <table:table-cell office:value-type="float" office:value="13.6730888751" calcext:value-type="float">
            <text:p>13.6730888751</text:p>
          </table:table-cell>
          <table:table-cell office:value-type="float" office:value="8.23529411765" calcext:value-type="float">
            <text:p>8.235294117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67898" calcext:value-type="float">
            <text:p>267898</text:p>
          </table:table-cell>
          <table:table-cell office:value-type="float" office:value="858" calcext:value-type="float">
            <text:p>858</text:p>
          </table:table-cell>
          <table:table-cell office:value-type="float" office:value="392" calcext:value-type="float">
            <text:p>392</text:p>
          </table:table-cell>
          <table:table-cell office:value-type="float" office:value="12.4300807955" calcext:value-type="float">
            <text:p>12.4300807955</text:p>
          </table:table-cell>
          <table:table-cell office:value-type="float" office:value="14.1176470588" calcext:value-type="float">
            <text:p>14.117647058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68928" calcext:value-type="float">
            <text:p>268928</text:p>
          </table:table-cell>
          <table:table-cell office:value-type="float" office:value="1494" calcext:value-type="float">
            <text:p>1494</text:p>
          </table:table-cell>
          <table:table-cell office:value-type="float" office:value="1432" calcext:value-type="float">
            <text:p>1432</text:p>
          </table:table-cell>
          <table:table-cell office:value-type="float" office:value="13.6730888751" calcext:value-type="float">
            <text:p>13.6730888751</text:p>
          </table:table-cell>
          <table:table-cell office:value-type="float" office:value="20.7843137255" calcext:value-type="float">
            <text:p>20.784313725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69945" calcext:value-type="float">
            <text:p>269945</text:p>
          </table:table-cell>
          <table:table-cell office:value-type="float" office:value="1737" calcext:value-type="float">
            <text:p>1737</text:p>
          </table:table-cell>
          <table:table-cell office:value-type="float" office:value="1491" calcext:value-type="float">
            <text:p>1491</text:p>
          </table:table-cell>
          <table:table-cell office:value-type="float" office:value="14.9160969546" calcext:value-type="float">
            <text:p>14.9160969546</text:p>
          </table:table-cell>
          <table:table-cell office:value-type="float" office:value="23.137254902" calcext:value-type="float">
            <text:p>23.13725490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70954" calcext:value-type="float">
            <text:p>270954</text:p>
          </table:table-cell>
          <table:table-cell office:value-type="float" office:value="1956" calcext:value-type="float">
            <text:p>1956</text:p>
          </table:table-cell>
          <table:table-cell office:value-type="float" office:value="1650" calcext:value-type="float">
            <text:p>1650</text:p>
          </table:table-cell>
          <table:table-cell office:value-type="float" office:value="16.780609074" calcext:value-type="float">
            <text:p>16.780609074</text:p>
          </table:table-cell>
          <table:table-cell office:value-type="float" office:value="23.137254902" calcext:value-type="float">
            <text:p>23.13725490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71985" calcext:value-type="float">
            <text:p>271985</text:p>
          </table:table-cell>
          <table:table-cell office:value-type="float" office:value="1819" calcext:value-type="float">
            <text:p>1819</text:p>
          </table:table-cell>
          <table:table-cell office:value-type="float" office:value="980" calcext:value-type="float">
            <text:p>980</text:p>
          </table:table-cell>
          <table:table-cell office:value-type="float" office:value="18.0236171535" calcext:value-type="float">
            <text:p>18.0236171535</text:p>
          </table:table-cell>
          <table:table-cell office:value-type="float" office:value="16.0784313725" calcext:value-type="float">
            <text:p>16.078431372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73003" calcext:value-type="float">
            <text:p>273003</text:p>
          </table:table-cell>
          <table:table-cell office:value-type="float" office:value="1405" calcext:value-type="float">
            <text:p>1405</text:p>
          </table:table-cell>
          <table:table-cell office:value-type="float" office:value="671" calcext:value-type="float">
            <text:p>671</text:p>
          </table:table-cell>
          <table:table-cell office:value-type="float" office:value="18.6451211933" calcext:value-type="float">
            <text:p>18.6451211933</text:p>
          </table:table-cell>
          <table:table-cell office:value-type="float" office:value="15.6862745098" calcext:value-type="float">
            <text:p>15.686274509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74023" calcext:value-type="float">
            <text:p>274023</text:p>
          </table:table-cell>
          <table:table-cell office:value-type="float" office:value="1451" calcext:value-type="float">
            <text:p>1451</text:p>
          </table:table-cell>
          <table:table-cell office:value-type="float" office:value="504" calcext:value-type="float">
            <text:p>504</text:p>
          </table:table-cell>
          <table:table-cell office:value-type="float" office:value="18.6451211933" calcext:value-type="float">
            <text:p>18.6451211933</text:p>
          </table:table-cell>
          <table:table-cell office:value-type="float" office:value="7.05882352941" calcext:value-type="float">
            <text:p>7.058823529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75035" calcext:value-type="float">
            <text:p>275035</text:p>
          </table:table-cell>
          <table:table-cell office:value-type="float" office:value="970" calcext:value-type="float">
            <text:p>970</text:p>
          </table:table-cell>
          <table:table-cell office:value-type="float" office:value="416" calcext:value-type="float">
            <text:p>416</text:p>
          </table:table-cell>
          <table:table-cell office:value-type="float" office:value="16.1591050342" calcext:value-type="float">
            <text:p>16.1591050342</text:p>
          </table:table-cell>
          <table:table-cell office:value-type="float" office:value="7.45098039216" calcext:value-type="float">
            <text:p>7.450980392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76074" calcext:value-type="float">
            <text:p>276074</text:p>
          </table:table-cell>
          <table:table-cell office:value-type="float" office:value="923" calcext:value-type="float">
            <text:p>923</text:p>
          </table:table-cell>
          <table:table-cell office:value-type="float" office:value="659" calcext:value-type="float">
            <text:p>659</text:p>
          </table:table-cell>
          <table:table-cell office:value-type="float" office:value="15.5376009944" calcext:value-type="float">
            <text:p>15.5376009944</text:p>
          </table:table-cell>
          <table:table-cell office:value-type="float" office:value="20.7843137255" calcext:value-type="float">
            <text:p>20.784313725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77075" calcext:value-type="float">
            <text:p>277075</text:p>
          </table:table-cell>
          <table:table-cell office:value-type="float" office:value="1761" calcext:value-type="float">
            <text:p>1761</text:p>
          </table:table-cell>
          <table:table-cell office:value-type="float" office:value="1244" calcext:value-type="float">
            <text:p>1244</text:p>
          </table:table-cell>
          <table:table-cell office:value-type="float" office:value="16.780609074" calcext:value-type="float">
            <text:p>16.780609074</text:p>
          </table:table-cell>
          <table:table-cell office:value-type="float" office:value="20.3921568627" calcext:value-type="float">
            <text:p>20.392156862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78082" calcext:value-type="float">
            <text:p>278082</text:p>
          </table:table-cell>
          <table:table-cell office:value-type="float" office:value="1800" calcext:value-type="float">
            <text:p>1800</text:p>
          </table:table-cell>
          <table:table-cell office:value-type="float" office:value="1250" calcext:value-type="float">
            <text:p>1250</text:p>
          </table:table-cell>
          <table:table-cell office:value-type="float" office:value="18.0236171535" calcext:value-type="float">
            <text:p>18.0236171535</text:p>
          </table:table-cell>
          <table:table-cell office:value-type="float" office:value="18.8235294118" calcext:value-type="float">
            <text:p>18.823529411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79083" calcext:value-type="float">
            <text:p>279083</text:p>
          </table:table-cell>
          <table:table-cell office:value-type="float" office:value="1513" calcext:value-type="float">
            <text:p>1513</text:p>
          </table:table-cell>
          <table:table-cell office:value-type="float" office:value="624" calcext:value-type="float">
            <text:p>624</text:p>
          </table:table-cell>
          <table:table-cell office:value-type="float" office:value="18.6451211933" calcext:value-type="float">
            <text:p>18.6451211933</text:p>
          </table:table-cell>
          <table:table-cell office:value-type="float" office:value="7.05882352941" calcext:value-type="float">
            <text:p>7.058823529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80073" calcext:value-type="float">
            <text:p>280073</text:p>
          </table:table-cell>
          <table:table-cell office:value-type="float" office:value="939" calcext:value-type="float">
            <text:p>939</text:p>
          </table:table-cell>
          <table:table-cell office:value-type="float" office:value="372" calcext:value-type="float">
            <text:p>372</text:p>
          </table:table-cell>
          <table:table-cell office:value-type="float" office:value="18.0236171535" calcext:value-type="float">
            <text:p>18.0236171535</text:p>
          </table:table-cell>
          <table:table-cell office:value-type="float" office:value="7.45098039216" calcext:value-type="float">
            <text:p>7.450980392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81066" calcext:value-type="float">
            <text:p>281066</text:p>
          </table:table-cell>
          <table:table-cell office:value-type="float" office:value="890" calcext:value-type="float">
            <text:p>890</text:p>
          </table:table-cell>
          <table:table-cell office:value-type="float" office:value="383" calcext:value-type="float">
            <text:p>383</text:p>
          </table:table-cell>
          <table:table-cell office:value-type="float" office:value="15.5376009944" calcext:value-type="float">
            <text:p>15.5376009944</text:p>
          </table:table-cell>
          <table:table-cell office:value-type="float" office:value="7.05882352941" calcext:value-type="float">
            <text:p>7.058823529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82058" calcext:value-type="float">
            <text:p>282058</text:p>
          </table:table-cell>
          <table:table-cell office:value-type="float" office:value="885" calcext:value-type="float">
            <text:p>885</text:p>
          </table:table-cell>
          <table:table-cell office:value-type="float" office:value="363" calcext:value-type="float">
            <text:p>363</text:p>
          </table:table-cell>
          <table:table-cell office:value-type="float" office:value="13.0515848353" calcext:value-type="float">
            <text:p>13.0515848353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83074" calcext:value-type="float">
            <text:p>283074</text:p>
          </table:table-cell>
          <table:table-cell office:value-type="float" office:value="826" calcext:value-type="float">
            <text:p>826</text:p>
          </table:table-cell>
          <table:table-cell office:value-type="float" office:value="351" calcext:value-type="float">
            <text:p>351</text:p>
          </table:table-cell>
          <table:table-cell office:value-type="float" office:value="11.187072716" calcext:value-type="float">
            <text:p>11.187072716</text:p>
          </table:table-cell>
          <table:table-cell office:value-type="float" office:value="5.88235294118" calcext:value-type="float">
            <text:p>5.882352941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84092" calcext:value-type="float">
            <text:p>284092</text:p>
          </table:table-cell>
          <table:table-cell office:value-type="float" office:value="810" calcext:value-type="float">
            <text:p>810</text:p>
          </table:table-cell>
          <table:table-cell office:value-type="float" office:value="338" calcext:value-type="float">
            <text:p>338</text:p>
          </table:table-cell>
          <table:table-cell office:value-type="float" office:value="9.32256059664" calcext:value-type="float">
            <text:p>9.3225605966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85082" calcext:value-type="float">
            <text:p>285082</text:p>
          </table:table-cell>
          <table:table-cell office:value-type="float" office:value="797" calcext:value-type="float">
            <text:p>797</text:p>
          </table:table-cell>
          <table:table-cell office:value-type="float" office:value="509" calcext:value-type="float">
            <text:p>509</text:p>
          </table:table-cell>
          <table:table-cell office:value-type="float" office:value="9.32256059664" calcext:value-type="float">
            <text:p>9.3225605966</text:p>
          </table:table-cell>
          <table:table-cell office:value-type="float" office:value="13.3333333333" calcext:value-type="float">
            <text:p>13.3333333333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86091" calcext:value-type="float">
            <text:p>286091</text:p>
          </table:table-cell>
          <table:table-cell office:value-type="float" office:value="1212" calcext:value-type="float">
            <text:p>1212</text:p>
          </table:table-cell>
          <table:table-cell office:value-type="float" office:value="657" calcext:value-type="float">
            <text:p>657</text:p>
          </table:table-cell>
          <table:table-cell office:value-type="float" office:value="10.5655686762" calcext:value-type="float">
            <text:p>10.5655686762</text:p>
          </table:table-cell>
          <table:table-cell office:value-type="float" office:value="7.45098039216" calcext:value-type="float">
            <text:p>7.450980392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87074" calcext:value-type="float">
            <text:p>287074</text:p>
          </table:table-cell>
          <table:table-cell office:value-type="float" office:value="825" calcext:value-type="float">
            <text:p>825</text:p>
          </table:table-cell>
          <table:table-cell office:value-type="float" office:value="408" calcext:value-type="float">
            <text:p>408</text:p>
          </table:table-cell>
          <table:table-cell office:value-type="float" office:value="9.94406463642" calcext:value-type="float">
            <text:p>9.9440646364</text:p>
          </table:table-cell>
          <table:table-cell office:value-type="float" office:value="7.8431372549" calcext:value-type="float">
            <text:p>7.843137254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88095" calcext:value-type="float">
            <text:p>288095</text:p>
          </table:table-cell>
          <table:table-cell office:value-type="float" office:value="840" calcext:value-type="float">
            <text:p>840</text:p>
          </table:table-cell>
          <table:table-cell office:value-type="float" office:value="397" calcext:value-type="float">
            <text:p>397</text:p>
          </table:table-cell>
          <table:table-cell office:value-type="float" office:value="6.83654443754" calcext:value-type="float">
            <text:p>6.8365444375</text:p>
          </table:table-cell>
          <table:table-cell office:value-type="float" office:value="7.45098039216" calcext:value-type="float">
            <text:p>7.450980392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89106" calcext:value-type="float">
            <text:p>289106</text:p>
          </table:table-cell>
          <table:table-cell office:value-type="float" office:value="827" calcext:value-type="float">
            <text:p>827</text:p>
          </table:table-cell>
          <table:table-cell office:value-type="float" office:value="375" calcext:value-type="float">
            <text:p>375</text:p>
          </table:table-cell>
          <table:table-cell office:value-type="float" office:value="4.97203231821" calcext:value-type="float">
            <text:p>4.9720323182</text:p>
          </table:table-cell>
          <table:table-cell office:value-type="float" office:value="6.66666666667" calcext:value-type="float">
            <text:p>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90119" calcext:value-type="float">
            <text:p>290119</text:p>
          </table:table-cell>
          <table:table-cell office:value-type="float" office:value="1109" calcext:value-type="float">
            <text:p>1109</text:p>
          </table:table-cell>
          <table:table-cell office:value-type="float" office:value="901" calcext:value-type="float">
            <text:p>901</text:p>
          </table:table-cell>
          <table:table-cell office:value-type="float" office:value="5.59353635799" calcext:value-type="float">
            <text:p>5.593536358</text:p>
          </table:table-cell>
          <table:table-cell office:value-type="float" office:value="18.431372549" calcext:value-type="float">
            <text:p>18.43137254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91116" calcext:value-type="float">
            <text:p>291116</text:p>
          </table:table-cell>
          <table:table-cell office:value-type="float" office:value="1600" calcext:value-type="float">
            <text:p>1600</text:p>
          </table:table-cell>
          <table:table-cell office:value-type="float" office:value="929" calcext:value-type="float">
            <text:p>929</text:p>
          </table:table-cell>
          <table:table-cell office:value-type="float" office:value="7.45804847732" calcext:value-type="float">
            <text:p>7.4580484773</text:p>
          </table:table-cell>
          <table:table-cell office:value-type="float" office:value="18.431372549" calcext:value-type="float">
            <text:p>18.43137254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92135" calcext:value-type="float">
            <text:p>292135</text:p>
          </table:table-cell>
          <table:table-cell office:value-type="float" office:value="1763" calcext:value-type="float">
            <text:p>1763</text:p>
          </table:table-cell>
          <table:table-cell office:value-type="float" office:value="1223" calcext:value-type="float">
            <text:p>1223</text:p>
          </table:table-cell>
          <table:table-cell office:value-type="float" office:value="9.32256059664" calcext:value-type="float">
            <text:p>9.3225605966</text:p>
          </table:table-cell>
          <table:table-cell office:value-type="float" office:value="18.431372549" calcext:value-type="float">
            <text:p>18.43137254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93096" calcext:value-type="float">
            <text:p>293096</text:p>
          </table:table-cell>
          <table:table-cell office:value-type="float" office:value="1529" calcext:value-type="float">
            <text:p>1529</text:p>
          </table:table-cell>
          <table:table-cell office:value-type="float" office:value="877" calcext:value-type="float">
            <text:p>877</text:p>
          </table:table-cell>
          <table:table-cell office:value-type="float" office:value="9.94406463642" calcext:value-type="float">
            <text:p>9.9440646364</text:p>
          </table:table-cell>
          <table:table-cell office:value-type="float" office:value="18.0392156863" calcext:value-type="float">
            <text:p>18.0392156863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94104" calcext:value-type="float">
            <text:p>294104</text:p>
          </table:table-cell>
          <table:table-cell office:value-type="float" office:value="1531" calcext:value-type="float">
            <text:p>1531</text:p>
          </table:table-cell>
          <table:table-cell office:value-type="float" office:value="885" calcext:value-type="float">
            <text:p>885</text:p>
          </table:table-cell>
          <table:table-cell office:value-type="float" office:value="10.5655686762" calcext:value-type="float">
            <text:p>10.5655686762</text:p>
          </table:table-cell>
          <table:table-cell office:value-type="float" office:value="18.0392156863" calcext:value-type="float">
            <text:p>18.0392156863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95116" calcext:value-type="float">
            <text:p>295116</text:p>
          </table:table-cell>
          <table:table-cell office:value-type="float" office:value="1562" calcext:value-type="float">
            <text:p>1562</text:p>
          </table:table-cell>
          <table:table-cell office:value-type="float" office:value="901" calcext:value-type="float">
            <text:p>901</text:p>
          </table:table-cell>
          <table:table-cell office:value-type="float" office:value="11.187072716" calcext:value-type="float">
            <text:p>11.187072716</text:p>
          </table:table-cell>
          <table:table-cell office:value-type="float" office:value="16.862745098" calcext:value-type="float">
            <text:p>16.86274509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96095" calcext:value-type="float">
            <text:p>296095</text:p>
          </table:table-cell>
          <table:table-cell office:value-type="float" office:value="1391" calcext:value-type="float">
            <text:p>1391</text:p>
          </table:table-cell>
          <table:table-cell office:value-type="float" office:value="548" calcext:value-type="float">
            <text:p>548</text:p>
          </table:table-cell>
          <table:table-cell office:value-type="float" office:value="11.8085767557" calcext:value-type="float">
            <text:p>11.8085767557</text:p>
          </table:table-cell>
          <table:table-cell office:value-type="float" office:value="6.66666666667" calcext:value-type="float">
            <text:p>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97094" calcext:value-type="float">
            <text:p>297094</text:p>
          </table:table-cell>
          <table:table-cell office:value-type="float" office:value="884" calcext:value-type="float">
            <text:p>884</text:p>
          </table:table-cell>
          <table:table-cell office:value-type="float" office:value="354" calcext:value-type="float">
            <text:p>354</text:p>
          </table:table-cell>
          <table:table-cell office:value-type="float" office:value="10.5655686762" calcext:value-type="float">
            <text:p>10.5655686762</text:p>
          </table:table-cell>
          <table:table-cell office:value-type="float" office:value="5.88235294118" calcext:value-type="float">
            <text:p>5.882352941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98015" calcext:value-type="float">
            <text:p>298015</text:p>
          </table:table-cell>
          <table:table-cell office:value-type="float" office:value="853" calcext:value-type="float">
            <text:p>853</text:p>
          </table:table-cell>
          <table:table-cell office:value-type="float" office:value="332" calcext:value-type="float">
            <text:p>332</text:p>
          </table:table-cell>
          <table:table-cell office:value-type="float" office:value="9.94406463642" calcext:value-type="float">
            <text:p>9.9440646364</text:p>
          </table:table-cell>
          <table:table-cell office:value-type="float" office:value="12.5490196078" calcext:value-type="float">
            <text:p>12.549019607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98962" calcext:value-type="float">
            <text:p>298962</text:p>
          </table:table-cell>
          <table:table-cell office:value-type="float" office:value="1291" calcext:value-type="float">
            <text:p>1291</text:p>
          </table:table-cell>
          <table:table-cell office:value-type="float" office:value="664" calcext:value-type="float">
            <text:p>664</text:p>
          </table:table-cell>
          <table:table-cell office:value-type="float" office:value="9.94406463642" calcext:value-type="float">
            <text:p>9.9440646364</text:p>
          </table:table-cell>
          <table:table-cell office:value-type="float" office:value="14.1176470588" calcext:value-type="float">
            <text:p>14.117647058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299883" calcext:value-type="float">
            <text:p>299883</text:p>
          </table:table-cell>
          <table:table-cell office:value-type="float" office:value="1366" calcext:value-type="float">
            <text:p>1366</text:p>
          </table:table-cell>
          <table:table-cell office:value-type="float" office:value="950" calcext:value-type="float">
            <text:p>950</text:p>
          </table:table-cell>
          <table:table-cell office:value-type="float" office:value="9.94406463642" calcext:value-type="float">
            <text:p>9.9440646364</text:p>
          </table:table-cell>
          <table:table-cell office:value-type="float" office:value="18.431372549" calcext:value-type="float">
            <text:p>18.43137254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00826" calcext:value-type="float">
            <text:p>300826</text:p>
          </table:table-cell>
          <table:table-cell office:value-type="float" office:value="1650" calcext:value-type="float">
            <text:p>1650</text:p>
          </table:table-cell>
          <table:table-cell office:value-type="float" office:value="1062" calcext:value-type="float">
            <text:p>1062</text:p>
          </table:table-cell>
          <table:table-cell office:value-type="float" office:value="11.187072716" calcext:value-type="float">
            <text:p>11.187072716</text:p>
          </table:table-cell>
          <table:table-cell office:value-type="float" office:value="19.2156862745" calcext:value-type="float">
            <text:p>19.215686274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01771" calcext:value-type="float">
            <text:p>301771</text:p>
          </table:table-cell>
          <table:table-cell office:value-type="float" office:value="1695" calcext:value-type="float">
            <text:p>1695</text:p>
          </table:table-cell>
          <table:table-cell office:value-type="float" office:value="1049" calcext:value-type="float">
            <text:p>1049</text:p>
          </table:table-cell>
          <table:table-cell office:value-type="float" office:value="12.4300807955" calcext:value-type="float">
            <text:p>12.4300807955</text:p>
          </table:table-cell>
          <table:table-cell office:value-type="float" office:value="19.2156862745" calcext:value-type="float">
            <text:p>19.215686274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02701" calcext:value-type="float">
            <text:p>302701</text:p>
          </table:table-cell>
          <table:table-cell office:value-type="float" office:value="1717" calcext:value-type="float">
            <text:p>1717</text:p>
          </table:table-cell>
          <table:table-cell office:value-type="float" office:value="1575" calcext:value-type="float">
            <text:p>1575</text:p>
          </table:table-cell>
          <table:table-cell office:value-type="float" office:value="13.6730888751" calcext:value-type="float">
            <text:p>13.6730888751</text:p>
          </table:table-cell>
          <table:table-cell office:value-type="float" office:value="20.7843137255" calcext:value-type="float">
            <text:p>20.784313725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03618" calcext:value-type="float">
            <text:p>303618</text:p>
          </table:table-cell>
          <table:table-cell office:value-type="float" office:value="1875" calcext:value-type="float">
            <text:p>1875</text:p>
          </table:table-cell>
          <table:table-cell office:value-type="float" office:value="1554" calcext:value-type="float">
            <text:p>1554</text:p>
          </table:table-cell>
          <table:table-cell office:value-type="float" office:value="14.9160969546" calcext:value-type="float">
            <text:p>14.9160969546</text:p>
          </table:table-cell>
          <table:table-cell office:value-type="float" office:value="22.3529411765" calcext:value-type="float">
            <text:p>22.352941176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04540" calcext:value-type="float">
            <text:p>304540</text:p>
          </table:table-cell>
          <table:table-cell office:value-type="float" office:value="1802" calcext:value-type="float">
            <text:p>1802</text:p>
          </table:table-cell>
          <table:table-cell office:value-type="float" office:value="749" calcext:value-type="float">
            <text:p>749</text:p>
          </table:table-cell>
          <table:table-cell office:value-type="float" office:value="15.5376009944" calcext:value-type="float">
            <text:p>15.5376009944</text:p>
          </table:table-cell>
          <table:table-cell office:value-type="float" office:value="7.45098039216" calcext:value-type="float">
            <text:p>7.450980392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05462" calcext:value-type="float">
            <text:p>305462</text:p>
          </table:table-cell>
          <table:table-cell office:value-type="float" office:value="906" calcext:value-type="float">
            <text:p>906</text:p>
          </table:table-cell>
          <table:table-cell office:value-type="float" office:value="337" calcext:value-type="float">
            <text:p>337</text:p>
          </table:table-cell>
          <table:table-cell office:value-type="float" office:value="14.9160969546" calcext:value-type="float">
            <text:p>14.9160969546</text:p>
          </table:table-cell>
          <table:table-cell office:value-type="float" office:value="5.88235294118" calcext:value-type="float">
            <text:p>5.882352941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06422" calcext:value-type="float">
            <text:p>306422</text:p>
          </table:table-cell>
          <table:table-cell office:value-type="float" office:value="855" calcext:value-type="float">
            <text:p>855</text:p>
          </table:table-cell>
          <table:table-cell office:value-type="float" office:value="337" calcext:value-type="float">
            <text:p>337</text:p>
          </table:table-cell>
          <table:table-cell office:value-type="float" office:value="14.2945929149" calcext:value-type="float">
            <text:p>14.2945929149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07403" calcext:value-type="float">
            <text:p>307403</text:p>
          </table:table-cell>
          <table:table-cell office:value-type="float" office:value="841" calcext:value-type="float">
            <text:p>841</text:p>
          </table:table-cell>
          <table:table-cell office:value-type="float" office:value="335" calcext:value-type="float">
            <text:p>335</text:p>
          </table:table-cell>
          <table:table-cell office:value-type="float" office:value="13.0515848353" calcext:value-type="float">
            <text:p>13.0515848353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08374" calcext:value-type="float">
            <text:p>308374</text:p>
          </table:table-cell>
          <table:table-cell office:value-type="float" office:value="837" calcext:value-type="float">
            <text:p>837</text:p>
          </table:table-cell>
          <table:table-cell office:value-type="float" office:value="345" calcext:value-type="float">
            <text:p>345</text:p>
          </table:table-cell>
          <table:table-cell office:value-type="float" office:value="11.8085767557" calcext:value-type="float">
            <text:p>11.8085767557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09295" calcext:value-type="float">
            <text:p>309295</text:p>
          </table:table-cell>
          <table:table-cell office:value-type="float" office:value="807" calcext:value-type="float">
            <text:p>807</text:p>
          </table:table-cell>
          <table:table-cell office:value-type="float" office:value="338" calcext:value-type="float">
            <text:p>338</text:p>
          </table:table-cell>
          <table:table-cell office:value-type="float" office:value="9.94406463642" calcext:value-type="float">
            <text:p>9.9440646364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10221" calcext:value-type="float">
            <text:p>310221</text:p>
          </table:table-cell>
          <table:table-cell office:value-type="float" office:value="808" calcext:value-type="float">
            <text:p>808</text:p>
          </table:table-cell>
          <table:table-cell office:value-type="float" office:value="333" calcext:value-type="float">
            <text:p>333</text:p>
          </table:table-cell>
          <table:table-cell office:value-type="float" office:value="9.32256059664" calcext:value-type="float">
            <text:p>9.3225605966</text:p>
          </table:table-cell>
          <table:table-cell office:value-type="float" office:value="5.88235294118" calcext:value-type="float">
            <text:p>5.882352941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11195" calcext:value-type="float">
            <text:p>311195</text:p>
          </table:table-cell>
          <table:table-cell office:value-type="float" office:value="794" calcext:value-type="float">
            <text:p>794</text:p>
          </table:table-cell>
          <table:table-cell office:value-type="float" office:value="332" calcext:value-type="float">
            <text:p>332</text:p>
          </table:table-cell>
          <table:table-cell office:value-type="float" office:value="6.83654443754" calcext:value-type="float">
            <text:p>6.8365444375</text:p>
          </table:table-cell>
          <table:table-cell office:value-type="float" office:value="5.88235294118" calcext:value-type="float">
            <text:p>5.882352941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12142" calcext:value-type="float">
            <text:p>312142</text:p>
          </table:table-cell>
          <table:table-cell office:value-type="float" office:value="795" calcext:value-type="float">
            <text:p>795</text:p>
          </table:table-cell>
          <table:table-cell office:value-type="float" office:value="326" calcext:value-type="float">
            <text:p>326</text:p>
          </table:table-cell>
          <table:table-cell office:value-type="float" office:value="6.21504039776" calcext:value-type="float">
            <text:p>6.2150403978</text:p>
          </table:table-cell>
          <table:table-cell office:value-type="float" office:value="5.88235294118" calcext:value-type="float">
            <text:p>5.882352941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13064" calcext:value-type="float">
            <text:p>313064</text:p>
          </table:table-cell>
          <table:table-cell office:value-type="float" office:value="773" calcext:value-type="float">
            <text:p>773</text:p>
          </table:table-cell>
          <table:table-cell office:value-type="float" office:value="315" calcext:value-type="float">
            <text:p>315</text:p>
          </table:table-cell>
          <table:table-cell office:value-type="float" office:value="4.35052827843" calcext:value-type="float">
            <text:p>4.3505282784</text:p>
          </table:table-cell>
          <table:table-cell office:value-type="float" office:value="5.88235294118" calcext:value-type="float">
            <text:p>5.882352941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13994" calcext:value-type="float">
            <text:p>313994</text:p>
          </table:table-cell>
          <table:table-cell office:value-type="float" office:value="773" calcext:value-type="float">
            <text:p>773</text:p>
          </table:table-cell>
          <table:table-cell office:value-type="float" office:value="321" calcext:value-type="float">
            <text:p>321</text:p>
          </table:table-cell>
          <table:table-cell office:value-type="float" office:value="3.10752019888" calcext:value-type="float">
            <text:p>3.1075201989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14936" calcext:value-type="float">
            <text:p>314936</text:p>
          </table:table-cell>
          <table:table-cell office:value-type="float" office:value="763" calcext:value-type="float">
            <text:p>763</text:p>
          </table:table-cell>
          <table:table-cell office:value-type="float" office:value="316" calcext:value-type="float">
            <text:p>316</text:p>
          </table:table-cell>
          <table:table-cell office:value-type="float" office:value="1.86451211933" calcext:value-type="float">
            <text:p>1.8645121193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15857" calcext:value-type="float">
            <text:p>315857</text:p>
          </table:table-cell>
          <table:table-cell office:value-type="float" office:value="753" calcext:value-type="float">
            <text:p>753</text:p>
          </table:table-cell>
          <table:table-cell office:value-type="float" office:value="325" calcext:value-type="float">
            <text:p>325</text:p>
          </table:table-cell>
          <table:table-cell office:value-type="float" office:value="0.621504039776" calcext:value-type="float">
            <text:p>0.6215040398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16787" calcext:value-type="float">
            <text:p>316787</text:p>
          </table:table-cell>
          <table:table-cell office:value-type="float" office:value="765" calcext:value-type="float">
            <text:p>765</text:p>
          </table:table-cell>
          <table:table-cell office:value-type="float" office:value="336" calcext:value-type="float">
            <text:p>336</text:p>
          </table:table-cell>
          <table:table-cell office:value-type="float" office:value="0.621504039776" calcext:value-type="float">
            <text:p>0.6215040398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17729" calcext:value-type="float">
            <text:p>317729</text:p>
          </table:table-cell>
          <table:table-cell office:value-type="float" office:value="773" calcext:value-type="float">
            <text:p>773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6.66666666667" calcext:value-type="float">
            <text:p>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18651" calcext:value-type="float">
            <text:p>318651</text:p>
          </table:table-cell>
          <table:table-cell office:value-type="float" office:value="783" calcext:value-type="float">
            <text:p>783</text:p>
          </table:table-cell>
          <table:table-cell office:value-type="float" office:value="337" calcext:value-type="float">
            <text:p>337</text:p>
          </table:table-cell>
          <table:table-cell office:value-type="float" office:value="0.621504039776" calcext:value-type="float">
            <text:p>0.6215040398</text:p>
          </table:table-cell>
          <table:table-cell office:value-type="float" office:value="6.66666666667" calcext:value-type="float">
            <text:p>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19572" calcext:value-type="float">
            <text:p>319572</text:p>
          </table:table-cell>
          <table:table-cell office:value-type="float" office:value="766" calcext:value-type="float">
            <text:p>766</text:p>
          </table:table-cell>
          <table:table-cell office:value-type="float" office:value="348" calcext:value-type="float">
            <text:p>348</text:p>
          </table:table-cell>
          <table:table-cell office:value-type="float" office:value="0.621504039776" calcext:value-type="float">
            <text:p>0.6215040398</text:p>
          </table:table-cell>
          <table:table-cell office:value-type="float" office:value="6.66666666667" calcext:value-type="float">
            <text:p>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20510" calcext:value-type="float">
            <text:p>320510</text:p>
          </table:table-cell>
          <table:table-cell office:value-type="float" office:value="761" calcext:value-type="float">
            <text:p>761</text:p>
          </table:table-cell>
          <table:table-cell office:value-type="float" office:value="514" calcext:value-type="float">
            <text:p>514</text:p>
          </table:table-cell>
          <table:table-cell office:value-type="float" office:value="1.24300807955" calcext:value-type="float">
            <text:p>1.2430080796</text:p>
          </table:table-cell>
          <table:table-cell office:value-type="float" office:value="15.2941176471" calcext:value-type="float">
            <text:p>15.294117647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21444" calcext:value-type="float">
            <text:p>321444</text:p>
          </table:table-cell>
          <table:table-cell office:value-type="float" office:value="1204" calcext:value-type="float">
            <text:p>1204</text:p>
          </table:table-cell>
          <table:table-cell office:value-type="float" office:value="650" calcext:value-type="float">
            <text:p>650</text:p>
          </table:table-cell>
          <table:table-cell office:value-type="float" office:value="3.72902423866" calcext:value-type="float">
            <text:p>3.7290242387</text:p>
          </table:table-cell>
          <table:table-cell office:value-type="float" office:value="14.1176470588" calcext:value-type="float">
            <text:p>14.117647058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22365" calcext:value-type="float">
            <text:p>322365</text:p>
          </table:table-cell>
          <table:table-cell office:value-type="float" office:value="1301" calcext:value-type="float">
            <text:p>1301</text:p>
          </table:table-cell>
          <table:table-cell office:value-type="float" office:value="812" calcext:value-type="float">
            <text:p>812</text:p>
          </table:table-cell>
          <table:table-cell office:value-type="float" office:value="4.35052827843" calcext:value-type="float">
            <text:p>4.3505282784</text:p>
          </table:table-cell>
          <table:table-cell office:value-type="float" office:value="19.6078431373" calcext:value-type="float">
            <text:p>19.6078431373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23307" calcext:value-type="float">
            <text:p>323307</text:p>
          </table:table-cell>
          <table:table-cell office:value-type="float" office:value="1708" calcext:value-type="float">
            <text:p>1708</text:p>
          </table:table-cell>
          <table:table-cell office:value-type="float" office:value="1288" calcext:value-type="float">
            <text:p>1288</text:p>
          </table:table-cell>
          <table:table-cell office:value-type="float" office:value="6.21504039776" calcext:value-type="float">
            <text:p>6.2150403978</text:p>
          </table:table-cell>
          <table:table-cell office:value-type="float" office:value="23.137254902" calcext:value-type="float">
            <text:p>23.13725490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24237" calcext:value-type="float">
            <text:p>324237</text:p>
          </table:table-cell>
          <table:table-cell office:value-type="float" office:value="2093" calcext:value-type="float">
            <text:p>2093</text:p>
          </table:table-cell>
          <table:table-cell office:value-type="float" office:value="1912" calcext:value-type="float">
            <text:p>1912</text:p>
          </table:table-cell>
          <table:table-cell office:value-type="float" office:value="9.32256059664" calcext:value-type="float">
            <text:p>9.3225605966</text:p>
          </table:table-cell>
          <table:table-cell office:value-type="float" office:value="25.4901960784" calcext:value-type="float">
            <text:p>25.490196078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25158" calcext:value-type="float">
            <text:p>325158</text:p>
          </table:table-cell>
          <table:table-cell office:value-type="float" office:value="2152" calcext:value-type="float">
            <text:p>2152</text:p>
          </table:table-cell>
          <table:table-cell office:value-type="float" office:value="1957" calcext:value-type="float">
            <text:p>1957</text:p>
          </table:table-cell>
          <table:table-cell office:value-type="float" office:value="12.4300807955" calcext:value-type="float">
            <text:p>12.4300807955</text:p>
          </table:table-cell>
          <table:table-cell office:value-type="float" office:value="21.1764705882" calcext:value-type="float">
            <text:p>21.176470588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26109" calcext:value-type="float">
            <text:p>326109</text:p>
          </table:table-cell>
          <table:table-cell office:value-type="float" office:value="1827" calcext:value-type="float">
            <text:p>1827</text:p>
          </table:table-cell>
          <table:table-cell office:value-type="float" office:value="1093" calcext:value-type="float">
            <text:p>1093</text:p>
          </table:table-cell>
          <table:table-cell office:value-type="float" office:value="13.6730888751" calcext:value-type="float">
            <text:p>13.6730888751</text:p>
          </table:table-cell>
          <table:table-cell office:value-type="float" office:value="18.431372549" calcext:value-type="float">
            <text:p>18.43137254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27038" calcext:value-type="float">
            <text:p>327038</text:p>
          </table:table-cell>
          <table:table-cell office:value-type="float" office:value="1671" calcext:value-type="float">
            <text:p>1671</text:p>
          </table:table-cell>
          <table:table-cell office:value-type="float" office:value="940" calcext:value-type="float">
            <text:p>940</text:p>
          </table:table-cell>
          <table:table-cell office:value-type="float" office:value="14.2945929149" calcext:value-type="float">
            <text:p>14.2945929149</text:p>
          </table:table-cell>
          <table:table-cell office:value-type="float" office:value="19.2156862745" calcext:value-type="float">
            <text:p>19.215686274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27960" calcext:value-type="float">
            <text:p>327960</text:p>
          </table:table-cell>
          <table:table-cell office:value-type="float" office:value="1762" calcext:value-type="float">
            <text:p>1762</text:p>
          </table:table-cell>
          <table:table-cell office:value-type="float" office:value="1034" calcext:value-type="float">
            <text:p>1034</text:p>
          </table:table-cell>
          <table:table-cell office:value-type="float" office:value="14.9160969546" calcext:value-type="float">
            <text:p>14.9160969546</text:p>
          </table:table-cell>
          <table:table-cell office:value-type="float" office:value="19.2156862745" calcext:value-type="float">
            <text:p>19.215686274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28906" calcext:value-type="float">
            <text:p>328906</text:p>
          </table:table-cell>
          <table:table-cell office:value-type="float" office:value="1643" calcext:value-type="float">
            <text:p>1643</text:p>
          </table:table-cell>
          <table:table-cell office:value-type="float" office:value="1033" calcext:value-type="float">
            <text:p>1033</text:p>
          </table:table-cell>
          <table:table-cell office:value-type="float" office:value="14.9160969546" calcext:value-type="float">
            <text:p>14.9160969546</text:p>
          </table:table-cell>
          <table:table-cell office:value-type="float" office:value="18.8235294118" calcext:value-type="float">
            <text:p>18.823529411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29828" calcext:value-type="float">
            <text:p>329828</text:p>
          </table:table-cell>
          <table:table-cell office:value-type="float" office:value="1515" calcext:value-type="float">
            <text:p>1515</text:p>
          </table:table-cell>
          <table:table-cell office:value-type="float" office:value="786" calcext:value-type="float">
            <text:p>786</text:p>
          </table:table-cell>
          <table:table-cell office:value-type="float" office:value="15.5376009944" calcext:value-type="float">
            <text:p>15.5376009944</text:p>
          </table:table-cell>
          <table:table-cell office:value-type="float" office:value="14.1176470588" calcext:value-type="float">
            <text:p>14.117647058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30754" calcext:value-type="float">
            <text:p>330754</text:p>
          </table:table-cell>
          <table:table-cell office:value-type="float" office:value="1316" calcext:value-type="float">
            <text:p>1316</text:p>
          </table:table-cell>
          <table:table-cell office:value-type="float" office:value="706" calcext:value-type="float">
            <text:p>706</text:p>
          </table:table-cell>
          <table:table-cell office:value-type="float" office:value="14.9160969546" calcext:value-type="float">
            <text:p>14.9160969546</text:p>
          </table:table-cell>
          <table:table-cell office:value-type="float" office:value="14.1176470588" calcext:value-type="float">
            <text:p>14.117647058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31716" calcext:value-type="float">
            <text:p>331716</text:p>
          </table:table-cell>
          <table:table-cell office:value-type="float" office:value="1285" calcext:value-type="float">
            <text:p>1285</text:p>
          </table:table-cell>
          <table:table-cell office:value-type="float" office:value="660" calcext:value-type="float">
            <text:p>660</text:p>
          </table:table-cell>
          <table:table-cell office:value-type="float" office:value="14.9160969546" calcext:value-type="float">
            <text:p>14.9160969546</text:p>
          </table:table-cell>
          <table:table-cell office:value-type="float" office:value="12.5490196078" calcext:value-type="float">
            <text:p>12.549019607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32633" calcext:value-type="float">
            <text:p>332633</text:p>
          </table:table-cell>
          <table:table-cell office:value-type="float" office:value="1247" calcext:value-type="float">
            <text:p>1247</text:p>
          </table:table-cell>
          <table:table-cell office:value-type="float" office:value="632" calcext:value-type="float">
            <text:p>632</text:p>
          </table:table-cell>
          <table:table-cell office:value-type="float" office:value="14.2945929149" calcext:value-type="float">
            <text:p>14.2945929149</text:p>
          </table:table-cell>
          <table:table-cell office:value-type="float" office:value="12.9411764706" calcext:value-type="float">
            <text:p>12.9411764706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33551" calcext:value-type="float">
            <text:p>333551</text:p>
          </table:table-cell>
          <table:table-cell office:value-type="float" office:value="1260" calcext:value-type="float">
            <text:p>1260</text:p>
          </table:table-cell>
          <table:table-cell office:value-type="float" office:value="686" calcext:value-type="float">
            <text:p>686</text:p>
          </table:table-cell>
          <table:table-cell office:value-type="float" office:value="13.6730888751" calcext:value-type="float">
            <text:p>13.6730888751</text:p>
          </table:table-cell>
          <table:table-cell office:value-type="float" office:value="16.862745098" calcext:value-type="float">
            <text:p>16.86274509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34485" calcext:value-type="float">
            <text:p>334485</text:p>
          </table:table-cell>
          <table:table-cell office:value-type="float" office:value="1499" calcext:value-type="float">
            <text:p>1499</text:p>
          </table:table-cell>
          <table:table-cell office:value-type="float" office:value="817" calcext:value-type="float">
            <text:p>817</text:p>
          </table:table-cell>
          <table:table-cell office:value-type="float" office:value="14.2945929149" calcext:value-type="float">
            <text:p>14.2945929149</text:p>
          </table:table-cell>
          <table:table-cell office:value-type="float" office:value="18.8235294118" calcext:value-type="float">
            <text:p>18.823529411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35411" calcext:value-type="float">
            <text:p>335411</text:p>
          </table:table-cell>
          <table:table-cell office:value-type="float" office:value="1720" calcext:value-type="float">
            <text:p>1720</text:p>
          </table:table-cell>
          <table:table-cell office:value-type="float" office:value="1379" calcext:value-type="float">
            <text:p>1379</text:p>
          </table:table-cell>
          <table:table-cell office:value-type="float" office:value="14.9160969546" calcext:value-type="float">
            <text:p>14.9160969546</text:p>
          </table:table-cell>
          <table:table-cell office:value-type="float" office:value="21.568627451" calcext:value-type="float">
            <text:p>21.56862745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36355" calcext:value-type="float">
            <text:p>336355</text:p>
          </table:table-cell>
          <table:table-cell office:value-type="float" office:value="1887" calcext:value-type="float">
            <text:p>1887</text:p>
          </table:table-cell>
          <table:table-cell office:value-type="float" office:value="1419" calcext:value-type="float">
            <text:p>1419</text:p>
          </table:table-cell>
          <table:table-cell office:value-type="float" office:value="16.1591050342" calcext:value-type="float">
            <text:p>16.1591050342</text:p>
          </table:table-cell>
          <table:table-cell office:value-type="float" office:value="20.3921568627" calcext:value-type="float">
            <text:p>20.392156862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37295" calcext:value-type="float">
            <text:p>337295</text:p>
          </table:table-cell>
          <table:table-cell office:value-type="float" office:value="1693" calcext:value-type="float">
            <text:p>1693</text:p>
          </table:table-cell>
          <table:table-cell office:value-type="float" office:value="981" calcext:value-type="float">
            <text:p>981</text:p>
          </table:table-cell>
          <table:table-cell office:value-type="float" office:value="16.1591050342" calcext:value-type="float">
            <text:p>16.1591050342</text:p>
          </table:table-cell>
          <table:table-cell office:value-type="float" office:value="18.8235294118" calcext:value-type="float">
            <text:p>18.823529411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38212" calcext:value-type="float">
            <text:p>338212</text:p>
          </table:table-cell>
          <table:table-cell office:value-type="float" office:value="1635" calcext:value-type="float">
            <text:p>1635</text:p>
          </table:table-cell>
          <table:table-cell office:value-type="float" office:value="896" calcext:value-type="float">
            <text:p>896</text:p>
          </table:table-cell>
          <table:table-cell office:value-type="float" office:value="16.1591050342" calcext:value-type="float">
            <text:p>16.1591050342</text:p>
          </table:table-cell>
          <table:table-cell office:value-type="float" office:value="16.4705882353" calcext:value-type="float">
            <text:p>16.4705882353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39158" calcext:value-type="float">
            <text:p>339158</text:p>
          </table:table-cell>
          <table:table-cell office:value-type="float" office:value="1464" calcext:value-type="float">
            <text:p>1464</text:p>
          </table:table-cell>
          <table:table-cell office:value-type="float" office:value="825" calcext:value-type="float">
            <text:p>825</text:p>
          </table:table-cell>
          <table:table-cell office:value-type="float" office:value="16.1591050342" calcext:value-type="float">
            <text:p>16.1591050342</text:p>
          </table:table-cell>
          <table:table-cell office:value-type="float" office:value="16.0784313725" calcext:value-type="float">
            <text:p>16.078431372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40088" calcext:value-type="float">
            <text:p>340088</text:p>
          </table:table-cell>
          <table:table-cell office:value-type="float" office:value="1483" calcext:value-type="float">
            <text:p>1483</text:p>
          </table:table-cell>
          <table:table-cell office:value-type="float" office:value="891" calcext:value-type="float">
            <text:p>891</text:p>
          </table:table-cell>
          <table:table-cell office:value-type="float" office:value="16.1591050342" calcext:value-type="float">
            <text:p>16.1591050342</text:p>
          </table:table-cell>
          <table:table-cell office:value-type="float" office:value="17.2549019608" calcext:value-type="float">
            <text:p>17.254901960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41011" calcext:value-type="float">
            <text:p>341011</text:p>
          </table:table-cell>
          <table:table-cell office:value-type="float" office:value="1502" calcext:value-type="float">
            <text:p>1502</text:p>
          </table:table-cell>
          <table:table-cell office:value-type="float" office:value="773" calcext:value-type="float">
            <text:p>773</text:p>
          </table:table-cell>
          <table:table-cell office:value-type="float" office:value="15.5376009944" calcext:value-type="float">
            <text:p>15.5376009944</text:p>
          </table:table-cell>
          <table:table-cell office:value-type="float" office:value="13.7254901961" calcext:value-type="float">
            <text:p>13.725490196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41944" calcext:value-type="float">
            <text:p>341944</text:p>
          </table:table-cell>
          <table:table-cell office:value-type="float" office:value="1316" calcext:value-type="float">
            <text:p>1316</text:p>
          </table:table-cell>
          <table:table-cell office:value-type="float" office:value="650" calcext:value-type="float">
            <text:p>650</text:p>
          </table:table-cell>
          <table:table-cell office:value-type="float" office:value="15.5376009944" calcext:value-type="float">
            <text:p>15.5376009944</text:p>
          </table:table-cell>
          <table:table-cell office:value-type="float" office:value="12.9411764706" calcext:value-type="float">
            <text:p>12.9411764706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42874" calcext:value-type="float">
            <text:p>342874</text:p>
          </table:table-cell>
          <table:table-cell office:value-type="float" office:value="1257" calcext:value-type="float">
            <text:p>1257</text:p>
          </table:table-cell>
          <table:table-cell office:value-type="float" office:value="698" calcext:value-type="float">
            <text:p>698</text:p>
          </table:table-cell>
          <table:table-cell office:value-type="float" office:value="14.9160969546" calcext:value-type="float">
            <text:p>14.9160969546</text:p>
          </table:table-cell>
          <table:table-cell office:value-type="float" office:value="17.2549019608" calcext:value-type="float">
            <text:p>17.254901960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43795" calcext:value-type="float">
            <text:p>343795</text:p>
          </table:table-cell>
          <table:table-cell office:value-type="float" office:value="1538" calcext:value-type="float">
            <text:p>1538</text:p>
          </table:table-cell>
          <table:table-cell office:value-type="float" office:value="1110" calcext:value-type="float">
            <text:p>1110</text:p>
          </table:table-cell>
          <table:table-cell office:value-type="float" office:value="14.2945929149" calcext:value-type="float">
            <text:p>14.29459291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44729" calcext:value-type="float">
            <text:p>344729</text:p>
          </table:table-cell>
          <table:table-cell office:value-type="float" office:value="1720" calcext:value-type="float">
            <text:p>1720</text:p>
          </table:table-cell>
          <table:table-cell office:value-type="float" office:value="1220" calcext:value-type="float">
            <text:p>1220</text:p>
          </table:table-cell>
          <table:table-cell office:value-type="float" office:value="14.2945929149" calcext:value-type="float">
            <text:p>14.2945929149</text:p>
          </table:table-cell>
          <table:table-cell office:value-type="float" office:value="20.3921568627" calcext:value-type="float">
            <text:p>20.392156862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45658" calcext:value-type="float">
            <text:p>345658</text:p>
          </table:table-cell>
          <table:table-cell office:value-type="float" office:value="1761" calcext:value-type="float">
            <text:p>1761</text:p>
          </table:table-cell>
          <table:table-cell office:value-type="float" office:value="1146" calcext:value-type="float">
            <text:p>1146</text:p>
          </table:table-cell>
          <table:table-cell office:value-type="float" office:value="14.9160969546" calcext:value-type="float">
            <text:p>14.9160969546</text:p>
          </table:table-cell>
          <table:table-cell office:value-type="float" office:value="16.862745098" calcext:value-type="float">
            <text:p>16.86274509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46580" calcext:value-type="float">
            <text:p>346580</text:p>
          </table:table-cell>
          <table:table-cell office:value-type="float" office:value="1431" calcext:value-type="float">
            <text:p>1431</text:p>
          </table:table-cell>
          <table:table-cell office:value-type="float" office:value="682" calcext:value-type="float">
            <text:p>682</text:p>
          </table:table-cell>
          <table:table-cell office:value-type="float" office:value="14.2945929149" calcext:value-type="float">
            <text:p>14.2945929149</text:p>
          </table:table-cell>
          <table:table-cell office:value-type="float" office:value="7.45098039216" calcext:value-type="float">
            <text:p>7.450980392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47502" calcext:value-type="float">
            <text:p>347502</text:p>
          </table:table-cell>
          <table:table-cell office:value-type="float" office:value="846" calcext:value-type="float">
            <text:p>846</text:p>
          </table:table-cell>
          <table:table-cell office:value-type="float" office:value="393" calcext:value-type="float">
            <text:p>393</text:p>
          </table:table-cell>
          <table:table-cell office:value-type="float" office:value="13.0515848353" calcext:value-type="float">
            <text:p>13.0515848353</text:p>
          </table:table-cell>
          <table:table-cell office:value-type="float" office:value="7.45098039216" calcext:value-type="float">
            <text:p>7.450980392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48427" calcext:value-type="float">
            <text:p>348427</text:p>
          </table:table-cell>
          <table:table-cell office:value-type="float" office:value="847" calcext:value-type="float">
            <text:p>847</text:p>
          </table:table-cell>
          <table:table-cell office:value-type="float" office:value="370" calcext:value-type="float">
            <text:p>370</text:p>
          </table:table-cell>
          <table:table-cell office:value-type="float" office:value="11.187072716" calcext:value-type="float">
            <text:p>11.187072716</text:p>
          </table:table-cell>
          <table:table-cell office:value-type="float" office:value="6.66666666667" calcext:value-type="float">
            <text:p>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49365" calcext:value-type="float">
            <text:p>349365</text:p>
          </table:table-cell>
          <table:table-cell office:value-type="float" office:value="804" calcext:value-type="float">
            <text:p>804</text:p>
          </table:table-cell>
          <table:table-cell office:value-type="float" office:value="349" calcext:value-type="float">
            <text:p>349</text:p>
          </table:table-cell>
          <table:table-cell office:value-type="float" office:value="9.32256059664" calcext:value-type="float">
            <text:p>9.3225605966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50291" calcext:value-type="float">
            <text:p>350291</text:p>
          </table:table-cell>
          <table:table-cell office:value-type="float" office:value="804" calcext:value-type="float">
            <text:p>804</text:p>
          </table:table-cell>
          <table:table-cell office:value-type="float" office:value="346" calcext:value-type="float">
            <text:p>346</text:p>
          </table:table-cell>
          <table:table-cell office:value-type="float" office:value="7.45804847732" calcext:value-type="float">
            <text:p>7.4580484773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51221" calcext:value-type="float">
            <text:p>351221</text:p>
          </table:table-cell>
          <table:table-cell office:value-type="float" office:value="779" calcext:value-type="float">
            <text:p>779</text:p>
          </table:table-cell>
          <table:table-cell office:value-type="float" office:value="334" calcext:value-type="float">
            <text:p>334</text:p>
          </table:table-cell>
          <table:table-cell office:value-type="float" office:value="3.10752019888" calcext:value-type="float">
            <text:p>3.1075201989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52143" calcext:value-type="float">
            <text:p>352143</text:p>
          </table:table-cell>
          <table:table-cell office:value-type="float" office:value="785" calcext:value-type="float">
            <text:p>785</text:p>
          </table:table-cell>
          <table:table-cell office:value-type="float" office:value="647" calcext:value-type="float">
            <text:p>647</text:p>
          </table:table-cell>
          <table:table-cell office:value-type="float" office:value="2.48601615911" calcext:value-type="float">
            <text:p>2.4860161591</text:p>
          </table:table-cell>
          <table:table-cell office:value-type="float" office:value="18.8235294118" calcext:value-type="float">
            <text:p>18.823529411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53081" calcext:value-type="float">
            <text:p>353081</text:p>
          </table:table-cell>
          <table:table-cell office:value-type="float" office:value="1640" calcext:value-type="float">
            <text:p>1640</text:p>
          </table:table-cell>
          <table:table-cell office:value-type="float" office:value="1335" calcext:value-type="float">
            <text:p>1335</text:p>
          </table:table-cell>
          <table:table-cell office:value-type="float" office:value="5.59353635799" calcext:value-type="float">
            <text:p>5.593536358</text:p>
          </table:table-cell>
          <table:table-cell office:value-type="float" office:value="21.568627451" calcext:value-type="float">
            <text:p>21.56862745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54006" calcext:value-type="float">
            <text:p>354006</text:p>
          </table:table-cell>
          <table:table-cell office:value-type="float" office:value="1916" calcext:value-type="float">
            <text:p>1916</text:p>
          </table:table-cell>
          <table:table-cell office:value-type="float" office:value="1575" calcext:value-type="float">
            <text:p>1575</text:p>
          </table:table-cell>
          <table:table-cell office:value-type="float" office:value="8.07955251709" calcext:value-type="float">
            <text:p>8.0795525171</text:p>
          </table:table-cell>
          <table:table-cell office:value-type="float" office:value="23.137254902" calcext:value-type="float">
            <text:p>23.13725490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54928" calcext:value-type="float">
            <text:p>354928</text:p>
          </table:table-cell>
          <table:table-cell office:value-type="float" office:value="2263" calcext:value-type="float">
            <text:p>2263</text:p>
          </table:table-cell>
          <table:table-cell office:value-type="float" office:value="2078" calcext:value-type="float">
            <text:p>2078</text:p>
          </table:table-cell>
          <table:table-cell office:value-type="float" office:value="10.5655686762" calcext:value-type="float">
            <text:p>10.5655686762</text:p>
          </table:table-cell>
          <table:table-cell office:value-type="float" office:value="26.6666666667" calcext:value-type="float">
            <text:p>2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55865" calcext:value-type="float">
            <text:p>355865</text:p>
          </table:table-cell>
          <table:table-cell office:value-type="float" office:value="2185" calcext:value-type="float">
            <text:p>2185</text:p>
          </table:table-cell>
          <table:table-cell office:value-type="float" office:value="2177" calcext:value-type="float">
            <text:p>2177</text:p>
          </table:table-cell>
          <table:table-cell office:value-type="float" office:value="12.4300807955" calcext:value-type="float">
            <text:p>12.4300807955</text:p>
          </table:table-cell>
          <table:table-cell office:value-type="float" office:value="28.2352941176" calcext:value-type="float">
            <text:p>28.2352941176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56791" calcext:value-type="float">
            <text:p>356791</text:p>
          </table:table-cell>
          <table:table-cell office:value-type="float" office:value="2348" calcext:value-type="float">
            <text:p>2348</text:p>
          </table:table-cell>
          <table:table-cell office:value-type="float" office:value="2748" calcext:value-type="float">
            <text:p>2748</text:p>
          </table:table-cell>
          <table:table-cell office:value-type="float" office:value="14.2945929149" calcext:value-type="float">
            <text:p>14.2945929149</text:p>
          </table:table-cell>
          <table:table-cell office:value-type="float" office:value="31.3725490196" calcext:value-type="float">
            <text:p>31.3725490196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57713" calcext:value-type="float">
            <text:p>357713</text:p>
          </table:table-cell>
          <table:table-cell office:value-type="float" office:value="2475" calcext:value-type="float">
            <text:p>2475</text:p>
          </table:table-cell>
          <table:table-cell office:value-type="float" office:value="2815" calcext:value-type="float">
            <text:p>2815</text:p>
          </table:table-cell>
          <table:table-cell office:value-type="float" office:value="16.780609074" calcext:value-type="float">
            <text:p>16.780609074</text:p>
          </table:table-cell>
          <table:table-cell office:value-type="float" office:value="31.7647058824" calcext:value-type="float">
            <text:p>31.764705882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58635" calcext:value-type="float">
            <text:p>358635</text:p>
          </table:table-cell>
          <table:table-cell office:value-type="float" office:value="2549" calcext:value-type="float">
            <text:p>2549</text:p>
          </table:table-cell>
          <table:table-cell office:value-type="float" office:value="2914" calcext:value-type="float">
            <text:p>2914</text:p>
          </table:table-cell>
          <table:table-cell office:value-type="float" office:value="18.6451211933" calcext:value-type="float">
            <text:p>18.6451211933</text:p>
          </table:table-cell>
          <table:table-cell office:value-type="float" office:value="31.7647058824" calcext:value-type="float">
            <text:p>31.764705882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59573" calcext:value-type="float">
            <text:p>359573</text:p>
          </table:table-cell>
          <table:table-cell office:value-type="float" office:value="2602" calcext:value-type="float">
            <text:p>2602</text:p>
          </table:table-cell>
          <table:table-cell office:value-type="float" office:value="2874" calcext:value-type="float">
            <text:p>2874</text:p>
          </table:table-cell>
          <table:table-cell office:value-type="float" office:value="20.5096333126" calcext:value-type="float">
            <text:p>20.5096333126</text:p>
          </table:table-cell>
          <table:table-cell office:value-type="float" office:value="30.5882352941" calcext:value-type="float">
            <text:p>30.588235294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60507" calcext:value-type="float">
            <text:p>360507</text:p>
          </table:table-cell>
          <table:table-cell office:value-type="float" office:value="2616" calcext:value-type="float">
            <text:p>2616</text:p>
          </table:table-cell>
          <table:table-cell office:value-type="float" office:value="2815" calcext:value-type="float">
            <text:p>2815</text:p>
          </table:table-cell>
          <table:table-cell office:value-type="float" office:value="21.7526413922" calcext:value-type="float">
            <text:p>21.7526413922</text:p>
          </table:table-cell>
          <table:table-cell office:value-type="float" office:value="27.8431372549" calcext:value-type="float">
            <text:p>27.843137254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61469" calcext:value-type="float">
            <text:p>361469</text:p>
          </table:table-cell>
          <table:table-cell office:value-type="float" office:value="2400" calcext:value-type="float">
            <text:p>2400</text:p>
          </table:table-cell>
          <table:table-cell office:value-type="float" office:value="2182" calcext:value-type="float">
            <text:p>2182</text:p>
          </table:table-cell>
          <table:table-cell office:value-type="float" office:value="22.3741454319" calcext:value-type="float">
            <text:p>22.3741454319</text:p>
          </table:table-cell>
          <table:table-cell office:value-type="float" office:value="14.1176470588" calcext:value-type="float">
            <text:p>14.117647058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62468" calcext:value-type="float">
            <text:p>362468</text:p>
          </table:table-cell>
          <table:table-cell office:value-type="float" office:value="1538" calcext:value-type="float">
            <text:p>1538</text:p>
          </table:table-cell>
          <table:table-cell office:value-type="float" office:value="1412" calcext:value-type="float">
            <text:p>1412</text:p>
          </table:table-cell>
          <table:table-cell office:value-type="float" office:value="21.1311373524" calcext:value-type="float">
            <text:p>21.1311373524</text:p>
          </table:table-cell>
          <table:table-cell office:value-type="float" office:value="17.6470588235" calcext:value-type="float">
            <text:p>17.647058823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63467" calcext:value-type="float">
            <text:p>363467</text:p>
          </table:table-cell>
          <table:table-cell office:value-type="float" office:value="1831" calcext:value-type="float">
            <text:p>1831</text:p>
          </table:table-cell>
          <table:table-cell office:value-type="float" office:value="1282" calcext:value-type="float">
            <text:p>1282</text:p>
          </table:table-cell>
          <table:table-cell office:value-type="float" office:value="21.1311373524" calcext:value-type="float">
            <text:p>21.1311373524</text:p>
          </table:table-cell>
          <table:table-cell office:value-type="float" office:value="20.7843137255" calcext:value-type="float">
            <text:p>20.784313725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64466" calcext:value-type="float">
            <text:p>364466</text:p>
          </table:table-cell>
          <table:table-cell office:value-type="float" office:value="2264" calcext:value-type="float">
            <text:p>2264</text:p>
          </table:table-cell>
          <table:table-cell office:value-type="float" office:value="2278" calcext:value-type="float">
            <text:p>2278</text:p>
          </table:table-cell>
          <table:table-cell office:value-type="float" office:value="20.5096333126" calcext:value-type="float">
            <text:p>20.5096333126</text:p>
          </table:table-cell>
          <table:table-cell office:value-type="float" office:value="27.8431372549" calcext:value-type="float">
            <text:p>27.843137254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65449" calcext:value-type="float">
            <text:p>365449</text:p>
          </table:table-cell>
          <table:table-cell office:value-type="float" office:value="2178" calcext:value-type="float">
            <text:p>2178</text:p>
          </table:table-cell>
          <table:table-cell office:value-type="float" office:value="1149" calcext:value-type="float">
            <text:p>1149</text:p>
          </table:table-cell>
          <table:table-cell office:value-type="float" office:value="20.5096333126" calcext:value-type="float">
            <text:p>20.5096333126</text:p>
          </table:table-cell>
          <table:table-cell office:value-type="float" office:value="15.2941176471" calcext:value-type="float">
            <text:p>15.294117647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66445" calcext:value-type="float">
            <text:p>366445</text:p>
          </table:table-cell>
          <table:table-cell office:value-type="float" office:value="1480" calcext:value-type="float">
            <text:p>1480</text:p>
          </table:table-cell>
          <table:table-cell office:value-type="float" office:value="771" calcext:value-type="float">
            <text:p>771</text:p>
          </table:table-cell>
          <table:table-cell office:value-type="float" office:value="19.2666252331" calcext:value-type="float">
            <text:p>19.2666252331</text:p>
          </table:table-cell>
          <table:table-cell office:value-type="float" office:value="20.7843137255" calcext:value-type="float">
            <text:p>20.784313725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67463" calcext:value-type="float">
            <text:p>367463</text:p>
          </table:table-cell>
          <table:table-cell office:value-type="float" office:value="2057" calcext:value-type="float">
            <text:p>2057</text:p>
          </table:table-cell>
          <table:table-cell office:value-type="float" office:value="2170" calcext:value-type="float">
            <text:p>2170</text:p>
          </table:table-cell>
          <table:table-cell office:value-type="float" office:value="18.6451211933" calcext:value-type="float">
            <text:p>18.6451211933</text:p>
          </table:table-cell>
          <table:table-cell office:value-type="float" office:value="29.4117647059" calcext:value-type="float">
            <text:p>29.411764705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68459" calcext:value-type="float">
            <text:p>368459</text:p>
          </table:table-cell>
          <table:table-cell office:value-type="float" office:value="2359" calcext:value-type="float">
            <text:p>2359</text:p>
          </table:table-cell>
          <table:table-cell office:value-type="float" office:value="2601" calcext:value-type="float">
            <text:p>2601</text:p>
          </table:table-cell>
          <table:table-cell office:value-type="float" office:value="19.8881292728" calcext:value-type="float">
            <text:p>19.8881292728</text:p>
          </table:table-cell>
          <table:table-cell office:value-type="float" office:value="29.8039215686" calcext:value-type="float">
            <text:p>29.8039215686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69462" calcext:value-type="float">
            <text:p>369462</text:p>
          </table:table-cell>
          <table:table-cell office:value-type="float" office:value="2159" calcext:value-type="float">
            <text:p>2159</text:p>
          </table:table-cell>
          <table:table-cell office:value-type="float" office:value="1503" calcext:value-type="float">
            <text:p>1503</text:p>
          </table:table-cell>
          <table:table-cell office:value-type="float" office:value="19.8881292728" calcext:value-type="float">
            <text:p>19.8881292728</text:p>
          </table:table-cell>
          <table:table-cell office:value-type="float" office:value="16.4705882353" calcext:value-type="float">
            <text:p>16.4705882353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70447" calcext:value-type="float">
            <text:p>370447</text:p>
          </table:table-cell>
          <table:table-cell office:value-type="float" office:value="1463" calcext:value-type="float">
            <text:p>1463</text:p>
          </table:table-cell>
          <table:table-cell office:value-type="float" office:value="473" calcext:value-type="float">
            <text:p>473</text:p>
          </table:table-cell>
          <table:table-cell office:value-type="float" office:value="18.6451211933" calcext:value-type="float">
            <text:p>18.6451211933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71479" calcext:value-type="float">
            <text:p>371479</text:p>
          </table:table-cell>
          <table:table-cell office:value-type="float" office:value="931" calcext:value-type="float">
            <text:p>931</text:p>
          </table:table-cell>
          <table:table-cell office:value-type="float" office:value="335" calcext:value-type="float">
            <text:p>335</text:p>
          </table:table-cell>
          <table:table-cell office:value-type="float" office:value="16.1591050342" calcext:value-type="float">
            <text:p>16.1591050342</text:p>
          </table:table-cell>
          <table:table-cell office:value-type="float" office:value="6.66666666667" calcext:value-type="float">
            <text:p>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72474" calcext:value-type="float">
            <text:p>372474</text:p>
          </table:table-cell>
          <table:table-cell office:value-type="float" office:value="850" calcext:value-type="float">
            <text:p>850</text:p>
          </table:table-cell>
          <table:table-cell office:value-type="float" office:value="356" calcext:value-type="float">
            <text:p>356</text:p>
          </table:table-cell>
          <table:table-cell office:value-type="float" office:value="13.6730888751" calcext:value-type="float">
            <text:p>13.6730888751</text:p>
          </table:table-cell>
          <table:table-cell office:value-type="float" office:value="5.88235294118" calcext:value-type="float">
            <text:p>5.882352941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73428" calcext:value-type="float">
            <text:p>373428</text:p>
          </table:table-cell>
          <table:table-cell office:value-type="float" office:value="805" calcext:value-type="float">
            <text:p>805</text:p>
          </table:table-cell>
          <table:table-cell office:value-type="float" office:value="328" calcext:value-type="float">
            <text:p>328</text:p>
          </table:table-cell>
          <table:table-cell office:value-type="float" office:value="9.94406463642" calcext:value-type="float">
            <text:p>9.9440646364</text:p>
          </table:table-cell>
          <table:table-cell office:value-type="float" office:value="5.88235294118" calcext:value-type="float">
            <text:p>5.882352941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74412" calcext:value-type="float">
            <text:p>374412</text:p>
          </table:table-cell>
          <table:table-cell office:value-type="float" office:value="782" calcext:value-type="float">
            <text:p>782</text:p>
          </table:table-cell>
          <table:table-cell office:value-type="float" office:value="335" calcext:value-type="float">
            <text:p>335</text:p>
          </table:table-cell>
          <table:table-cell office:value-type="float" office:value="7.45804847732" calcext:value-type="float">
            <text:p>7.4580484773</text:p>
          </table:table-cell>
          <table:table-cell office:value-type="float" office:value="5.88235294118" calcext:value-type="float">
            <text:p>5.882352941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75376" calcext:value-type="float">
            <text:p>375376</text:p>
          </table:table-cell>
          <table:table-cell office:value-type="float" office:value="756" calcext:value-type="float">
            <text:p>756</text:p>
          </table:table-cell>
          <table:table-cell office:value-type="float" office:value="326" calcext:value-type="float">
            <text:p>326</text:p>
          </table:table-cell>
          <table:table-cell office:value-type="float" office:value="4.97203231821" calcext:value-type="float">
            <text:p>4.9720323182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76346" calcext:value-type="float">
            <text:p>376346</text:p>
          </table:table-cell>
          <table:table-cell office:value-type="float" office:value="749" calcext:value-type="float">
            <text:p>749</text:p>
          </table:table-cell>
          <table:table-cell office:value-type="float" office:value="331" calcext:value-type="float">
            <text:p>331</text:p>
          </table:table-cell>
          <table:table-cell office:value-type="float" office:value="2.48601615911" calcext:value-type="float">
            <text:p>2.4860161591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77387" calcext:value-type="float">
            <text:p>377387</text:p>
          </table:table-cell>
          <table:table-cell office:value-type="float" office:value="744" calcext:value-type="float">
            <text:p>744</text:p>
          </table:table-cell>
          <table:table-cell office:value-type="float" office:value="345" calcext:value-type="float">
            <text:p>345</text:p>
          </table:table-cell>
          <table:table-cell office:value-type="float" office:value="0.621504039776" calcext:value-type="float">
            <text:p>0.6215040398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78504" calcext:value-type="float">
            <text:p>378504</text:p>
          </table:table-cell>
          <table:table-cell office:value-type="float" office:value="752" calcext:value-type="float">
            <text:p>752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79557" calcext:value-type="float">
            <text:p>379557</text:p>
          </table:table-cell>
          <table:table-cell office:value-type="float" office:value="1575" calcext:value-type="float">
            <text:p>1575</text:p>
          </table:table-cell>
          <table:table-cell office:value-type="float" office:value="1315" calcext:value-type="float">
            <text:p>1315</text:p>
          </table:table-cell>
          <table:table-cell office:value-type="float" office:value="1.86451211933" calcext:value-type="float">
            <text:p>1.8645121193</text:p>
          </table:table-cell>
          <table:table-cell office:value-type="float" office:value="23.137254902" calcext:value-type="float">
            <text:p>23.13725490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80661" calcext:value-type="float">
            <text:p>380661</text:p>
          </table:table-cell>
          <table:table-cell office:value-type="float" office:value="2053" calcext:value-type="float">
            <text:p>2053</text:p>
          </table:table-cell>
          <table:table-cell office:value-type="float" office:value="2112" calcext:value-type="float">
            <text:p>2112</text:p>
          </table:table-cell>
          <table:table-cell office:value-type="float" office:value="6.83654443754" calcext:value-type="float">
            <text:p>6.8365444375</text:p>
          </table:table-cell>
          <table:table-cell office:value-type="float" office:value="27.0588235294" calcext:value-type="float">
            <text:p>27.058823529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81746" calcext:value-type="float">
            <text:p>381746</text:p>
          </table:table-cell>
          <table:table-cell office:value-type="float" office:value="2446" calcext:value-type="float">
            <text:p>2446</text:p>
          </table:table-cell>
          <table:table-cell office:value-type="float" office:value="2435" calcext:value-type="float">
            <text:p>2435</text:p>
          </table:table-cell>
          <table:table-cell office:value-type="float" office:value="10.5655686762" calcext:value-type="float">
            <text:p>10.5655686762</text:p>
          </table:table-cell>
          <table:table-cell office:value-type="float" office:value="30.9803921569" calcext:value-type="float">
            <text:p>30.980392156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82726" calcext:value-type="float">
            <text:p>382726</text:p>
          </table:table-cell>
          <table:table-cell office:value-type="float" office:value="2454" calcext:value-type="float">
            <text:p>2454</text:p>
          </table:table-cell>
          <table:table-cell office:value-type="float" office:value="2796" calcext:value-type="float">
            <text:p>2796</text:p>
          </table:table-cell>
          <table:table-cell office:value-type="float" office:value="14.2945929149" calcext:value-type="float">
            <text:p>14.2945929149</text:p>
          </table:table-cell>
          <table:table-cell office:value-type="float" office:value="31.7647058824" calcext:value-type="float">
            <text:p>31.764705882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83709" calcext:value-type="float">
            <text:p>383709</text:p>
          </table:table-cell>
          <table:table-cell office:value-type="float" office:value="2513" calcext:value-type="float">
            <text:p>2513</text:p>
          </table:table-cell>
          <table:table-cell office:value-type="float" office:value="2865" calcext:value-type="float">
            <text:p>2865</text:p>
          </table:table-cell>
          <table:table-cell office:value-type="float" office:value="17.4021131137" calcext:value-type="float">
            <text:p>17.4021131137</text:p>
          </table:table-cell>
          <table:table-cell office:value-type="float" office:value="32.1568627451" calcext:value-type="float">
            <text:p>32.156862745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84746" calcext:value-type="float">
            <text:p>384746</text:p>
          </table:table-cell>
          <table:table-cell office:value-type="float" office:value="2575" calcext:value-type="float">
            <text:p>2575</text:p>
          </table:table-cell>
          <table:table-cell office:value-type="float" office:value="2659" calcext:value-type="float">
            <text:p>2659</text:p>
          </table:table-cell>
          <table:table-cell office:value-type="float" office:value="19.8881292728" calcext:value-type="float">
            <text:p>19.8881292728</text:p>
          </table:table-cell>
          <table:table-cell office:value-type="float" office:value="20.7843137255" calcext:value-type="float">
            <text:p>20.784313725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85873" calcext:value-type="float">
            <text:p>385873</text:p>
          </table:table-cell>
          <table:table-cell office:value-type="float" office:value="1583" calcext:value-type="float">
            <text:p>1583</text:p>
          </table:table-cell>
          <table:table-cell office:value-type="float" office:value="582" calcext:value-type="float">
            <text:p>582</text:p>
          </table:table-cell>
          <table:table-cell office:value-type="float" office:value="19.2666252331" calcext:value-type="float">
            <text:p>19.2666252331</text:p>
          </table:table-cell>
          <table:table-cell office:value-type="float" office:value="7.05882352941" calcext:value-type="float">
            <text:p>7.058823529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86888" calcext:value-type="float">
            <text:p>386888</text:p>
          </table:table-cell>
          <table:table-cell office:value-type="float" office:value="932" calcext:value-type="float">
            <text:p>932</text:p>
          </table:table-cell>
          <table:table-cell office:value-type="float" office:value="422" calcext:value-type="float">
            <text:p>422</text:p>
          </table:table-cell>
          <table:table-cell office:value-type="float" office:value="17.4021131137" calcext:value-type="float">
            <text:p>17.4021131137</text:p>
          </table:table-cell>
          <table:table-cell office:value-type="float" office:value="7.45098039216" calcext:value-type="float">
            <text:p>7.450980392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87892" calcext:value-type="float">
            <text:p>387892</text:p>
          </table:table-cell>
          <table:table-cell office:value-type="float" office:value="911" calcext:value-type="float">
            <text:p>911</text:p>
          </table:table-cell>
          <table:table-cell office:value-type="float" office:value="389" calcext:value-type="float">
            <text:p>389</text:p>
          </table:table-cell>
          <table:table-cell office:value-type="float" office:value="15.5376009944" calcext:value-type="float">
            <text:p>15.5376009944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88870" calcext:value-type="float">
            <text:p>388870</text:p>
          </table:table-cell>
          <table:table-cell office:value-type="float" office:value="852" calcext:value-type="float">
            <text:p>852</text:p>
          </table:table-cell>
          <table:table-cell office:value-type="float" office:value="340" calcext:value-type="float">
            <text:p>340</text:p>
          </table:table-cell>
          <table:table-cell office:value-type="float" office:value="13.0515848353" calcext:value-type="float">
            <text:p>13.0515848353</text:p>
          </table:table-cell>
          <table:table-cell office:value-type="float" office:value="5.88235294118" calcext:value-type="float">
            <text:p>5.882352941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89866" calcext:value-type="float">
            <text:p>389866</text:p>
          </table:table-cell>
          <table:table-cell office:value-type="float" office:value="809" calcext:value-type="float">
            <text:p>809</text:p>
          </table:table-cell>
          <table:table-cell office:value-type="float" office:value="330" calcext:value-type="float">
            <text:p>330</text:p>
          </table:table-cell>
          <table:table-cell office:value-type="float" office:value="9.94406463642" calcext:value-type="float">
            <text:p>9.9440646364</text:p>
          </table:table-cell>
          <table:table-cell office:value-type="float" office:value="5.49019607843" calcext:value-type="float">
            <text:p>5.490196078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90849" calcext:value-type="float">
            <text:p>390849</text:p>
          </table:table-cell>
          <table:table-cell office:value-type="float" office:value="775" calcext:value-type="float">
            <text:p>775</text:p>
          </table:table-cell>
          <table:table-cell office:value-type="float" office:value="317" calcext:value-type="float">
            <text:p>317</text:p>
          </table:table-cell>
          <table:table-cell office:value-type="float" office:value="8.07955251709" calcext:value-type="float">
            <text:p>8.0795525171</text:p>
          </table:table-cell>
          <table:table-cell office:value-type="float" office:value="5.49019607843" calcext:value-type="float">
            <text:p>5.490196078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91873" calcext:value-type="float">
            <text:p>391873</text:p>
          </table:table-cell>
          <table:table-cell office:value-type="float" office:value="747" calcext:value-type="float">
            <text:p>747</text:p>
          </table:table-cell>
          <table:table-cell office:value-type="float" office:value="320" calcext:value-type="float">
            <text:p>320</text:p>
          </table:table-cell>
          <table:table-cell office:value-type="float" office:value="6.21504039776" calcext:value-type="float">
            <text:p>6.2150403978</text:p>
          </table:table-cell>
          <table:table-cell office:value-type="float" office:value="5.88235294118" calcext:value-type="float">
            <text:p>5.882352941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92888" calcext:value-type="float">
            <text:p>392888</text:p>
          </table:table-cell>
          <table:table-cell office:value-type="float" office:value="741" calcext:value-type="float">
            <text:p>741</text:p>
          </table:table-cell>
          <table:table-cell office:value-type="float" office:value="306" calcext:value-type="float">
            <text:p>306</text:p>
          </table:table-cell>
          <table:table-cell office:value-type="float" office:value="3.10752019888" calcext:value-type="float">
            <text:p>3.1075201989</text:p>
          </table:table-cell>
          <table:table-cell office:value-type="float" office:value="5.88235294118" calcext:value-type="float">
            <text:p>5.882352941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93891" calcext:value-type="float">
            <text:p>393891</text:p>
          </table:table-cell>
          <table:table-cell office:value-type="float" office:value="1518" calcext:value-type="float">
            <text:p>1518</text:p>
          </table:table-cell>
          <table:table-cell office:value-type="float" office:value="1588" calcext:value-type="float">
            <text:p>1588</text:p>
          </table:table-cell>
          <table:table-cell office:value-type="float" office:value="4.97203231821" calcext:value-type="float">
            <text:p>4.9720323182</text:p>
          </table:table-cell>
          <table:table-cell office:value-type="float" office:value="24.7058823529" calcext:value-type="float">
            <text:p>24.705882352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94880" calcext:value-type="float">
            <text:p>394880</text:p>
          </table:table-cell>
          <table:table-cell office:value-type="float" office:value="2082" calcext:value-type="float">
            <text:p>2082</text:p>
          </table:table-cell>
          <table:table-cell office:value-type="float" office:value="837" calcext:value-type="float">
            <text:p>837</text:p>
          </table:table-cell>
          <table:table-cell office:value-type="float" office:value="9.32256059664" calcext:value-type="float">
            <text:p>9.3225605966</text:p>
          </table:table-cell>
          <table:table-cell office:value-type="float" office:value="7.8431372549" calcext:value-type="float">
            <text:p>7.843137254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95886" calcext:value-type="float">
            <text:p>395886</text:p>
          </table:table-cell>
          <table:table-cell office:value-type="float" office:value="1196" calcext:value-type="float">
            <text:p>1196</text:p>
          </table:table-cell>
          <table:table-cell office:value-type="float" office:value="354" calcext:value-type="float">
            <text:p>354</text:p>
          </table:table-cell>
          <table:table-cell office:value-type="float" office:value="8.07955251709" calcext:value-type="float">
            <text:p>8.0795525171</text:p>
          </table:table-cell>
          <table:table-cell office:value-type="float" office:value="8.23529411765" calcext:value-type="float">
            <text:p>8.235294117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96920" calcext:value-type="float">
            <text:p>396920</text:p>
          </table:table-cell>
          <table:table-cell office:value-type="float" office:value="1144" calcext:value-type="float">
            <text:p>1144</text:p>
          </table:table-cell>
          <table:table-cell office:value-type="float" office:value="646" calcext:value-type="float">
            <text:p>646</text:p>
          </table:table-cell>
          <table:table-cell office:value-type="float" office:value="6.83654443754" calcext:value-type="float">
            <text:p>6.8365444375</text:p>
          </table:table-cell>
          <table:table-cell office:value-type="float" office:value="17.6470588235" calcext:value-type="float">
            <text:p>17.647058823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97906" calcext:value-type="float">
            <text:p>397906</text:p>
          </table:table-cell>
          <table:table-cell office:value-type="float" office:value="1440" calcext:value-type="float">
            <text:p>1440</text:p>
          </table:table-cell>
          <table:table-cell office:value-type="float" office:value="817" calcext:value-type="float">
            <text:p>817</text:p>
          </table:table-cell>
          <table:table-cell office:value-type="float" office:value="6.83654443754" calcext:value-type="float">
            <text:p>6.8365444375</text:p>
          </table:table-cell>
          <table:table-cell office:value-type="float" office:value="17.2549019608" calcext:value-type="float">
            <text:p>17.254901960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98900" calcext:value-type="float">
            <text:p>398900</text:p>
          </table:table-cell>
          <table:table-cell office:value-type="float" office:value="1453" calcext:value-type="float">
            <text:p>1453</text:p>
          </table:table-cell>
          <table:table-cell office:value-type="float" office:value="829" calcext:value-type="float">
            <text:p>829</text:p>
          </table:table-cell>
          <table:table-cell office:value-type="float" office:value="7.45804847732" calcext:value-type="float">
            <text:p>7.4580484773</text:p>
          </table:table-cell>
          <table:table-cell office:value-type="float" office:value="16.862745098" calcext:value-type="float">
            <text:p>16.86274509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399901" calcext:value-type="float">
            <text:p>399901</text:p>
          </table:table-cell>
          <table:table-cell office:value-type="float" office:value="1376" calcext:value-type="float">
            <text:p>1376</text:p>
          </table:table-cell>
          <table:table-cell office:value-type="float" office:value="650" calcext:value-type="float">
            <text:p>650</text:p>
          </table:table-cell>
          <table:table-cell office:value-type="float" office:value="8.07955251709" calcext:value-type="float">
            <text:p>8.0795525171</text:p>
          </table:table-cell>
          <table:table-cell office:value-type="float" office:value="13.3333333333" calcext:value-type="float">
            <text:p>13.3333333333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00923" calcext:value-type="float">
            <text:p>400923</text:p>
          </table:table-cell>
          <table:table-cell office:value-type="float" office:value="1190" calcext:value-type="float">
            <text:p>1190</text:p>
          </table:table-cell>
          <table:table-cell office:value-type="float" office:value="475" calcext:value-type="float">
            <text:p>475</text:p>
          </table:table-cell>
          <table:table-cell office:value-type="float" office:value="8.07955251709" calcext:value-type="float">
            <text:p>8.0795525171</text:p>
          </table:table-cell>
          <table:table-cell office:value-type="float" office:value="8.62745098039" calcext:value-type="float">
            <text:p>8.627450980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01920" calcext:value-type="float">
            <text:p>401920</text:p>
          </table:table-cell>
          <table:table-cell office:value-type="float" office:value="979" calcext:value-type="float">
            <text:p>979</text:p>
          </table:table-cell>
          <table:table-cell office:value-type="float" office:value="385" calcext:value-type="float">
            <text:p>385</text:p>
          </table:table-cell>
          <table:table-cell office:value-type="float" office:value="7.45804847732" calcext:value-type="float">
            <text:p>7.4580484773</text:p>
          </table:table-cell>
          <table:table-cell office:value-type="float" office:value="12.9411764706" calcext:value-type="float">
            <text:p>12.9411764706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02935" calcext:value-type="float">
            <text:p>402935</text:p>
          </table:table-cell>
          <table:table-cell office:value-type="float" office:value="1264" calcext:value-type="float">
            <text:p>1264</text:p>
          </table:table-cell>
          <table:table-cell office:value-type="float" office:value="558" calcext:value-type="float">
            <text:p>558</text:p>
          </table:table-cell>
          <table:table-cell office:value-type="float" office:value="8.07955251709" calcext:value-type="float">
            <text:p>8.0795525171</text:p>
          </table:table-cell>
          <table:table-cell office:value-type="float" office:value="8.62745098039" calcext:value-type="float">
            <text:p>8.627450980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03959" calcext:value-type="float">
            <text:p>403959</text:p>
          </table:table-cell>
          <table:table-cell office:value-type="float" office:value="983" calcext:value-type="float">
            <text:p>983</text:p>
          </table:table-cell>
          <table:table-cell office:value-type="float" office:value="344" calcext:value-type="float">
            <text:p>344</text:p>
          </table:table-cell>
          <table:table-cell office:value-type="float" office:value="8.07955251709" calcext:value-type="float">
            <text:p>8.0795525171</text:p>
          </table:table-cell>
          <table:table-cell office:value-type="float" office:value="5.88235294118" calcext:value-type="float">
            <text:p>5.882352941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04975" calcext:value-type="float">
            <text:p>404975</text:p>
          </table:table-cell>
          <table:table-cell office:value-type="float" office:value="811" calcext:value-type="float">
            <text:p>811</text:p>
          </table:table-cell>
          <table:table-cell office:value-type="float" office:value="317" calcext:value-type="float">
            <text:p>317</text:p>
          </table:table-cell>
          <table:table-cell office:value-type="float" office:value="6.83654443754" calcext:value-type="float">
            <text:p>6.8365444375</text:p>
          </table:table-cell>
          <table:table-cell office:value-type="float" office:value="5.88235294118" calcext:value-type="float">
            <text:p>5.882352941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05999" calcext:value-type="float">
            <text:p>405999</text:p>
          </table:table-cell>
          <table:table-cell office:value-type="float" office:value="791" calcext:value-type="float">
            <text:p>791</text:p>
          </table:table-cell>
          <table:table-cell office:value-type="float" office:value="331" calcext:value-type="float">
            <text:p>331</text:p>
          </table:table-cell>
          <table:table-cell office:value-type="float" office:value="6.21504039776" calcext:value-type="float">
            <text:p>6.2150403978</text:p>
          </table:table-cell>
          <table:table-cell office:value-type="float" office:value="5.88235294118" calcext:value-type="float">
            <text:p>5.882352941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07006" calcext:value-type="float">
            <text:p>407006</text:p>
          </table:table-cell>
          <table:table-cell office:value-type="float" office:value="768" calcext:value-type="float">
            <text:p>768</text:p>
          </table:table-cell>
          <table:table-cell office:value-type="float" office:value="320" calcext:value-type="float">
            <text:p>320</text:p>
          </table:table-cell>
          <table:table-cell office:value-type="float" office:value="6.21504039776" calcext:value-type="float">
            <text:p>6.2150403978</text:p>
          </table:table-cell>
          <table:table-cell office:value-type="float" office:value="5.88235294118" calcext:value-type="float">
            <text:p>5.882352941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08002" calcext:value-type="float">
            <text:p>408002</text:p>
          </table:table-cell>
          <table:table-cell office:value-type="float" office:value="777" calcext:value-type="float">
            <text:p>777</text:p>
          </table:table-cell>
          <table:table-cell office:value-type="float" office:value="301" calcext:value-type="float">
            <text:p>301</text:p>
          </table:table-cell>
          <table:table-cell office:value-type="float" office:value="5.59353635799" calcext:value-type="float">
            <text:p>5.593536358</text:p>
          </table:table-cell>
          <table:table-cell office:value-type="float" office:value="5.49019607843" calcext:value-type="float">
            <text:p>5.490196078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09014" calcext:value-type="float">
            <text:p>409014</text:p>
          </table:table-cell>
          <table:table-cell office:value-type="float" office:value="770" calcext:value-type="float">
            <text:p>770</text:p>
          </table:table-cell>
          <table:table-cell office:value-type="float" office:value="301" calcext:value-type="float">
            <text:p>301</text:p>
          </table:table-cell>
          <table:table-cell office:value-type="float" office:value="3.72902423866" calcext:value-type="float">
            <text:p>3.7290242387</text:p>
          </table:table-cell>
          <table:table-cell office:value-type="float" office:value="5.49019607843" calcext:value-type="float">
            <text:p>5.490196078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10029" calcext:value-type="float">
            <text:p>410029</text:p>
          </table:table-cell>
          <table:table-cell office:value-type="float" office:value="767" calcext:value-type="float">
            <text:p>767</text:p>
          </table:table-cell>
          <table:table-cell office:value-type="float" office:value="300" calcext:value-type="float">
            <text:p>300</text:p>
          </table:table-cell>
          <table:table-cell office:value-type="float" office:value="3.10752019888" calcext:value-type="float">
            <text:p>3.1075201989</text:p>
          </table:table-cell>
          <table:table-cell office:value-type="float" office:value="5.49019607843" calcext:value-type="float">
            <text:p>5.490196078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11060" calcext:value-type="float">
            <text:p>411060</text:p>
          </table:table-cell>
          <table:table-cell office:value-type="float" office:value="765" calcext:value-type="float">
            <text:p>765</text:p>
          </table:table-cell>
          <table:table-cell office:value-type="float" office:value="305" calcext:value-type="float">
            <text:p>305</text:p>
          </table:table-cell>
          <table:table-cell office:value-type="float" office:value="3.72902423866" calcext:value-type="float">
            <text:p>3.7290242387</text:p>
          </table:table-cell>
          <table:table-cell office:value-type="float" office:value="5.49019607843" calcext:value-type="float">
            <text:p>5.490196078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12055" calcext:value-type="float">
            <text:p>412055</text:p>
          </table:table-cell>
          <table:table-cell office:value-type="float" office:value="785" calcext:value-type="float">
            <text:p>785</text:p>
          </table:table-cell>
          <table:table-cell office:value-type="float" office:value="299" calcext:value-type="float">
            <text:p>299</text:p>
          </table:table-cell>
          <table:table-cell office:value-type="float" office:value="4.97203231821" calcext:value-type="float">
            <text:p>4.9720323182</text:p>
          </table:table-cell>
          <table:table-cell office:value-type="float" office:value="5.49019607843" calcext:value-type="float">
            <text:p>5.490196078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13074" calcext:value-type="float">
            <text:p>413074</text:p>
          </table:table-cell>
          <table:table-cell office:value-type="float" office:value="768" calcext:value-type="float">
            <text:p>768</text:p>
          </table:table-cell>
          <table:table-cell office:value-type="float" office:value="306" calcext:value-type="float">
            <text:p>306</text:p>
          </table:table-cell>
          <table:table-cell office:value-type="float" office:value="5.59353635799" calcext:value-type="float">
            <text:p>5.593536358</text:p>
          </table:table-cell>
          <table:table-cell office:value-type="float" office:value="5.88235294118" calcext:value-type="float">
            <text:p>5.882352941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14085" calcext:value-type="float">
            <text:p>414085</text:p>
          </table:table-cell>
          <table:table-cell office:value-type="float" office:value="742" calcext:value-type="float">
            <text:p>742</text:p>
          </table:table-cell>
          <table:table-cell office:value-type="float" office:value="310" calcext:value-type="float">
            <text:p>310</text:p>
          </table:table-cell>
          <table:table-cell office:value-type="float" office:value="2.48601615911" calcext:value-type="float">
            <text:p>2.4860161591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15112" calcext:value-type="float">
            <text:p>415112</text:p>
          </table:table-cell>
          <table:table-cell office:value-type="float" office:value="722" calcext:value-type="float">
            <text:p>722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5.88235294118" calcext:value-type="float">
            <text:p>5.882352941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16094" calcext:value-type="float">
            <text:p>416094</text:p>
          </table:table-cell>
          <table:table-cell office:value-type="float" office:value="736" calcext:value-type="float">
            <text:p>736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14.1176470588" calcext:value-type="float">
            <text:p>14.1176470588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17079" calcext:value-type="float">
            <text:p>417079</text:p>
          </table:table-cell>
          <table:table-cell office:value-type="float" office:value="1222" calcext:value-type="float">
            <text:p>1222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19.6078431373" calcext:value-type="float">
            <text:p>19.6078431373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18000" calcext:value-type="float">
            <text:p>418000</text:p>
          </table:table-cell>
          <table:table-cell office:value-type="float" office:value="1559" calcext:value-type="float">
            <text:p>1559</text:p>
          </table:table-cell>
          <table:table-cell office:value-type="float" office:value="791" calcext:value-type="float">
            <text:p>791</text:p>
          </table:table-cell>
          <table:table-cell office:value-type="float" office:value="2.48601615911" calcext:value-type="float">
            <text:p>2.4860161591</text:p>
          </table:table-cell>
          <table:table-cell office:value-type="float" office:value="16.0784313725" calcext:value-type="float">
            <text:p>16.078431372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18934" calcext:value-type="float">
            <text:p>418934</text:p>
          </table:table-cell>
          <table:table-cell office:value-type="float" office:value="1337" calcext:value-type="float">
            <text:p>1337</text:p>
          </table:table-cell>
          <table:table-cell office:value-type="float" office:value="1010" calcext:value-type="float">
            <text:p>1010</text:p>
          </table:table-cell>
          <table:table-cell office:value-type="float" office:value="2.48601615911" calcext:value-type="float">
            <text:p>2.4860161591</text:p>
          </table:table-cell>
          <table:table-cell office:value-type="float" office:value="20.3921568627" calcext:value-type="float">
            <text:p>20.392156862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19863" calcext:value-type="float">
            <text:p>419863</text:p>
          </table:table-cell>
          <table:table-cell office:value-type="float" office:value="1408" calcext:value-type="float">
            <text:p>1408</text:p>
          </table:table-cell>
          <table:table-cell office:value-type="float" office:value="492" calcext:value-type="float">
            <text:p>492</text:p>
          </table:table-cell>
          <table:table-cell office:value-type="float" office:value="3.72902423866" calcext:value-type="float">
            <text:p>3.7290242387</text:p>
          </table:table-cell>
          <table:table-cell office:value-type="float" office:value="8.23529411765" calcext:value-type="float">
            <text:p>8.235294117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20794" calcext:value-type="float">
            <text:p>420794</text:p>
          </table:table-cell>
          <table:table-cell office:value-type="float" office:value="825" calcext:value-type="float">
            <text:p>825</text:p>
          </table:table-cell>
          <table:table-cell office:value-type="float" office:value="405" calcext:value-type="float">
            <text:p>405</text:p>
          </table:table-cell>
          <table:table-cell office:value-type="float" office:value="1.86451211933" calcext:value-type="float">
            <text:p>1.8645121193</text:p>
          </table:table-cell>
          <table:table-cell office:value-type="float" office:value="8.23529411765" calcext:value-type="float">
            <text:p>8.235294117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21735" calcext:value-type="float">
            <text:p>421735</text:p>
          </table:table-cell>
          <table:table-cell office:value-type="float" office:value="800" calcext:value-type="float">
            <text:p>800</text:p>
          </table:table-cell>
          <table:table-cell office:value-type="float" office:value="407" calcext:value-type="float">
            <text:p>407</text:p>
          </table:table-cell>
          <table:table-cell office:value-type="float" office:value="1.24300807955" calcext:value-type="float">
            <text:p>1.2430080796</text:p>
          </table:table-cell>
          <table:table-cell office:value-type="float" office:value="8.23529411765" calcext:value-type="float">
            <text:p>8.235294117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22665" calcext:value-type="float">
            <text:p>422665</text:p>
          </table:table-cell>
          <table:table-cell office:value-type="float" office:value="794" calcext:value-type="float">
            <text:p>794</text:p>
          </table:table-cell>
          <table:table-cell office:value-type="float" office:value="415" calcext:value-type="float">
            <text:p>415</text:p>
          </table:table-cell>
          <table:table-cell office:value-type="float" office:value="0.621504039776" calcext:value-type="float">
            <text:p>0.6215040398</text:p>
          </table:table-cell>
          <table:table-cell office:value-type="float" office:value="8.23529411765" calcext:value-type="float">
            <text:p>8.235294117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23587" calcext:value-type="float">
            <text:p>423587</text:p>
          </table:table-cell>
          <table:table-cell office:value-type="float" office:value="789" calcext:value-type="float">
            <text:p>789</text:p>
          </table:table-cell>
          <table:table-cell office:value-type="float" office:value="412" calcext:value-type="float">
            <text:p>412</text:p>
          </table:table-cell>
          <table:table-cell office:value-type="float" office:value="1.24300807955" calcext:value-type="float">
            <text:p>1.2430080796</text:p>
          </table:table-cell>
          <table:table-cell office:value-type="float" office:value="8.23529411765" calcext:value-type="float">
            <text:p>8.235294117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24515" calcext:value-type="float">
            <text:p>424515</text:p>
          </table:table-cell>
          <table:table-cell office:value-type="float" office:value="791" calcext:value-type="float">
            <text:p>791</text:p>
          </table:table-cell>
          <table:table-cell office:value-type="float" office:value="410" calcext:value-type="float">
            <text:p>410</text:p>
          </table:table-cell>
          <table:table-cell office:value-type="float" office:value="0.621504039776" calcext:value-type="float">
            <text:p>0.6215040398</text:p>
          </table:table-cell>
          <table:table-cell office:value-type="float" office:value="8.23529411765" calcext:value-type="float">
            <text:p>8.235294117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25453" calcext:value-type="float">
            <text:p>425453</text:p>
          </table:table-cell>
          <table:table-cell office:value-type="float" office:value="777" calcext:value-type="float">
            <text:p>777</text:p>
          </table:table-cell>
          <table:table-cell office:value-type="float" office:value="407" calcext:value-type="float">
            <text:p>407</text:p>
          </table:table-cell>
          <table:table-cell office:value-type="float" office:value="0.621504039776" calcext:value-type="float">
            <text:p>0.6215040398</text:p>
          </table:table-cell>
          <table:table-cell office:value-type="float" office:value="8.23529411765" calcext:value-type="float">
            <text:p>8.235294117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26389" calcext:value-type="float">
            <text:p>426389</text:p>
          </table:table-cell>
          <table:table-cell office:value-type="float" office:value="791" calcext:value-type="float">
            <text:p>791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6.66666666667" calcext:value-type="float">
            <text:p>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27306" calcext:value-type="float">
            <text:p>427306</text:p>
          </table:table-cell>
          <table:table-cell office:value-type="float" office:value="800" calcext:value-type="float">
            <text:p>800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16.0784313725" calcext:value-type="float">
            <text:p>16.078431372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28236" calcext:value-type="float">
            <text:p>428236</text:p>
          </table:table-cell>
          <table:table-cell office:value-type="float" office:value="1198" calcext:value-type="float">
            <text:p>1198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19.2156862745" calcext:value-type="float">
            <text:p>19.215686274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29174" calcext:value-type="float">
            <text:p>429174</text:p>
          </table:table-cell>
          <table:table-cell office:value-type="float" office:value="1415" calcext:value-type="float">
            <text:p>1415</text:p>
          </table:table-cell>
          <table:table-cell office:value-type="float" office:value="880" calcext:value-type="float">
            <text:p>880</text:p>
          </table:table-cell>
          <table:table-cell office:value-type="float" office:value="2.48601615911" calcext:value-type="float">
            <text:p>2.4860161591</text:p>
          </table:table-cell>
          <table:table-cell office:value-type="float" office:value="18.0392156863" calcext:value-type="float">
            <text:p>18.0392156863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30095" calcext:value-type="float">
            <text:p>430095</text:p>
          </table:table-cell>
          <table:table-cell office:value-type="float" office:value="1424" calcext:value-type="float">
            <text:p>1424</text:p>
          </table:table-cell>
          <table:table-cell office:value-type="float" office:value="889" calcext:value-type="float">
            <text:p>889</text:p>
          </table:table-cell>
          <table:table-cell office:value-type="float" office:value="3.10752019888" calcext:value-type="float">
            <text:p>3.1075201989</text:p>
          </table:table-cell>
          <table:table-cell office:value-type="float" office:value="17.6470588235" calcext:value-type="float">
            <text:p>17.6470588235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31021" calcext:value-type="float">
            <text:p>431021</text:p>
          </table:table-cell>
          <table:table-cell office:value-type="float" office:value="1374" calcext:value-type="float">
            <text:p>1374</text:p>
          </table:table-cell>
          <table:table-cell office:value-type="float" office:value="723" calcext:value-type="float">
            <text:p>723</text:p>
          </table:table-cell>
          <table:table-cell office:value-type="float" office:value="3.10752019888" calcext:value-type="float">
            <text:p>3.1075201989</text:p>
          </table:table-cell>
          <table:table-cell office:value-type="float" office:value="13.7254901961" calcext:value-type="float">
            <text:p>13.725490196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31950" calcext:value-type="float">
            <text:p>431950</text:p>
          </table:table-cell>
          <table:table-cell office:value-type="float" office:value="1142" calcext:value-type="float">
            <text:p>1142</text:p>
          </table:table-cell>
          <table:table-cell office:value-type="float" office:value="574" calcext:value-type="float">
            <text:p>574</text:p>
          </table:table-cell>
          <table:table-cell office:value-type="float" office:value="2.48601615911" calcext:value-type="float">
            <text:p>2.4860161591</text:p>
          </table:table-cell>
          <table:table-cell office:value-type="float" office:value="9.41176470588" calcext:value-type="float">
            <text:p>9.411764705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32876" calcext:value-type="float">
            <text:p>432876</text:p>
          </table:table-cell>
          <table:table-cell office:value-type="float" office:value="946" calcext:value-type="float">
            <text:p>946</text:p>
          </table:table-cell>
          <table:table-cell office:value-type="float" office:value="562" calcext:value-type="float">
            <text:p>562</text:p>
          </table:table-cell>
          <table:table-cell office:value-type="float" office:value="1.86451211933" calcext:value-type="float">
            <text:p>1.8645121193</text:p>
          </table:table-cell>
          <table:table-cell office:value-type="float" office:value="13.7254901961" calcext:value-type="float">
            <text:p>13.7254901961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33810" calcext:value-type="float">
            <text:p>433810</text:p>
          </table:table-cell>
          <table:table-cell office:value-type="float" office:value="1162" calcext:value-type="float">
            <text:p>1162</text:p>
          </table:table-cell>
          <table:table-cell office:value-type="float" office:value="640" calcext:value-type="float">
            <text:p>640</text:p>
          </table:table-cell>
          <table:table-cell office:value-type="float" office:value="2.48601615911" calcext:value-type="float">
            <text:p>2.4860161591</text:p>
          </table:table-cell>
          <table:table-cell office:value-type="float" office:value="12.9411764706" calcext:value-type="float">
            <text:p>12.9411764706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34742" calcext:value-type="float">
            <text:p>434742</text:p>
          </table:table-cell>
          <table:table-cell office:value-type="float" office:value="1078" calcext:value-type="float">
            <text:p>1078</text:p>
          </table:table-cell>
          <table:table-cell office:value-type="float" office:value="446" calcext:value-type="float">
            <text:p>446</text:p>
          </table:table-cell>
          <table:table-cell office:value-type="float" office:value="2.48601615911" calcext:value-type="float">
            <text:p>2.4860161591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35674" calcext:value-type="float">
            <text:p>435674</text:p>
          </table:table-cell>
          <table:table-cell office:value-type="float" office:value="768" calcext:value-type="float">
            <text:p>768</text:p>
          </table:table-cell>
          <table:table-cell office:value-type="float" office:value="330" calcext:value-type="float">
            <text:p>330</text:p>
          </table:table-cell>
          <table:table-cell office:value-type="float" office:value="1.86451211933" calcext:value-type="float">
            <text:p>1.8645121193</text:p>
          </table:table-cell>
          <table:table-cell office:value-type="float" office:value="6.66666666667" calcext:value-type="float">
            <text:p>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36603" calcext:value-type="float">
            <text:p>436603</text:p>
          </table:table-cell>
          <table:table-cell office:value-type="float" office:value="888" calcext:value-type="float">
            <text:p>888</text:p>
          </table:table-cell>
          <table:table-cell office:value-type="float" office:value="479" calcext:value-type="float">
            <text:p>479</text:p>
          </table:table-cell>
          <table:table-cell office:value-type="float" office:value="1.24300807955" calcext:value-type="float">
            <text:p>1.2430080796</text:p>
          </table:table-cell>
          <table:table-cell office:value-type="float" office:value="10.1960784314" calcext:value-type="float">
            <text:p>10.196078431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37521" calcext:value-type="float">
            <text:p>437521</text:p>
          </table:table-cell>
          <table:table-cell office:value-type="float" office:value="977" calcext:value-type="float">
            <text:p>977</text:p>
          </table:table-cell>
          <table:table-cell office:value-type="float" office:value="455" calcext:value-type="float">
            <text:p>455</text:p>
          </table:table-cell>
          <table:table-cell office:value-type="float" office:value="1.24300807955" calcext:value-type="float">
            <text:p>1.2430080796</text:p>
          </table:table-cell>
          <table:table-cell office:value-type="float" office:value="7.45098039216" calcext:value-type="float">
            <text:p>7.450980392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38459" calcext:value-type="float">
            <text:p>438459</text:p>
          </table:table-cell>
          <table:table-cell office:value-type="float" office:value="834" calcext:value-type="float">
            <text:p>834</text:p>
          </table:table-cell>
          <table:table-cell office:value-type="float" office:value="396" calcext:value-type="float">
            <text:p>396</text:p>
          </table:table-cell>
          <table:table-cell office:value-type="float" office:value="0.621504039776" calcext:value-type="float">
            <text:p>0.6215040398</text:p>
          </table:table-cell>
          <table:table-cell office:value-type="float" office:value="8.23529411765" calcext:value-type="float">
            <text:p>8.235294117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39389" calcext:value-type="float">
            <text:p>439389</text:p>
          </table:table-cell>
          <table:table-cell office:value-type="float" office:value="826" calcext:value-type="float">
            <text:p>82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7.45098039216" calcext:value-type="float">
            <text:p>7.450980392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40306" calcext:value-type="float">
            <text:p>440306</text:p>
          </table:table-cell>
          <table:table-cell office:value-type="float" office:value="791" calcext:value-type="float">
            <text:p>791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7.45098039216" calcext:value-type="float">
            <text:p>7.450980392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41236" calcext:value-type="float">
            <text:p>441236</text:p>
          </table:table-cell>
          <table:table-cell office:value-type="float" office:value="785" calcext:value-type="float">
            <text:p>785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7.45098039216" calcext:value-type="float">
            <text:p>7.450980392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42166" calcext:value-type="float">
            <text:p>442166</text:p>
          </table:table-cell>
          <table:table-cell office:value-type="float" office:value="772" calcext:value-type="float">
            <text:p>772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7.05882352941" calcext:value-type="float">
            <text:p>7.058823529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43100" calcext:value-type="float">
            <text:p>443100</text:p>
          </table:table-cell>
          <table:table-cell office:value-type="float" office:value="797" calcext:value-type="float">
            <text:p>797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6.66666666667" calcext:value-type="float">
            <text:p>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44021" calcext:value-type="float">
            <text:p>444021</text:p>
          </table:table-cell>
          <table:table-cell office:value-type="float" office:value="774" calcext:value-type="float">
            <text:p>774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44954" calcext:value-type="float">
            <text:p>444954</text:p>
          </table:table-cell>
          <table:table-cell office:value-type="float" office:value="747" calcext:value-type="float">
            <text:p>747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6.66666666667" calcext:value-type="float">
            <text:p>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45889" calcext:value-type="float">
            <text:p>445889</text:p>
          </table:table-cell>
          <table:table-cell office:value-type="float" office:value="742" calcext:value-type="float">
            <text:p>742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7.8431372549" calcext:value-type="float">
            <text:p>7.843137254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46832" calcext:value-type="float">
            <text:p>446832</text:p>
          </table:table-cell>
          <table:table-cell office:value-type="float" office:value="802" calcext:value-type="float">
            <text:p>802</text:p>
          </table:table-cell>
          <table:table-cell office:value-type="float" office:value="382" calcext:value-type="float">
            <text:p>382</text:p>
          </table:table-cell>
          <table:table-cell office:value-type="float" office:value="1.24300807955" calcext:value-type="float">
            <text:p>1.2430080796</text:p>
          </table:table-cell>
          <table:table-cell office:value-type="float" office:value="7.45098039216" calcext:value-type="float">
            <text:p>7.450980392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47752" calcext:value-type="float">
            <text:p>447752</text:p>
          </table:table-cell>
          <table:table-cell office:value-type="float" office:value="809" calcext:value-type="float">
            <text:p>809</text:p>
          </table:table-cell>
          <table:table-cell office:value-type="float" office:value="380" calcext:value-type="float">
            <text:p>380</text:p>
          </table:table-cell>
          <table:table-cell office:value-type="float" office:value="1.24300807955" calcext:value-type="float">
            <text:p>1.2430080796</text:p>
          </table:table-cell>
          <table:table-cell office:value-type="float" office:value="7.45098039216" calcext:value-type="float">
            <text:p>7.450980392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48674" calcext:value-type="float">
            <text:p>448674</text:p>
          </table:table-cell>
          <table:table-cell office:value-type="float" office:value="792" calcext:value-type="float">
            <text:p>792</text:p>
          </table:table-cell>
          <table:table-cell office:value-type="float" office:value="376" calcext:value-type="float">
            <text:p>376</text:p>
          </table:table-cell>
          <table:table-cell office:value-type="float" office:value="1.24300807955" calcext:value-type="float">
            <text:p>1.2430080796</text:p>
          </table:table-cell>
          <table:table-cell office:value-type="float" office:value="7.05882352941" calcext:value-type="float">
            <text:p>7.058823529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49599" calcext:value-type="float">
            <text:p>449599</text:p>
          </table:table-cell>
          <table:table-cell office:value-type="float" office:value="778" calcext:value-type="float">
            <text:p>778</text:p>
          </table:table-cell>
          <table:table-cell office:value-type="float" office:value="354" calcext:value-type="float">
            <text:p>354</text:p>
          </table:table-cell>
          <table:table-cell office:value-type="float" office:value="1.24300807955" calcext:value-type="float">
            <text:p>1.2430080796</text:p>
          </table:table-cell>
          <table:table-cell office:value-type="float" office:value="6.66666666667" calcext:value-type="float">
            <text:p>6.666666666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50521" calcext:value-type="float">
            <text:p>450521</text:p>
          </table:table-cell>
          <table:table-cell office:value-type="float" office:value="767" calcext:value-type="float">
            <text:p>767</text:p>
          </table:table-cell>
          <table:table-cell office:value-type="float" office:value="336" calcext:value-type="float">
            <text:p>336</text:p>
          </table:table-cell>
          <table:table-cell office:value-type="float" office:value="1.24300807955" calcext:value-type="float">
            <text:p>1.2430080796</text:p>
          </table:table-cell>
          <table:table-cell office:value-type="float" office:value="6.27450980392" calcext:value-type="float">
            <text:p>6.274509803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51461" calcext:value-type="float">
            <text:p>451461</text:p>
          </table:table-cell>
          <table:table-cell office:value-type="float" office:value="746" calcext:value-type="float">
            <text:p>746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.70588235294" calcext:value-type="float">
            <text:p>4.705882352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52426" calcext:value-type="float">
            <text:p>452426</text:p>
          </table:table-cell>
          <table:table-cell office:value-type="float" office:value="740" calcext:value-type="float">
            <text:p>740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8.23529411765" calcext:value-type="float">
            <text:p>8.235294117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53397" calcext:value-type="float">
            <text:p>453397</text:p>
          </table:table-cell>
          <table:table-cell office:value-type="float" office:value="840" calcext:value-type="float">
            <text:p>840</text:p>
          </table:table-cell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16.4705882353" calcext:value-type="float">
            <text:p>16.4705882353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54339" calcext:value-type="float">
            <text:p>454339</text:p>
          </table:table-cell>
          <table:table-cell office:value-type="float" office:value="1299" calcext:value-type="float">
            <text:p>1299</text:p>
          </table:table-cell>
          <table:table-cell office:value-type="float" office:value="769" calcext:value-type="float">
            <text:p>769</text:p>
          </table:table-cell>
          <table:table-cell office:value-type="float" office:value="2.48601615911" calcext:value-type="float">
            <text:p>2.4860161591</text:p>
          </table:table-cell>
          <table:table-cell office:value-type="float" office:value="12.9411764706" calcext:value-type="float">
            <text:p>12.9411764706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55260" calcext:value-type="float">
            <text:p>455260</text:p>
          </table:table-cell>
          <table:table-cell office:value-type="float" office:value="1000" calcext:value-type="float">
            <text:p>1000</text:p>
          </table:table-cell>
          <table:table-cell office:value-type="float" office:value="393" calcext:value-type="float">
            <text:p>393</text:p>
          </table:table-cell>
          <table:table-cell office:value-type="float" office:value="2.48601615911" calcext:value-type="float">
            <text:p>2.4860161591</text:p>
          </table:table-cell>
          <table:table-cell office:value-type="float" office:value="7.8431372549" calcext:value-type="float">
            <text:p>7.843137254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56219" calcext:value-type="float">
            <text:p>456219</text:p>
          </table:table-cell>
          <table:table-cell office:value-type="float" office:value="815" calcext:value-type="float">
            <text:p>815</text:p>
          </table:table-cell>
          <table:table-cell office:value-type="float" office:value="382" calcext:value-type="float">
            <text:p>382</text:p>
          </table:table-cell>
          <table:table-cell office:value-type="float" office:value="1.24300807955" calcext:value-type="float">
            <text:p>1.2430080796</text:p>
          </table:table-cell>
          <table:table-cell office:value-type="float" office:value="7.45098039216" calcext:value-type="float">
            <text:p>7.450980392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57164" calcext:value-type="float">
            <text:p>457164</text:p>
          </table:table-cell>
          <table:table-cell office:value-type="float" office:value="792" calcext:value-type="float">
            <text:p>792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7.8431372549" calcext:value-type="float">
            <text:p>7.8431372549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58095" calcext:value-type="float">
            <text:p>458095</text:p>
          </table:table-cell>
          <table:table-cell office:value-type="float" office:value="816" calcext:value-type="float">
            <text:p>816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7.45098039216" calcext:value-type="float">
            <text:p>7.450980392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59021" calcext:value-type="float">
            <text:p>459021</text:p>
          </table:table-cell>
          <table:table-cell office:value-type="float" office:value="818" calcext:value-type="float">
            <text:p>818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7.45098039216" calcext:value-type="float">
            <text:p>7.4509803922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59967" calcext:value-type="float">
            <text:p>459967</text:p>
          </table:table-cell>
          <table:table-cell office:value-type="float" office:value="818" calcext:value-type="float">
            <text:p>818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5.49019607843" calcext:value-type="float">
            <text:p>5.4901960784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60904" calcext:value-type="float">
            <text:p>460904</text:p>
          </table:table-cell>
          <table:table-cell office:value-type="float" office:value="786" calcext:value-type="float">
            <text:p>78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5.09803921569" calcext:value-type="float">
            <text:p>5.0980392157</text:p>
          </table:table-cell>
          <table:table-cell office:value-type="string" calcext:value-type="string">
            <text:p>0001001000000000</text:p>
          </table:table-cell>
        </table:table-row>
        <table:table-row table:style-name="ro1">
          <table:table-cell office:value-type="float" office:value="461846" calcext:value-type="float">
            <text:p>461846</text:p>
          </table:table-cell>
          <table:table-cell office:value-type="float" office:value="537" calcext:value-type="float">
            <text:p>537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0.78431372549" calcext:value-type="float">
            <text:p>0.7843137255</text:p>
          </table:table-cell>
          <table:table-cell office:value-type="string" calcext:value-type="string">
            <text:p>0000000000000000</text:p>
          </table:table-cell>
        </table:table-row>
        <table:table-row table:style-name="ro1">
          <table:table-cell office:value-type="float" office:value="462792" calcext:value-type="float">
            <text:p>462792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.17647058824" calcext:value-type="float">
            <text:p>1.1764705882</text:p>
          </table:table-cell>
          <table:table-cell office:value-type="string" calcext:value-type="string">
            <text:p>0000000000000000</text:p>
          </table:table-cell>
        </table:table-row>
        <table:table-row table:style-name="ro1">
          <table:table-cell office:value-type="float" office:value="463714" calcext:value-type="float">
            <text:p>463714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3.7254901961" calcext:value-type="float">
            <text:p>13.7254901961</text:p>
          </table:table-cell>
          <table:table-cell office:value-type="string" calcext:value-type="string">
            <text:p>0000000000000000</text:p>
          </table:table-cell>
        </table:table-row>
        <table:table-row table:style-name="ro1">
          <table:table-cell office:value-type="float" office:value="464632" calcext:value-type="float">
            <text:p>464632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3.7254901961" calcext:value-type="float">
            <text:p>13.7254901961</text:p>
          </table:table-cell>
          <table:table-cell office:value-type="string" calcext:value-type="string">
            <text:p>0000000000000000</text:p>
          </table:table-cell>
        </table:table-row>
        <table:table-row table:style-name="ro1">
          <table:table-cell office:value-type="float" office:value="465569" calcext:value-type="float">
            <text:p>46556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3.7254901961" calcext:value-type="float">
            <text:p>13.7254901961</text:p>
          </table:table-cell>
          <table:table-cell office:value-type="string" calcext:value-type="string">
            <text:p>0000000000000000</text:p>
          </table:table-cell>
        </table:table-row>
        <table:table-row table:style-name="ro1">
          <table:table-cell office:value-type="float" office:value="466507" calcext:value-type="float">
            <text:p>46650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58" meta:object-count="0"/>
    <meta:generator>LibreOffice/4.1.3.2$Linux_X86_64 LibreOffice_project/410m0$Build-2</meta:generator>
  </office:meta>
</office:document-meta>
</file>